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Basic/Standard/maak_aa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15" style:family="table">
      <style:table-properties style:width="8.4cm" table:align="margins"/>
    </style:style>
    <style:style style:name="Tabel115.A" style:family="table-column">
      <style:table-column-properties style:column-width="8.4cm" style:rel-column-width="65535*"/>
    </style:style>
    <style:style style:name="Tabel115.A1" style:family="table-cell">
      <style:table-cell-properties style:vertical-align="middle" fo:padding="0.049cm" fo:border="1pt solid #000000"/>
    </style:style>
    <style:style style:name="Tabel116" style:family="table">
      <style:table-properties style:width="8.4cm" table:align="margins"/>
    </style:style>
    <style:style style:name="Tabel116.A" style:family="table-column">
      <style:table-column-properties style:column-width="2.457cm" style:rel-column-width="19170*"/>
    </style:style>
    <style:style style:name="Tabel116.B" style:family="table-column">
      <style:table-column-properties style:column-width="5.943cm" style:rel-column-width="46365*"/>
    </style:style>
    <style:style style:name="Tabel116.A1" style:family="table-cell">
      <style:table-cell-properties style:vertical-align="middle" fo:padding="0cm" fo:border="none"/>
    </style:style>
    <style:style style:name="Tabel117" style:family="table">
      <style:table-properties style:width="8.4cm" table:align="margins"/>
    </style:style>
    <style:style style:name="Tabel117.A" style:family="table-column">
      <style:table-column-properties style:column-width="1.589cm" style:rel-column-width="12399*"/>
    </style:style>
    <style:style style:name="Tabel117.B" style:family="table-column">
      <style:table-column-properties style:column-width="5.061cm" style:rel-column-width="39483*"/>
    </style:style>
    <style:style style:name="Tabel117.C" style:family="table-column">
      <style:table-column-properties style:column-width="1.75cm" style:rel-column-width="13653*"/>
    </style:style>
    <style:style style:name="Tabel117.A1" style:family="table-cell">
      <style:table-cell-properties style:vertical-align="middle" fo:padding="0cm" fo:border="none"/>
    </style:style>
    <style:style style:name="Tabel118" style:family="table">
      <style:table-properties style:width="8.4cm" table:align="margins"/>
    </style:style>
    <style:style style:name="Tabel118.A" style:family="table-column">
      <style:table-column-properties style:column-width="4.2cm" style:rel-column-width="32767*"/>
    </style:style>
    <style:style style:name="Tabel118.B" style:family="table-column">
      <style:table-column-properties style:column-width="4.2cm" style:rel-column-width="32768*"/>
    </style:style>
    <style:style style:name="Tabel118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118.B1" style:family="table-cell">
      <style:table-cell-properties style:vertical-align="middle" fo:padding="0.049cm" fo:border-left="none" fo:border-right="0.05pt solid #000000" fo:border-top="0.05pt solid #000000" fo:border-bottom="0.05pt solid #000000"/>
    </style:style>
    <style:style style:name="Tabel119" style:family="table">
      <style:table-properties style:width="8.4cm" table:align="margins"/>
    </style:style>
    <style:style style:name="Tabel119.A" style:family="table-column">
      <style:table-column-properties style:column-width="2.364cm" style:rel-column-width="18441*"/>
    </style:style>
    <style:style style:name="Tabel119.B" style:family="table-column">
      <style:table-column-properties style:column-width="6.036cm" style:rel-column-width="47094*"/>
    </style:style>
    <style:style style:name="Tabel119.A1" style:family="table-cell">
      <style:table-cell-properties style:vertical-align="middle" fo:padding="0cm" fo:border="none"/>
    </style:style>
    <style:style style:name="Tabel120" style:family="table">
      <style:table-properties style:width="8.4cm" table:align="margins"/>
    </style:style>
    <style:style style:name="Tabel120.A" style:family="table-column">
      <style:table-column-properties style:column-width="1.692cm" style:rel-column-width="13197*"/>
    </style:style>
    <style:style style:name="Tabel120.B" style:family="table-column">
      <style:table-column-properties style:column-width="6.708cm" style:rel-column-width="52338*"/>
    </style:style>
    <style:style style:name="Tabel120.A1" style:family="table-cell">
      <style:table-cell-properties style:vertical-align="middle" fo:padding="0cm" fo:border="none"/>
    </style:style>
    <style:style style:name="Tabel121" style:family="table">
      <style:table-properties style:width="8.4cm" table:align="margins"/>
    </style:style>
    <style:style style:name="Tabel121.A" style:family="table-column">
      <style:table-column-properties style:column-width="1.15cm" style:rel-column-width="8972*"/>
    </style:style>
    <style:style style:name="Tabel121.B" style:family="table-column">
      <style:table-column-properties style:column-width="5.99cm" style:rel-column-width="46736*"/>
    </style:style>
    <style:style style:name="Tabel121.C" style:family="table-column">
      <style:table-column-properties style:column-width="1.259cm" style:rel-column-width="9827*"/>
    </style:style>
    <style:style style:name="Tabel121.A1" style:family="table-cell">
      <style:table-cell-properties style:vertical-align="middle" fo:padding="0cm" fo:border="none"/>
    </style:style>
    <style:style style:name="Tabel122" style:family="table">
      <style:table-properties style:width="8.4cm" table:align="margins"/>
    </style:style>
    <style:style style:name="Tabel122.A" style:family="table-column">
      <style:table-column-properties style:column-width="6.8cm" style:rel-column-width="53052*"/>
    </style:style>
    <style:style style:name="Tabel122.B" style:family="table-column">
      <style:table-column-properties style:column-width="1.6cm" style:rel-column-width="12483*"/>
    </style:style>
    <style:style style:name="Tabel122.A1" style:family="table-cell">
      <style:table-cell-properties style:vertical-align="middle" fo:padding="0cm" fo:border="none"/>
    </style:style>
    <style:style style:name="Tabel123" style:family="table">
      <style:table-properties style:width="8.4cm" fo:margin-top="0.101cm" fo:margin-bottom="0cm" table:align="margins"/>
    </style:style>
    <style:style style:name="Tabel123.A" style:family="table-column">
      <style:table-column-properties style:column-width="4.2cm" style:rel-column-width="32767*"/>
    </style:style>
    <style:style style:name="Tabel123.B" style:family="table-column">
      <style:table-column-properties style:column-width="4.2cm" style:rel-column-width="32768*"/>
    </style:style>
    <style:style style:name="Tabel123.A1" style:family="table-cell">
      <style:table-cell-properties style:vertical-align="middle" fo:padding="0.049cm" fo:border="none"/>
    </style:style>
    <style:style style:name="Tabel123.B1" style:family="table-cell">
      <style:table-cell-properties style:vertical-align="middle" fo:background-color="#808080" fo:padding="0.049cm" fo:border="none">
        <style:background-image/>
      </style:table-cell-properties>
    </style:style>
    <style:style style:name="Tabel124" style:family="table">
      <style:table-properties style:width="8.4cm" table:align="margins"/>
    </style:style>
    <style:style style:name="Tabel124.A" style:family="table-column">
      <style:table-column-properties style:column-width="8.4cm" style:rel-column-width="65535*"/>
    </style:style>
    <style:style style:name="Tabel12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125" style:family="table">
      <style:table-properties style:width="8.1cm" table:align="right"/>
    </style:style>
    <style:style style:name="Tabel125.A" style:family="table-column">
      <style:table-column-properties style:column-width="6.5cm"/>
    </style:style>
    <style:style style:name="Tabel125.B" style:family="table-column">
      <style:table-column-properties style:column-width="1.6cm"/>
    </style:style>
    <style:style style:name="Tabel125.A1" style:family="table-cell">
      <style:table-cell-properties style:vertical-align="middle" fo:padding="0cm" fo:border="none"/>
    </style:style>
    <style:style style:name="Tabel126" style:family="table">
      <style:table-properties style:width="8.4cm" table:align="margins"/>
    </style:style>
    <style:style style:name="Tabel126.A" style:family="table-column">
      <style:table-column-properties style:column-width="8.4cm" style:rel-column-width="65535*"/>
    </style:style>
    <style:style style:name="Tabel126.A1" style:family="table-cell">
      <style:table-cell-properties style:vertical-align="middle" fo:padding="0cm" fo:border="none"/>
    </style:style>
    <style:style style:name="Tabel127" style:family="table">
      <style:table-properties style:width="8.1cm" table:align="right"/>
    </style:style>
    <style:style style:name="Tabel127.A" style:family="table-column">
      <style:table-column-properties style:column-width="6.5cm"/>
    </style:style>
    <style:style style:name="Tabel127.B" style:family="table-column">
      <style:table-column-properties style:column-width="1.6cm"/>
    </style:style>
    <style:style style:name="Tabel127.A1" style:family="table-cell">
      <style:table-cell-properties style:vertical-align="middle" fo:padding="0cm" fo:border="none"/>
    </style:style>
    <style:style style:name="Tabel128" style:family="table">
      <style:table-properties style:width="8.4cm" table:align="margins"/>
    </style:style>
    <style:style style:name="Tabel128.A" style:family="table-column">
      <style:table-column-properties style:column-width="1.799cm" style:rel-column-width="14037*"/>
    </style:style>
    <style:style style:name="Tabel128.B" style:family="table-column">
      <style:table-column-properties style:column-width="5.001cm" style:rel-column-width="39015*"/>
    </style:style>
    <style:style style:name="Tabel128.C" style:family="table-column">
      <style:table-column-properties style:column-width="1.6cm" style:rel-column-width="12483*"/>
    </style:style>
    <style:style style:name="Tabel128.A1" style:family="table-cell">
      <style:table-cell-properties style:vertical-align="middle" fo:padding="0cm" fo:border="none"/>
    </style:style>
    <style:style style:name="Tabel129" style:family="table">
      <style:table-properties style:width="8.4cm" table:align="margins"/>
    </style:style>
    <style:style style:name="Tabel129.A" style:family="table-column">
      <style:table-column-properties style:column-width="6.8cm" style:rel-column-width="53052*"/>
    </style:style>
    <style:style style:name="Tabel129.B" style:family="table-column">
      <style:table-column-properties style:column-width="1.6cm" style:rel-column-width="12483*"/>
    </style:style>
    <style:style style:name="Tabel129.A1" style:family="table-cell">
      <style:table-cell-properties style:vertical-align="middle" fo:padding="0cm" fo:border="none"/>
    </style:style>
    <style:style style:name="Tabel130" style:family="table">
      <style:table-properties style:width="8.1cm" fo:margin-left="0.3cm" table:align="left" style:shadow="none"/>
    </style:style>
    <style:style style:name="Tabel130.A" style:family="table-column">
      <style:table-column-properties style:column-width="3.671cm"/>
    </style:style>
    <style:style style:name="Tabel130.B" style:family="table-column">
      <style:table-column-properties style:column-width="0.76cm"/>
    </style:style>
    <style:style style:name="Tabel130.C" style:family="table-column">
      <style:table-column-properties style:column-width="3.669cm"/>
    </style:style>
    <style:style style:name="Tabel130.A1" style:family="table-cell">
      <style:table-cell-properties style:vertical-align="middle" fo:padding="0cm" fo:border="none"/>
    </style:style>
    <style:style style:name="Tabel131" style:family="table">
      <style:table-properties style:width="8.4cm" table:align="margins"/>
    </style:style>
    <style:style style:name="Tabel131.A" style:family="table-column">
      <style:table-column-properties style:column-width="6.8cm" style:rel-column-width="53052*"/>
    </style:style>
    <style:style style:name="Tabel131.B" style:family="table-column">
      <style:table-column-properties style:column-width="1.6cm" style:rel-column-width="12483*"/>
    </style:style>
    <style:style style:name="Tabel131.A1" style:family="table-cell">
      <style:table-cell-properties style:vertical-align="middle" fo:padding="0cm" fo:border="none"/>
    </style:style>
    <style:style style:name="Tabel132" style:family="table">
      <style:table-properties style:width="8.1cm" fo:margin-left="0.3cm" table:align="left"/>
    </style:style>
    <style:style style:name="Tabel132.A" style:family="table-column">
      <style:table-column-properties style:column-width="3.671cm"/>
    </style:style>
    <style:style style:name="Tabel132.B" style:family="table-column">
      <style:table-column-properties style:column-width="0.76cm"/>
    </style:style>
    <style:style style:name="Tabel132.C" style:family="table-column">
      <style:table-column-properties style:column-width="3.669cm"/>
    </style:style>
    <style:style style:name="Tabel132.A1" style:family="table-cell">
      <style:table-cell-properties style:vertical-align="middle" fo:padding="0cm" fo:border="none"/>
    </style:style>
    <style:style style:name="Tabel133" style:family="table">
      <style:table-properties style:width="8.4cm" table:align="margins"/>
    </style:style>
    <style:style style:name="Tabel133.A" style:family="table-column">
      <style:table-column-properties style:column-width="6.8cm" style:rel-column-width="53052*"/>
    </style:style>
    <style:style style:name="Tabel133.B" style:family="table-column">
      <style:table-column-properties style:column-width="1.6cm" style:rel-column-width="12483*"/>
    </style:style>
    <style:style style:name="Tabel133.A1" style:family="table-cell">
      <style:table-cell-properties style:vertical-align="middle" fo:padding="0cm" fo:border="none"/>
    </style:style>
    <style:style style:name="Tabel134" style:family="table">
      <style:table-properties style:width="8.1cm" fo:margin-left="0.3cm" table:align="left"/>
    </style:style>
    <style:style style:name="Tabel134.A" style:family="table-column">
      <style:table-column-properties style:column-width="3.671cm"/>
    </style:style>
    <style:style style:name="Tabel134.B" style:family="table-column">
      <style:table-column-properties style:column-width="0.76cm"/>
    </style:style>
    <style:style style:name="Tabel134.C" style:family="table-column">
      <style:table-column-properties style:column-width="3.669cm"/>
    </style:style>
    <style:style style:name="Tabel134.A1" style:family="table-cell">
      <style:table-cell-properties style:vertical-align="middle" fo:padding="0cm" fo:border="none"/>
    </style:style>
    <style:style style:name="Tabel135" style:family="table">
      <style:table-properties style:width="8.4cm" fo:margin-top="0.15cm" fo:margin-bottom="0cm" table:align="margins"/>
    </style:style>
    <style:style style:name="Tabel135.A" style:family="table-column">
      <style:table-column-properties style:column-width="4.2cm" style:rel-column-width="32767*"/>
    </style:style>
    <style:style style:name="Tabel135.B" style:family="table-column">
      <style:table-column-properties style:column-width="4.2cm" style:rel-column-width="32768*"/>
    </style:style>
    <style:style style:name="Tabel135.A1" style:family="table-cell">
      <style:table-cell-properties style:vertical-align="middle" fo:padding="0cm" fo:border="none"/>
    </style:style>
    <style:style style:name="Tabel136" style:family="table">
      <style:table-properties style:width="8.4cm" table:align="margins"/>
    </style:style>
    <style:style style:name="Tabel136.A" style:family="table-column">
      <style:table-column-properties style:column-width="8.4cm" style:rel-column-width="65535*"/>
    </style:style>
    <style:style style:name="Tabel136.A1" style:family="table-cell">
      <style:table-cell-properties style:vertical-align="middle" fo:padding="0cm" fo:border="none"/>
    </style:style>
    <style:style style:name="Tabel137" style:family="table">
      <style:table-properties style:width="8.1cm" table:align="right"/>
    </style:style>
    <style:style style:name="Tabel137.A" style:family="table-column">
      <style:table-column-properties style:column-width="6.5cm"/>
    </style:style>
    <style:style style:name="Tabel137.B" style:family="table-column">
      <style:table-column-properties style:column-width="1.6cm"/>
    </style:style>
    <style:style style:name="Tabel137.A1" style:family="table-cell">
      <style:table-cell-properties style:vertical-align="middle" fo:padding="0cm" fo:border="none"/>
    </style:style>
    <style:style style:name="Tabel138" style:family="table">
      <style:table-properties style:width="8.4cm" table:align="margins"/>
    </style:style>
    <style:style style:name="Tabel138.A" style:family="table-column">
      <style:table-column-properties style:column-width="8.4cm" style:rel-column-width="65535*"/>
    </style:style>
    <style:style style:name="Tabel138.A1" style:family="table-cell">
      <style:table-cell-properties style:vertical-align="middle" fo:padding="0cm" fo:border="none"/>
    </style:style>
    <style:style style:name="Tabel139" style:family="table">
      <style:table-properties style:width="8.1cm" table:align="right"/>
    </style:style>
    <style:style style:name="Tabel139.A" style:family="table-column">
      <style:table-column-properties style:column-width="6.5cm"/>
    </style:style>
    <style:style style:name="Tabel139.B" style:family="table-column">
      <style:table-column-properties style:column-width="1.6cm"/>
    </style:style>
    <style:style style:name="Tabel139.A1" style:family="table-cell">
      <style:table-cell-properties style:vertical-align="middle" fo:padding="0cm" fo:border="none"/>
    </style:style>
    <style:style style:name="Tabel140" style:family="table">
      <style:table-properties style:width="8.4cm" table:align="margins"/>
    </style:style>
    <style:style style:name="Tabel140.A" style:family="table-column">
      <style:table-column-properties style:column-width="8.4cm" style:rel-column-width="65535*"/>
    </style:style>
    <style:style style:name="Tabel140.A1" style:family="table-cell">
      <style:table-cell-properties style:vertical-align="middle" fo:padding="0cm" fo:border="none"/>
    </style:style>
    <style:style style:name="Tabel141" style:family="table">
      <style:table-properties style:width="8.1cm" table:align="right"/>
    </style:style>
    <style:style style:name="Tabel141.A" style:family="table-column">
      <style:table-column-properties style:column-width="6.5cm"/>
    </style:style>
    <style:style style:name="Tabel141.B" style:family="table-column">
      <style:table-column-properties style:column-width="1.6cm"/>
    </style:style>
    <style:style style:name="Tabel141.A1" style:family="table-cell">
      <style:table-cell-properties style:vertical-align="middle" fo:padding="0cm" fo:border="none"/>
    </style:style>
    <style:style style:name="Tabel142" style:family="table">
      <style:table-properties style:width="8.1cm" table:align="right"/>
    </style:style>
    <style:style style:name="Tabel142.A" style:family="table-column">
      <style:table-column-properties style:column-width="3.551cm"/>
    </style:style>
    <style:style style:name="Tabel142.B" style:family="table-column">
      <style:table-column-properties style:column-width="1cm"/>
    </style:style>
    <style:style style:name="Tabel142.C" style:family="table-column">
      <style:table-column-properties style:column-width="3.549cm"/>
    </style:style>
    <style:style style:name="Tabel142.A1" style:family="table-cell">
      <style:table-cell-properties style:vertical-align="middle" fo:padding="0cm" fo:border="none"/>
    </style:style>
    <style:style style:name="Tabel143" style:family="table">
      <style:table-properties style:width="8.4cm" fo:margin-top="0.15cm" fo:margin-bottom="0cm" table:align="margins"/>
    </style:style>
    <style:style style:name="Tabel143.A" style:family="table-column">
      <style:table-column-properties style:column-width="6.8cm" style:rel-column-width="53052*"/>
    </style:style>
    <style:style style:name="Tabel143.B" style:family="table-column">
      <style:table-column-properties style:column-width="1.6cm" style:rel-column-width="12483*"/>
    </style:style>
    <style:style style:name="Tabel143.A1" style:family="table-cell">
      <style:table-cell-properties style:vertical-align="middle" fo:padding="0cm" fo:border="none"/>
    </style:style>
    <style:style style:name="Tabel144" style:family="table">
      <style:table-properties style:width="8.4cm" table:align="margins"/>
    </style:style>
    <style:style style:name="Tabel144.A" style:family="table-column">
      <style:table-column-properties style:column-width="1.15cm" style:rel-column-width="8972*"/>
    </style:style>
    <style:style style:name="Tabel144.B" style:family="table-column">
      <style:table-column-properties style:column-width="5.99cm" style:rel-column-width="46736*"/>
    </style:style>
    <style:style style:name="Tabel144.C" style:family="table-column">
      <style:table-column-properties style:column-width="1.259cm" style:rel-column-width="9827*"/>
    </style:style>
    <style:style style:name="Tabel144.A1" style:family="table-cell">
      <style:table-cell-properties style:vertical-align="middle" fo:padding="0cm" fo:border="none"/>
    </style:style>
    <style:style style:name="Tabel145" style:family="table">
      <style:table-properties style:width="8.4cm" table:align="margins"/>
    </style:style>
    <style:style style:name="Tabel145.A" style:family="table-column">
      <style:table-column-properties style:column-width="4.2cm" style:rel-column-width="32767*"/>
    </style:style>
    <style:style style:name="Tabel145.B" style:family="table-column">
      <style:table-column-properties style:column-width="4.2cm" style:rel-column-width="32768*"/>
    </style:style>
    <style:style style:name="Tabel145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145.B1" style:family="table-cell">
      <style:table-cell-properties style:vertical-align="middle" fo:padding="0.049cm" fo:border-left="none" fo:border-right="0.05pt solid #000000" fo:border-top="0.05pt solid #000000" fo:border-bottom="0.05pt solid #000000"/>
    </style:style>
    <style:style style:name="Tabel146" style:family="table">
      <style:table-properties style:width="8.4cm" table:align="margins"/>
    </style:style>
    <style:style style:name="Tabel146.A" style:family="table-column">
      <style:table-column-properties style:column-width="2.364cm" style:rel-column-width="18441*"/>
    </style:style>
    <style:style style:name="Tabel146.B" style:family="table-column">
      <style:table-column-properties style:column-width="6.036cm" style:rel-column-width="47094*"/>
    </style:style>
    <style:style style:name="Tabel146.A1" style:family="table-cell">
      <style:table-cell-properties style:vertical-align="middle" fo:padding="0cm" fo:border="none"/>
    </style:style>
    <style:style style:name="Tabel147" style:family="table">
      <style:table-properties style:width="8.4cm" table:align="margins"/>
    </style:style>
    <style:style style:name="Tabel147.A" style:family="table-column">
      <style:table-column-properties style:column-width="1.692cm" style:rel-column-width="13197*"/>
    </style:style>
    <style:style style:name="Tabel147.B" style:family="table-column">
      <style:table-column-properties style:column-width="6.708cm" style:rel-column-width="52338*"/>
    </style:style>
    <style:style style:name="Tabel147.A1" style:family="table-cell">
      <style:table-cell-properties style:vertical-align="middle" fo:padding="0cm" fo:border="none"/>
    </style:style>
    <style:style style:name="Tabel148" style:family="table">
      <style:table-properties style:width="8.4cm" table:align="margins"/>
    </style:style>
    <style:style style:name="Tabel148.A" style:family="table-column">
      <style:table-column-properties style:column-width="2.829cm" style:rel-column-width="22074*"/>
    </style:style>
    <style:style style:name="Tabel148.B" style:family="table-column">
      <style:table-column-properties style:column-width="5.57cm" style:rel-column-width="43461*"/>
    </style:style>
    <style:style style:name="Tabel148.A1" style:family="table-cell">
      <style:table-cell-properties style:vertical-align="middle" fo:padding="0cm" fo:border="none"/>
    </style:style>
    <style:style style:name="Tabel149" style:family="table">
      <style:table-properties style:width="8.1cm" table:align="right"/>
    </style:style>
    <style:style style:name="Tabel149.A" style:family="table-column">
      <style:table-column-properties style:column-width="4.05cm"/>
    </style:style>
    <style:style style:name="Tabel149.A1" style:family="table-cell">
      <style:table-cell-properties style:vertical-align="middle" fo:padding="0cm" fo:border="none"/>
    </style:style>
    <style:style style:name="Tabel150" style:family="table">
      <style:table-properties style:width="8.4cm" table:align="margins"/>
    </style:style>
    <style:style style:name="Tabel150.A" style:family="table-column">
      <style:table-column-properties style:column-width="8.4cm" style:rel-column-width="65535*"/>
    </style:style>
    <style:style style:name="Tabel150.A1" style:family="table-cell">
      <style:table-cell-properties style:vertical-align="middle" fo:padding="0cm" fo:border="none"/>
    </style:style>
    <style:style style:name="Tabel151" style:family="table">
      <style:table-properties style:width="8.4cm" table:align="margins"/>
    </style:style>
    <style:style style:name="Tabel151.A" style:family="table-column">
      <style:table-column-properties style:column-width="3.221cm" style:rel-column-width="25129*"/>
    </style:style>
    <style:style style:name="Tabel151.B" style:family="table-column">
      <style:table-column-properties style:column-width="5.179cm" style:rel-column-width="40406*"/>
    </style:style>
    <style:style style:name="Tabel151.A1" style:family="table-cell">
      <style:table-cell-properties style:vertical-align="middle" fo:padding="0cm" fo:border="none"/>
    </style:style>
    <style:style style:name="Tabel152" style:family="table">
      <style:table-properties style:width="8.4cm" fo:break-after="column" table:align="margins" style:may-break-between-rows="false"/>
    </style:style>
    <style:style style:name="Tabel152.A" style:family="table-column">
      <style:table-column-properties style:column-width="1cm" style:rel-column-width="7803*"/>
    </style:style>
    <style:style style:name="Tabel152.B" style:family="table-column">
      <style:table-column-properties style:column-width="4.51cm" style:rel-column-width="35189*"/>
    </style:style>
    <style:style style:name="Tabel152.C" style:family="table-column">
      <style:table-column-properties style:column-width="2.889cm" style:rel-column-width="22543*"/>
    </style:style>
    <style:style style:name="Tabel152.A1" style:family="table-cell">
      <style:table-cell-properties style:vertical-align="middle" fo:padding="0cm" fo:border="none"/>
    </style:style>
    <style:style style:name="Tabel153" style:family="table">
      <style:table-properties style:width="8.4cm" fo:margin-top="0cm" fo:margin-bottom="0cm" table:align="margins"/>
    </style:style>
    <style:style style:name="Tabel153.A" style:family="table-column">
      <style:table-column-properties style:column-width="8.4cm" style:rel-column-width="65535*"/>
    </style:style>
    <style:style style:name="Tabel153.A1" style:family="table-cell">
      <style:table-cell-properties style:vertical-align="middle" fo:padding="0.049cm" fo:border="1pt solid #000000"/>
    </style:style>
    <style:style style:name="Tabel154" style:family="table">
      <style:table-properties style:width="8.4cm" table:align="margins"/>
    </style:style>
    <style:style style:name="Tabel154.A" style:family="table-column">
      <style:table-column-properties style:column-width="2.457cm" style:rel-column-width="19170*"/>
    </style:style>
    <style:style style:name="Tabel154.B" style:family="table-column">
      <style:table-column-properties style:column-width="5.943cm" style:rel-column-width="46365*"/>
    </style:style>
    <style:style style:name="Tabel154.A1" style:family="table-cell">
      <style:table-cell-properties style:vertical-align="middle" fo:padding="0cm" fo:border="none"/>
    </style:style>
    <style:style style:name="Tabel155" style:family="table">
      <style:table-properties style:width="8.4cm" table:align="margins"/>
    </style:style>
    <style:style style:name="Tabel155.A" style:family="table-column">
      <style:table-column-properties style:column-width="1.589cm" style:rel-column-width="12399*"/>
    </style:style>
    <style:style style:name="Tabel155.B" style:family="table-column">
      <style:table-column-properties style:column-width="5.061cm" style:rel-column-width="39483*"/>
    </style:style>
    <style:style style:name="Tabel155.C" style:family="table-column">
      <style:table-column-properties style:column-width="1.75cm" style:rel-column-width="13653*"/>
    </style:style>
    <style:style style:name="Tabel155.A1" style:family="table-cell">
      <style:table-cell-properties style:vertical-align="middle" fo:padding="0cm" fo:border="none"/>
    </style:style>
    <style:style style:name="Tabel156" style:family="table">
      <style:table-properties style:width="8.4cm" table:align="margins"/>
    </style:style>
    <style:style style:name="Tabel156.A" style:family="table-column">
      <style:table-column-properties style:column-width="4.2cm" style:rel-column-width="32767*"/>
    </style:style>
    <style:style style:name="Tabel156.B" style:family="table-column">
      <style:table-column-properties style:column-width="4.2cm" style:rel-column-width="32768*"/>
    </style:style>
    <style:style style:name="Tabel156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156.B1" style:family="table-cell">
      <style:table-cell-properties style:vertical-align="middle" fo:padding="0.049cm" fo:border-left="none" fo:border-right="0.05pt solid #000000" fo:border-top="0.05pt solid #000000" fo:border-bottom="0.05pt solid #000000"/>
    </style:style>
    <style:style style:name="Tabel157" style:family="table">
      <style:table-properties style:width="8.4cm" table:align="margins"/>
    </style:style>
    <style:style style:name="Tabel157.A" style:family="table-column">
      <style:table-column-properties style:column-width="2.364cm" style:rel-column-width="18441*"/>
    </style:style>
    <style:style style:name="Tabel157.B" style:family="table-column">
      <style:table-column-properties style:column-width="6.036cm" style:rel-column-width="47094*"/>
    </style:style>
    <style:style style:name="Tabel157.A1" style:family="table-cell">
      <style:table-cell-properties style:vertical-align="middle" fo:padding="0cm" fo:border="none"/>
    </style:style>
    <style:style style:name="Tabel158" style:family="table">
      <style:table-properties style:width="8.4cm" table:align="margins"/>
    </style:style>
    <style:style style:name="Tabel158.A" style:family="table-column">
      <style:table-column-properties style:column-width="1.692cm" style:rel-column-width="13197*"/>
    </style:style>
    <style:style style:name="Tabel158.B" style:family="table-column">
      <style:table-column-properties style:column-width="6.708cm" style:rel-column-width="52338*"/>
    </style:style>
    <style:style style:name="Tabel158.A1" style:family="table-cell">
      <style:table-cell-properties style:vertical-align="middle" fo:padding="0cm" fo:border="none"/>
    </style:style>
    <style:style style:name="Tabel159" style:family="table">
      <style:table-properties style:width="8.4cm" table:align="margins"/>
    </style:style>
    <style:style style:name="Tabel159.A" style:family="table-column">
      <style:table-column-properties style:column-width="1.15cm" style:rel-column-width="8972*"/>
    </style:style>
    <style:style style:name="Tabel159.B" style:family="table-column">
      <style:table-column-properties style:column-width="5.99cm" style:rel-column-width="46736*"/>
    </style:style>
    <style:style style:name="Tabel159.C" style:family="table-column">
      <style:table-column-properties style:column-width="1.259cm" style:rel-column-width="9827*"/>
    </style:style>
    <style:style style:name="Tabel159.A1" style:family="table-cell">
      <style:table-cell-properties style:vertical-align="middle" fo:padding="0cm" fo:border="none"/>
    </style:style>
    <style:style style:name="Tabel160" style:family="table">
      <style:table-properties style:width="8.4cm" table:align="margins"/>
    </style:style>
    <style:style style:name="Tabel160.A" style:family="table-column">
      <style:table-column-properties style:column-width="6.8cm" style:rel-column-width="53052*"/>
    </style:style>
    <style:style style:name="Tabel160.B" style:family="table-column">
      <style:table-column-properties style:column-width="1.6cm" style:rel-column-width="12483*"/>
    </style:style>
    <style:style style:name="Tabel160.A1" style:family="table-cell">
      <style:table-cell-properties style:vertical-align="middle" fo:padding="0cm" fo:border="none"/>
    </style:style>
    <style:style style:name="Tabel161" style:family="table">
      <style:table-properties style:width="8.4cm" fo:margin-top="0.101cm" fo:margin-bottom="0cm" table:align="margins"/>
    </style:style>
    <style:style style:name="Tabel161.A" style:family="table-column">
      <style:table-column-properties style:column-width="4.2cm" style:rel-column-width="32767*"/>
    </style:style>
    <style:style style:name="Tabel161.B" style:family="table-column">
      <style:table-column-properties style:column-width="4.2cm" style:rel-column-width="32768*"/>
    </style:style>
    <style:style style:name="Tabel161.A1" style:family="table-cell">
      <style:table-cell-properties style:vertical-align="middle" fo:padding="0.049cm" fo:border="none"/>
    </style:style>
    <style:style style:name="Tabel161.B1" style:family="table-cell">
      <style:table-cell-properties style:vertical-align="middle" fo:background-color="#808080" fo:padding="0.049cm" fo:border="none">
        <style:background-image/>
      </style:table-cell-properties>
    </style:style>
    <style:style style:name="Tabel162" style:family="table">
      <style:table-properties style:width="8.4cm" table:align="margins"/>
    </style:style>
    <style:style style:name="Tabel162.A" style:family="table-column">
      <style:table-column-properties style:column-width="8.4cm" style:rel-column-width="65535*"/>
    </style:style>
    <style:style style:name="Tabel16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163" style:family="table">
      <style:table-properties style:width="8.1cm" table:align="right"/>
    </style:style>
    <style:style style:name="Tabel163.A" style:family="table-column">
      <style:table-column-properties style:column-width="6.5cm"/>
    </style:style>
    <style:style style:name="Tabel163.B" style:family="table-column">
      <style:table-column-properties style:column-width="1.6cm"/>
    </style:style>
    <style:style style:name="Tabel163.A1" style:family="table-cell">
      <style:table-cell-properties style:vertical-align="middle" fo:padding="0cm" fo:border="none"/>
    </style:style>
    <style:style style:name="Tabel164" style:family="table">
      <style:table-properties style:width="8.4cm" table:align="margins"/>
    </style:style>
    <style:style style:name="Tabel164.A" style:family="table-column">
      <style:table-column-properties style:column-width="8.4cm" style:rel-column-width="65535*"/>
    </style:style>
    <style:style style:name="Tabel164.A1" style:family="table-cell">
      <style:table-cell-properties style:vertical-align="middle" fo:padding="0cm" fo:border="none"/>
    </style:style>
    <style:style style:name="Tabel165" style:family="table">
      <style:table-properties style:width="8.1cm" table:align="right"/>
    </style:style>
    <style:style style:name="Tabel165.A" style:family="table-column">
      <style:table-column-properties style:column-width="6.5cm"/>
    </style:style>
    <style:style style:name="Tabel165.B" style:family="table-column">
      <style:table-column-properties style:column-width="1.6cm"/>
    </style:style>
    <style:style style:name="Tabel165.A1" style:family="table-cell">
      <style:table-cell-properties style:vertical-align="middle" fo:padding="0cm" fo:border="none"/>
    </style:style>
    <style:style style:name="Tabel166" style:family="table">
      <style:table-properties style:width="8.4cm" table:align="margins"/>
    </style:style>
    <style:style style:name="Tabel166.A" style:family="table-column">
      <style:table-column-properties style:column-width="1.799cm" style:rel-column-width="14037*"/>
    </style:style>
    <style:style style:name="Tabel166.B" style:family="table-column">
      <style:table-column-properties style:column-width="5.001cm" style:rel-column-width="39015*"/>
    </style:style>
    <style:style style:name="Tabel166.C" style:family="table-column">
      <style:table-column-properties style:column-width="1.6cm" style:rel-column-width="12483*"/>
    </style:style>
    <style:style style:name="Tabel166.A1" style:family="table-cell">
      <style:table-cell-properties style:vertical-align="middle" fo:padding="0cm" fo:border="none"/>
    </style:style>
    <style:style style:name="Tabel167" style:family="table">
      <style:table-properties style:width="8.4cm" table:align="margins"/>
    </style:style>
    <style:style style:name="Tabel167.A" style:family="table-column">
      <style:table-column-properties style:column-width="6.8cm" style:rel-column-width="53052*"/>
    </style:style>
    <style:style style:name="Tabel167.B" style:family="table-column">
      <style:table-column-properties style:column-width="1.6cm" style:rel-column-width="12483*"/>
    </style:style>
    <style:style style:name="Tabel167.A1" style:family="table-cell">
      <style:table-cell-properties style:vertical-align="middle" fo:padding="0cm" fo:border="none"/>
    </style:style>
    <style:style style:name="Tabel168" style:family="table">
      <style:table-properties style:width="8.1cm" fo:margin-left="0.3cm" table:align="left"/>
    </style:style>
    <style:style style:name="Tabel168.A" style:family="table-column">
      <style:table-column-properties style:column-width="3.671cm"/>
    </style:style>
    <style:style style:name="Tabel168.B" style:family="table-column">
      <style:table-column-properties style:column-width="0.76cm"/>
    </style:style>
    <style:style style:name="Tabel168.C" style:family="table-column">
      <style:table-column-properties style:column-width="3.669cm"/>
    </style:style>
    <style:style style:name="Tabel168.A1" style:family="table-cell">
      <style:table-cell-properties style:vertical-align="middle" fo:padding="0cm" fo:border="none"/>
    </style:style>
    <style:style style:name="Tabel169" style:family="table">
      <style:table-properties style:width="8.4cm" table:align="margins"/>
    </style:style>
    <style:style style:name="Tabel169.A" style:family="table-column">
      <style:table-column-properties style:column-width="6.8cm" style:rel-column-width="53052*"/>
    </style:style>
    <style:style style:name="Tabel169.B" style:family="table-column">
      <style:table-column-properties style:column-width="1.6cm" style:rel-column-width="12483*"/>
    </style:style>
    <style:style style:name="Tabel169.A1" style:family="table-cell">
      <style:table-cell-properties style:vertical-align="middle" fo:padding="0cm" fo:border="none"/>
    </style:style>
    <style:style style:name="Tabel170" style:family="table">
      <style:table-properties style:width="8.1cm" fo:margin-left="0.3cm" table:align="left"/>
    </style:style>
    <style:style style:name="Tabel170.A" style:family="table-column">
      <style:table-column-properties style:column-width="3.671cm"/>
    </style:style>
    <style:style style:name="Tabel170.B" style:family="table-column">
      <style:table-column-properties style:column-width="0.76cm"/>
    </style:style>
    <style:style style:name="Tabel170.C" style:family="table-column">
      <style:table-column-properties style:column-width="3.669cm"/>
    </style:style>
    <style:style style:name="Tabel170.A1" style:family="table-cell">
      <style:table-cell-properties style:vertical-align="middle" fo:padding="0cm" fo:border="none"/>
    </style:style>
    <style:style style:name="Tabel171" style:family="table">
      <style:table-properties style:width="8.4cm" table:align="margins"/>
    </style:style>
    <style:style style:name="Tabel171.A" style:family="table-column">
      <style:table-column-properties style:column-width="6.8cm" style:rel-column-width="53052*"/>
    </style:style>
    <style:style style:name="Tabel171.B" style:family="table-column">
      <style:table-column-properties style:column-width="1.6cm" style:rel-column-width="12483*"/>
    </style:style>
    <style:style style:name="Tabel171.A1" style:family="table-cell">
      <style:table-cell-properties style:vertical-align="middle" fo:padding="0cm" fo:border="none"/>
    </style:style>
    <style:style style:name="Tabel172" style:family="table">
      <style:table-properties style:width="8.1cm" fo:margin-left="0.3cm" table:align="left"/>
    </style:style>
    <style:style style:name="Tabel172.A" style:family="table-column">
      <style:table-column-properties style:column-width="3.671cm"/>
    </style:style>
    <style:style style:name="Tabel172.B" style:family="table-column">
      <style:table-column-properties style:column-width="0.76cm"/>
    </style:style>
    <style:style style:name="Tabel172.C" style:family="table-column">
      <style:table-column-properties style:column-width="3.669cm"/>
    </style:style>
    <style:style style:name="Tabel172.A1" style:family="table-cell">
      <style:table-cell-properties style:vertical-align="middle" fo:padding="0cm" fo:border="none"/>
    </style:style>
    <style:style style:name="Tabel173" style:family="table">
      <style:table-properties style:width="8.4cm" fo:margin-top="0.15cm" fo:margin-bottom="0cm" table:align="margins"/>
    </style:style>
    <style:style style:name="Tabel173.A" style:family="table-column">
      <style:table-column-properties style:column-width="4.2cm" style:rel-column-width="32767*"/>
    </style:style>
    <style:style style:name="Tabel173.B" style:family="table-column">
      <style:table-column-properties style:column-width="4.2cm" style:rel-column-width="32768*"/>
    </style:style>
    <style:style style:name="Tabel173.A1" style:family="table-cell">
      <style:table-cell-properties style:vertical-align="middle" fo:padding="0cm" fo:border="none"/>
    </style:style>
    <style:style style:name="Tabel174" style:family="table">
      <style:table-properties style:width="8.4cm" table:align="margins"/>
    </style:style>
    <style:style style:name="Tabel174.A" style:family="table-column">
      <style:table-column-properties style:column-width="8.4cm" style:rel-column-width="65535*"/>
    </style:style>
    <style:style style:name="Tabel174.A1" style:family="table-cell">
      <style:table-cell-properties style:vertical-align="middle" fo:padding="0cm" fo:border="none"/>
    </style:style>
    <style:style style:name="Tabel175" style:family="table">
      <style:table-properties style:width="8.1cm" table:align="right"/>
    </style:style>
    <style:style style:name="Tabel175.A" style:family="table-column">
      <style:table-column-properties style:column-width="6.5cm"/>
    </style:style>
    <style:style style:name="Tabel175.B" style:family="table-column">
      <style:table-column-properties style:column-width="1.6cm"/>
    </style:style>
    <style:style style:name="Tabel175.A1" style:family="table-cell">
      <style:table-cell-properties style:vertical-align="middle" fo:padding="0cm" fo:border="none"/>
    </style:style>
    <style:style style:name="Tabel176" style:family="table">
      <style:table-properties style:width="8.4cm" table:align="margins"/>
    </style:style>
    <style:style style:name="Tabel176.A" style:family="table-column">
      <style:table-column-properties style:column-width="8.4cm" style:rel-column-width="65535*"/>
    </style:style>
    <style:style style:name="Tabel176.A1" style:family="table-cell">
      <style:table-cell-properties style:vertical-align="middle" fo:padding="0cm" fo:border="none"/>
    </style:style>
    <style:style style:name="Tabel177" style:family="table">
      <style:table-properties style:width="8.1cm" table:align="right"/>
    </style:style>
    <style:style style:name="Tabel177.A" style:family="table-column">
      <style:table-column-properties style:column-width="6.5cm"/>
    </style:style>
    <style:style style:name="Tabel177.B" style:family="table-column">
      <style:table-column-properties style:column-width="1.6cm"/>
    </style:style>
    <style:style style:name="Tabel177.A1" style:family="table-cell">
      <style:table-cell-properties style:vertical-align="middle" fo:padding="0cm" fo:border="none"/>
    </style:style>
    <style:style style:name="Tabel178" style:family="table">
      <style:table-properties style:width="8.4cm" table:align="margins"/>
    </style:style>
    <style:style style:name="Tabel178.A" style:family="table-column">
      <style:table-column-properties style:column-width="8.4cm" style:rel-column-width="65535*"/>
    </style:style>
    <style:style style:name="Tabel178.A1" style:family="table-cell">
      <style:table-cell-properties style:vertical-align="middle" fo:padding="0cm" fo:border="none"/>
    </style:style>
    <style:style style:name="Tabel179" style:family="table">
      <style:table-properties style:width="8.1cm" table:align="right"/>
    </style:style>
    <style:style style:name="Tabel179.A" style:family="table-column">
      <style:table-column-properties style:column-width="6.5cm"/>
    </style:style>
    <style:style style:name="Tabel179.B" style:family="table-column">
      <style:table-column-properties style:column-width="1.6cm"/>
    </style:style>
    <style:style style:name="Tabel179.A1" style:family="table-cell">
      <style:table-cell-properties style:vertical-align="middle" fo:padding="0cm" fo:border="none"/>
    </style:style>
    <style:style style:name="Tabel180" style:family="table">
      <style:table-properties style:width="8.1cm" table:align="right"/>
    </style:style>
    <style:style style:name="Tabel180.A" style:family="table-column">
      <style:table-column-properties style:column-width="3.551cm"/>
    </style:style>
    <style:style style:name="Tabel180.B" style:family="table-column">
      <style:table-column-properties style:column-width="1cm"/>
    </style:style>
    <style:style style:name="Tabel180.C" style:family="table-column">
      <style:table-column-properties style:column-width="3.549cm"/>
    </style:style>
    <style:style style:name="Tabel180.A1" style:family="table-cell">
      <style:table-cell-properties style:vertical-align="middle" fo:padding="0cm" fo:border="none"/>
    </style:style>
    <style:style style:name="Tabel181" style:family="table">
      <style:table-properties style:width="8.4cm" fo:margin-top="0.15cm" fo:margin-bottom="0cm" table:align="margins"/>
    </style:style>
    <style:style style:name="Tabel181.A" style:family="table-column">
      <style:table-column-properties style:column-width="6.8cm" style:rel-column-width="53052*"/>
    </style:style>
    <style:style style:name="Tabel181.B" style:family="table-column">
      <style:table-column-properties style:column-width="1.6cm" style:rel-column-width="12483*"/>
    </style:style>
    <style:style style:name="Tabel181.A1" style:family="table-cell">
      <style:table-cell-properties style:vertical-align="middle" fo:padding="0cm" fo:border="none"/>
    </style:style>
    <style:style style:name="Tabel182" style:family="table">
      <style:table-properties style:width="8.4cm" table:align="margins"/>
    </style:style>
    <style:style style:name="Tabel182.A" style:family="table-column">
      <style:table-column-properties style:column-width="1.15cm" style:rel-column-width="8972*"/>
    </style:style>
    <style:style style:name="Tabel182.B" style:family="table-column">
      <style:table-column-properties style:column-width="5.99cm" style:rel-column-width="46736*"/>
    </style:style>
    <style:style style:name="Tabel182.C" style:family="table-column">
      <style:table-column-properties style:column-width="1.259cm" style:rel-column-width="9827*"/>
    </style:style>
    <style:style style:name="Tabel182.A1" style:family="table-cell">
      <style:table-cell-properties style:vertical-align="middle" fo:padding="0cm" fo:border="none"/>
    </style:style>
    <style:style style:name="Tabel183" style:family="table">
      <style:table-properties style:width="8.4cm" table:align="margins"/>
    </style:style>
    <style:style style:name="Tabel183.A" style:family="table-column">
      <style:table-column-properties style:column-width="4.2cm" style:rel-column-width="32767*"/>
    </style:style>
    <style:style style:name="Tabel183.B" style:family="table-column">
      <style:table-column-properties style:column-width="4.2cm" style:rel-column-width="32768*"/>
    </style:style>
    <style:style style:name="Tabel183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183.B1" style:family="table-cell">
      <style:table-cell-properties style:vertical-align="middle" fo:padding="0.049cm" fo:border-left="none" fo:border-right="0.05pt solid #000000" fo:border-top="0.05pt solid #000000" fo:border-bottom="0.05pt solid #000000"/>
    </style:style>
    <style:style style:name="Tabel184" style:family="table">
      <style:table-properties style:width="8.4cm" table:align="margins"/>
    </style:style>
    <style:style style:name="Tabel184.A" style:family="table-column">
      <style:table-column-properties style:column-width="2.364cm" style:rel-column-width="18441*"/>
    </style:style>
    <style:style style:name="Tabel184.B" style:family="table-column">
      <style:table-column-properties style:column-width="6.036cm" style:rel-column-width="47094*"/>
    </style:style>
    <style:style style:name="Tabel184.A1" style:family="table-cell">
      <style:table-cell-properties style:vertical-align="middle" fo:padding="0cm" fo:border="none"/>
    </style:style>
    <style:style style:name="Tabel185" style:family="table">
      <style:table-properties style:width="8.4cm" table:align="margins"/>
    </style:style>
    <style:style style:name="Tabel185.A" style:family="table-column">
      <style:table-column-properties style:column-width="1.692cm" style:rel-column-width="13197*"/>
    </style:style>
    <style:style style:name="Tabel185.B" style:family="table-column">
      <style:table-column-properties style:column-width="6.708cm" style:rel-column-width="52338*"/>
    </style:style>
    <style:style style:name="Tabel185.A1" style:family="table-cell">
      <style:table-cell-properties style:vertical-align="middle" fo:padding="0cm" fo:border="none"/>
    </style:style>
    <style:style style:name="Tabel186" style:family="table">
      <style:table-properties style:width="8.4cm" table:align="margins"/>
    </style:style>
    <style:style style:name="Tabel186.A" style:family="table-column">
      <style:table-column-properties style:column-width="2.829cm" style:rel-column-width="22074*"/>
    </style:style>
    <style:style style:name="Tabel186.B" style:family="table-column">
      <style:table-column-properties style:column-width="5.57cm" style:rel-column-width="43461*"/>
    </style:style>
    <style:style style:name="Tabel186.A1" style:family="table-cell">
      <style:table-cell-properties style:vertical-align="middle" fo:padding="0cm" fo:border="none"/>
    </style:style>
    <style:style style:name="Tabel187" style:family="table">
      <style:table-properties style:width="8.1cm" table:align="right"/>
    </style:style>
    <style:style style:name="Tabel187.A" style:family="table-column">
      <style:table-column-properties style:column-width="4.05cm"/>
    </style:style>
    <style:style style:name="Tabel187.A1" style:family="table-cell">
      <style:table-cell-properties style:vertical-align="middle" fo:padding="0cm" fo:border="none"/>
    </style:style>
    <style:style style:name="Tabel188" style:family="table">
      <style:table-properties style:width="8.4cm" table:align="margins"/>
    </style:style>
    <style:style style:name="Tabel188.A" style:family="table-column">
      <style:table-column-properties style:column-width="8.4cm" style:rel-column-width="65535*"/>
    </style:style>
    <style:style style:name="Tabel188.A1" style:family="table-cell">
      <style:table-cell-properties style:vertical-align="middle" fo:padding="0cm" fo:border="none"/>
    </style:style>
    <style:style style:name="Tabel189" style:family="table">
      <style:table-properties style:width="8.4cm" table:align="margins"/>
    </style:style>
    <style:style style:name="Tabel189.A" style:family="table-column">
      <style:table-column-properties style:column-width="3.221cm" style:rel-column-width="25129*"/>
    </style:style>
    <style:style style:name="Tabel189.B" style:family="table-column">
      <style:table-column-properties style:column-width="5.179cm" style:rel-column-width="40406*"/>
    </style:style>
    <style:style style:name="Tabel189.A1" style:family="table-cell">
      <style:table-cell-properties style:vertical-align="middle" fo:padding="0cm" fo:border="none"/>
    </style:style>
    <style:style style:name="Tabel190" style:family="table">
      <style:table-properties style:width="8.4cm" fo:break-after="column" table:align="margins" style:may-break-between-rows="false"/>
    </style:style>
    <style:style style:name="Tabel190.A" style:family="table-column">
      <style:table-column-properties style:column-width="1cm" style:rel-column-width="7803*"/>
    </style:style>
    <style:style style:name="Tabel190.B" style:family="table-column">
      <style:table-column-properties style:column-width="4.51cm" style:rel-column-width="35189*"/>
    </style:style>
    <style:style style:name="Tabel190.C" style:family="table-column">
      <style:table-column-properties style:column-width="2.889cm" style:rel-column-width="22543*"/>
    </style:style>
    <style:style style:name="Tabel190.A1" style:family="table-cell">
      <style:table-cell-properties style:vertical-align="middle" fo:padding="0cm" fo:border="none"/>
    </style:style>
    <style:style style:name="Tabel191" style:family="table">
      <style:table-properties style:width="8.403cm" fo:margin-top="0cm" fo:margin-bottom="0.199cm" fo:break-before="auto" fo:break-after="auto" table:align="margins"/>
    </style:style>
    <style:style style:name="Tabel191.A" style:family="table-column">
      <style:table-column-properties style:column-width="4.202cm" style:rel-column-width="32767*"/>
    </style:style>
    <style:style style:name="Tabel191.B" style:family="table-column">
      <style:table-column-properties style:column-width="4.202cm" style:rel-column-width="32768*"/>
    </style:style>
    <style:style style:name="Tabel191.A1" style:family="table-cell">
      <style:table-cell-properties style:vertical-align="middle" fo:padding="0cm" fo:border="none"/>
    </style:style>
    <style:style style:name="Tabel1" style:family="table">
      <style:table-properties style:width="8.4cm" table:align="margins"/>
    </style:style>
    <style:style style:name="Tabel1.A" style:family="table-column">
      <style:table-column-properties style:column-width="8.4cm" style:rel-column-width="65535*"/>
    </style:style>
    <style:style style:name="Tabel1.A1" style:family="table-cell">
      <style:table-cell-properties style:vertical-align="middle" fo:padding="0.049cm" fo:border="1pt solid #000000"/>
    </style:style>
    <style:style style:name="Tabel2" style:family="table">
      <style:table-properties style:width="8.4cm" table:align="margins"/>
    </style:style>
    <style:style style:name="Tabel2.A" style:family="table-column">
      <style:table-column-properties style:column-width="2.457cm" style:rel-column-width="19170*"/>
    </style:style>
    <style:style style:name="Tabel2.B" style:family="table-column">
      <style:table-column-properties style:column-width="5.943cm" style:rel-column-width="46365*"/>
    </style:style>
    <style:style style:name="Tabel2.A1" style:family="table-cell">
      <style:table-cell-properties style:vertical-align="middle" fo:padding="0cm" fo:border="none"/>
    </style:style>
    <style:style style:name="Tabel3" style:family="table">
      <style:table-properties style:width="8.4cm" table:align="margins"/>
    </style:style>
    <style:style style:name="Tabel3.A" style:family="table-column">
      <style:table-column-properties style:column-width="1.589cm" style:rel-column-width="12399*"/>
    </style:style>
    <style:style style:name="Tabel3.B" style:family="table-column">
      <style:table-column-properties style:column-width="5.061cm" style:rel-column-width="39483*"/>
    </style:style>
    <style:style style:name="Tabel3.C" style:family="table-column">
      <style:table-column-properties style:column-width="1.75cm" style:rel-column-width="13653*"/>
    </style:style>
    <style:style style:name="Tabel3.A1" style:family="table-cell">
      <style:table-cell-properties style:vertical-align="middle" fo:padding="0cm" fo:border="none"/>
    </style:style>
    <style:style style:name="Tabel4" style:family="table">
      <style:table-properties style:width="8.4cm" table:align="margins"/>
    </style:style>
    <style:style style:name="Tabel4.A" style:family="table-column">
      <style:table-column-properties style:column-width="4.2cm" style:rel-column-width="32767*"/>
    </style:style>
    <style:style style:name="Tabel4.B" style:family="table-column">
      <style:table-column-properties style:column-width="4.2cm" style:rel-column-width="32768*"/>
    </style:style>
    <style:style style:name="Tabel4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4.B1" style:family="table-cell">
      <style:table-cell-properties style:vertical-align="middle" fo:padding="0.049cm" fo:border-left="none" fo:border-right="0.05pt solid #000000" fo:border-top="0.05pt solid #000000" fo:border-bottom="0.05pt solid #000000"/>
    </style:style>
    <style:style style:name="Tabel5" style:family="table">
      <style:table-properties style:width="8.4cm" table:align="margins"/>
    </style:style>
    <style:style style:name="Tabel5.A" style:family="table-column">
      <style:table-column-properties style:column-width="2.364cm" style:rel-column-width="18441*"/>
    </style:style>
    <style:style style:name="Tabel5.B" style:family="table-column">
      <style:table-column-properties style:column-width="6.036cm" style:rel-column-width="47094*"/>
    </style:style>
    <style:style style:name="Tabel5.A1" style:family="table-cell">
      <style:table-cell-properties style:vertical-align="middle" fo:padding="0cm" fo:border="none"/>
    </style:style>
    <style:style style:name="Tabel6" style:family="table">
      <style:table-properties style:width="8.4cm" table:align="margins"/>
    </style:style>
    <style:style style:name="Tabel6.A" style:family="table-column">
      <style:table-column-properties style:column-width="1.692cm" style:rel-column-width="13197*"/>
    </style:style>
    <style:style style:name="Tabel6.B" style:family="table-column">
      <style:table-column-properties style:column-width="6.708cm" style:rel-column-width="52338*"/>
    </style:style>
    <style:style style:name="Tabel6.A1" style:family="table-cell">
      <style:table-cell-properties style:vertical-align="middle" fo:padding="0cm" fo:border="none"/>
    </style:style>
    <style:style style:name="Tabel7" style:family="table">
      <style:table-properties style:width="8.4cm" table:align="margins"/>
    </style:style>
    <style:style style:name="Tabel7.A" style:family="table-column">
      <style:table-column-properties style:column-width="1.15cm" style:rel-column-width="8972*"/>
    </style:style>
    <style:style style:name="Tabel7.B" style:family="table-column">
      <style:table-column-properties style:column-width="5.99cm" style:rel-column-width="46736*"/>
    </style:style>
    <style:style style:name="Tabel7.C" style:family="table-column">
      <style:table-column-properties style:column-width="1.259cm" style:rel-column-width="9827*"/>
    </style:style>
    <style:style style:name="Tabel7.A1" style:family="table-cell">
      <style:table-cell-properties style:vertical-align="middle" fo:padding="0cm" fo:border="none"/>
    </style:style>
    <style:style style:name="Tabel8" style:family="table">
      <style:table-properties style:width="8.4cm" table:align="margins"/>
    </style:style>
    <style:style style:name="Tabel8.A" style:family="table-column">
      <style:table-column-properties style:column-width="6.8cm" style:rel-column-width="53052*"/>
    </style:style>
    <style:style style:name="Tabel8.B" style:family="table-column">
      <style:table-column-properties style:column-width="1.6cm" style:rel-column-width="12483*"/>
    </style:style>
    <style:style style:name="Tabel8.A1" style:family="table-cell">
      <style:table-cell-properties style:vertical-align="middle" fo:padding="0cm" fo:border="none"/>
    </style:style>
    <style:style style:name="Tabel9" style:family="table">
      <style:table-properties style:width="8.4cm" fo:margin-top="0.101cm" fo:margin-bottom="0cm" table:align="margins"/>
    </style:style>
    <style:style style:name="Tabel9.A" style:family="table-column">
      <style:table-column-properties style:column-width="4.2cm" style:rel-column-width="32767*"/>
    </style:style>
    <style:style style:name="Tabel9.B" style:family="table-column">
      <style:table-column-properties style:column-width="4.2cm" style:rel-column-width="32768*"/>
    </style:style>
    <style:style style:name="Tabel9.A1" style:family="table-cell">
      <style:table-cell-properties style:vertical-align="middle" fo:padding="0.049cm" fo:border="none"/>
    </style:style>
    <style:style style:name="Tabel9.B1" style:family="table-cell">
      <style:table-cell-properties style:vertical-align="middle" fo:background-color="#808080" fo:padding="0.049cm" fo:border="none">
        <style:background-image/>
      </style:table-cell-properties>
    </style:style>
    <style:style style:name="Tabel10" style:family="table">
      <style:table-properties style:width="8.4cm" table:align="margins"/>
    </style:style>
    <style:style style:name="Tabel10.A" style:family="table-column">
      <style:table-column-properties style:column-width="8.4cm" style:rel-column-width="65535*"/>
    </style:style>
    <style:style style:name="Tabel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11" style:family="table">
      <style:table-properties style:width="8.1cm" table:align="right"/>
    </style:style>
    <style:style style:name="Tabel11.A" style:family="table-column">
      <style:table-column-properties style:column-width="6.5cm"/>
    </style:style>
    <style:style style:name="Tabel11.B" style:family="table-column">
      <style:table-column-properties style:column-width="1.6cm"/>
    </style:style>
    <style:style style:name="Tabel11.A1" style:family="table-cell">
      <style:table-cell-properties style:vertical-align="middle" fo:padding="0cm" fo:border="none"/>
    </style:style>
    <style:style style:name="Tabel12" style:family="table">
      <style:table-properties style:width="8.4cm" table:align="margins"/>
    </style:style>
    <style:style style:name="Tabel12.A" style:family="table-column">
      <style:table-column-properties style:column-width="8.4cm" style:rel-column-width="65535*"/>
    </style:style>
    <style:style style:name="Tabel12.A1" style:family="table-cell">
      <style:table-cell-properties style:vertical-align="middle" fo:padding="0cm" fo:border="none"/>
    </style:style>
    <style:style style:name="Tabel13" style:family="table">
      <style:table-properties style:width="8.1cm" table:align="right"/>
    </style:style>
    <style:style style:name="Tabel13.A" style:family="table-column">
      <style:table-column-properties style:column-width="6.5cm"/>
    </style:style>
    <style:style style:name="Tabel13.B" style:family="table-column">
      <style:table-column-properties style:column-width="1.6cm"/>
    </style:style>
    <style:style style:name="Tabel13.A1" style:family="table-cell">
      <style:table-cell-properties style:vertical-align="middle" fo:padding="0cm" fo:border="none"/>
    </style:style>
    <style:style style:name="Tabel14" style:family="table">
      <style:table-properties style:width="8.4cm" table:align="margins"/>
    </style:style>
    <style:style style:name="Tabel14.A" style:family="table-column">
      <style:table-column-properties style:column-width="1.799cm" style:rel-column-width="14037*"/>
    </style:style>
    <style:style style:name="Tabel14.B" style:family="table-column">
      <style:table-column-properties style:column-width="5.001cm" style:rel-column-width="39015*"/>
    </style:style>
    <style:style style:name="Tabel14.C" style:family="table-column">
      <style:table-column-properties style:column-width="1.6cm" style:rel-column-width="12483*"/>
    </style:style>
    <style:style style:name="Tabel14.A1" style:family="table-cell">
      <style:table-cell-properties style:vertical-align="middle" fo:padding="0cm" fo:border="none"/>
    </style:style>
    <style:style style:name="Tabel15" style:family="table">
      <style:table-properties style:width="8.4cm" table:align="margins"/>
    </style:style>
    <style:style style:name="Tabel15.A" style:family="table-column">
      <style:table-column-properties style:column-width="8.4cm" style:rel-column-width="65535*"/>
    </style:style>
    <style:style style:name="Tabel15.A1" style:family="table-cell">
      <style:table-cell-properties style:vertical-align="middle" fo:padding="0cm" fo:border="none"/>
    </style:style>
    <style:style style:name="Tabel16" style:family="table">
      <style:table-properties style:width="8.1cm" table:align="right"/>
    </style:style>
    <style:style style:name="Tabel16.A" style:family="table-column">
      <style:table-column-properties style:column-width="6.5cm"/>
    </style:style>
    <style:style style:name="Tabel16.B" style:family="table-column">
      <style:table-column-properties style:column-width="1.6cm"/>
    </style:style>
    <style:style style:name="Tabel16.A1" style:family="table-cell">
      <style:table-cell-properties style:vertical-align="middle" fo:padding="0cm" fo:border="none"/>
    </style:style>
    <style:style style:name="Tabel17" style:family="table">
      <style:table-properties style:width="8.4cm" table:align="margins"/>
    </style:style>
    <style:style style:name="Tabel17.A" style:family="table-column">
      <style:table-column-properties style:column-width="8.4cm" style:rel-column-width="65535*"/>
    </style:style>
    <style:style style:name="Tabel17.A1" style:family="table-cell">
      <style:table-cell-properties style:vertical-align="middle" fo:padding="0cm" fo:border="none"/>
    </style:style>
    <style:style style:name="Tabel18" style:family="table">
      <style:table-properties style:width="8.1cm" table:align="right"/>
    </style:style>
    <style:style style:name="Tabel18.A" style:family="table-column">
      <style:table-column-properties style:column-width="6.5cm"/>
    </style:style>
    <style:style style:name="Tabel18.B" style:family="table-column">
      <style:table-column-properties style:column-width="1.6cm"/>
    </style:style>
    <style:style style:name="Tabel18.A1" style:family="table-cell">
      <style:table-cell-properties style:vertical-align="middle" fo:padding="0cm" fo:border="none"/>
    </style:style>
    <style:style style:name="Tabel21" style:family="table">
      <style:table-properties style:width="8.4cm" fo:margin-top="0.15cm" fo:margin-bottom="0cm" table:align="margins"/>
    </style:style>
    <style:style style:name="Tabel21.A" style:family="table-column">
      <style:table-column-properties style:column-width="4.2cm" style:rel-column-width="32767*"/>
    </style:style>
    <style:style style:name="Tabel21.B" style:family="table-column">
      <style:table-column-properties style:column-width="4.2cm" style:rel-column-width="32768*"/>
    </style:style>
    <style:style style:name="Tabel21.A1" style:family="table-cell">
      <style:table-cell-properties style:vertical-align="middle" fo:padding="0cm" fo:border="none"/>
    </style:style>
    <style:style style:name="Tabel22" style:family="table">
      <style:table-properties style:width="8.4cm" table:align="margins"/>
    </style:style>
    <style:style style:name="Tabel22.A" style:family="table-column">
      <style:table-column-properties style:column-width="8.4cm" style:rel-column-width="65535*"/>
    </style:style>
    <style:style style:name="Tabel22.A1" style:family="table-cell">
      <style:table-cell-properties style:vertical-align="middle" fo:padding="0cm" fo:border="none"/>
    </style:style>
    <style:style style:name="Tabel23" style:family="table">
      <style:table-properties style:width="8.1cm" table:align="right"/>
    </style:style>
    <style:style style:name="Tabel23.A" style:family="table-column">
      <style:table-column-properties style:column-width="6.5cm"/>
    </style:style>
    <style:style style:name="Tabel23.B" style:family="table-column">
      <style:table-column-properties style:column-width="1.6cm"/>
    </style:style>
    <style:style style:name="Tabel23.A1" style:family="table-cell">
      <style:table-cell-properties style:vertical-align="middle" fo:padding="0cm" fo:border="none"/>
    </style:style>
    <style:style style:name="Tabel24" style:family="table">
      <style:table-properties style:width="8.4cm" table:align="margins"/>
    </style:style>
    <style:style style:name="Tabel24.A" style:family="table-column">
      <style:table-column-properties style:column-width="8.4cm" style:rel-column-width="65535*"/>
    </style:style>
    <style:style style:name="Tabel24.A1" style:family="table-cell">
      <style:table-cell-properties style:vertical-align="middle" fo:padding="0cm" fo:border="none"/>
    </style:style>
    <style:style style:name="Tabel25" style:family="table">
      <style:table-properties style:width="8.1cm" table:align="right"/>
    </style:style>
    <style:style style:name="Tabel25.A" style:family="table-column">
      <style:table-column-properties style:column-width="6.5cm"/>
    </style:style>
    <style:style style:name="Tabel25.B" style:family="table-column">
      <style:table-column-properties style:column-width="1.6cm"/>
    </style:style>
    <style:style style:name="Tabel25.A1" style:family="table-cell">
      <style:table-cell-properties style:vertical-align="middle" fo:padding="0cm" fo:border="none"/>
    </style:style>
    <style:style style:name="Tabel26" style:family="table">
      <style:table-properties style:width="8.4cm" table:align="margins"/>
    </style:style>
    <style:style style:name="Tabel26.A" style:family="table-column">
      <style:table-column-properties style:column-width="8.4cm" style:rel-column-width="65535*"/>
    </style:style>
    <style:style style:name="Tabel26.A1" style:family="table-cell">
      <style:table-cell-properties style:vertical-align="middle" fo:padding="0cm" fo:border="none"/>
    </style:style>
    <style:style style:name="Tabel27" style:family="table">
      <style:table-properties style:width="8.1cm" table:align="right"/>
    </style:style>
    <style:style style:name="Tabel27.A" style:family="table-column">
      <style:table-column-properties style:column-width="6.5cm"/>
    </style:style>
    <style:style style:name="Tabel27.B" style:family="table-column">
      <style:table-column-properties style:column-width="1.6cm"/>
    </style:style>
    <style:style style:name="Tabel27.A1" style:family="table-cell">
      <style:table-cell-properties style:vertical-align="middle" fo:padding="0cm" fo:border="none"/>
    </style:style>
    <style:style style:name="Tabel28" style:family="table">
      <style:table-properties style:width="8.1cm" table:align="right"/>
    </style:style>
    <style:style style:name="Tabel28.A" style:family="table-column">
      <style:table-column-properties style:column-width="3.551cm"/>
    </style:style>
    <style:style style:name="Tabel28.B" style:family="table-column">
      <style:table-column-properties style:column-width="1cm"/>
    </style:style>
    <style:style style:name="Tabel28.C" style:family="table-column">
      <style:table-column-properties style:column-width="3.549cm"/>
    </style:style>
    <style:style style:name="Tabel28.A1" style:family="table-cell">
      <style:table-cell-properties style:vertical-align="middle" fo:padding="0cm" fo:border="none"/>
    </style:style>
    <style:style style:name="Tabel29" style:family="table">
      <style:table-properties style:width="8.4cm" fo:margin-top="0.15cm" fo:margin-bottom="0cm" table:align="margins"/>
    </style:style>
    <style:style style:name="Tabel29.A" style:family="table-column">
      <style:table-column-properties style:column-width="6.8cm" style:rel-column-width="53052*"/>
    </style:style>
    <style:style style:name="Tabel29.B" style:family="table-column">
      <style:table-column-properties style:column-width="1.6cm" style:rel-column-width="12483*"/>
    </style:style>
    <style:style style:name="Tabel29.A1" style:family="table-cell">
      <style:table-cell-properties style:vertical-align="middle" fo:padding="0cm" fo:border="none"/>
    </style:style>
    <style:style style:name="Tabel30" style:family="table">
      <style:table-properties style:width="8.4cm" table:align="margins"/>
    </style:style>
    <style:style style:name="Tabel30.A" style:family="table-column">
      <style:table-column-properties style:column-width="1.15cm" style:rel-column-width="8972*"/>
    </style:style>
    <style:style style:name="Tabel30.B" style:family="table-column">
      <style:table-column-properties style:column-width="5.99cm" style:rel-column-width="46736*"/>
    </style:style>
    <style:style style:name="Tabel30.C" style:family="table-column">
      <style:table-column-properties style:column-width="1.259cm" style:rel-column-width="9827*"/>
    </style:style>
    <style:style style:name="Tabel30.A1" style:family="table-cell">
      <style:table-cell-properties style:vertical-align="middle" fo:padding="0cm" fo:border="none"/>
    </style:style>
    <style:style style:name="Tabel31" style:family="table">
      <style:table-properties style:width="8.4cm" table:align="margins"/>
    </style:style>
    <style:style style:name="Tabel31.A" style:family="table-column">
      <style:table-column-properties style:column-width="4.2cm" style:rel-column-width="32767*"/>
    </style:style>
    <style:style style:name="Tabel31.B" style:family="table-column">
      <style:table-column-properties style:column-width="4.2cm" style:rel-column-width="32768*"/>
    </style:style>
    <style:style style:name="Tabel3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31.B1" style:family="table-cell">
      <style:table-cell-properties style:vertical-align="middle" fo:padding="0.049cm" fo:border-left="none" fo:border-right="0.05pt solid #000000" fo:border-top="0.05pt solid #000000" fo:border-bottom="0.05pt solid #000000"/>
    </style:style>
    <style:style style:name="Tabel32" style:family="table">
      <style:table-properties style:width="8.4cm" table:align="margins"/>
    </style:style>
    <style:style style:name="Tabel32.A" style:family="table-column">
      <style:table-column-properties style:column-width="2.364cm" style:rel-column-width="18441*"/>
    </style:style>
    <style:style style:name="Tabel32.B" style:family="table-column">
      <style:table-column-properties style:column-width="6.036cm" style:rel-column-width="47094*"/>
    </style:style>
    <style:style style:name="Tabel32.A1" style:family="table-cell">
      <style:table-cell-properties style:vertical-align="middle" fo:padding="0cm" fo:border="none"/>
    </style:style>
    <style:style style:name="Tabel33" style:family="table">
      <style:table-properties style:width="8.4cm" table:align="margins"/>
    </style:style>
    <style:style style:name="Tabel33.A" style:family="table-column">
      <style:table-column-properties style:column-width="1.692cm" style:rel-column-width="13197*"/>
    </style:style>
    <style:style style:name="Tabel33.B" style:family="table-column">
      <style:table-column-properties style:column-width="6.708cm" style:rel-column-width="52338*"/>
    </style:style>
    <style:style style:name="Tabel33.A1" style:family="table-cell">
      <style:table-cell-properties style:vertical-align="middle" fo:padding="0cm" fo:border="none"/>
    </style:style>
    <style:style style:name="Tabel34" style:family="table">
      <style:table-properties style:width="8.4cm" table:align="margins"/>
    </style:style>
    <style:style style:name="Tabel34.A" style:family="table-column">
      <style:table-column-properties style:column-width="2.829cm" style:rel-column-width="22074*"/>
    </style:style>
    <style:style style:name="Tabel34.B" style:family="table-column">
      <style:table-column-properties style:column-width="5.57cm" style:rel-column-width="43461*"/>
    </style:style>
    <style:style style:name="Tabel34.A1" style:family="table-cell">
      <style:table-cell-properties style:vertical-align="middle" fo:padding="0cm" fo:border="none"/>
    </style:style>
    <style:style style:name="Tabel35" style:family="table">
      <style:table-properties style:width="8.1cm" table:align="right"/>
    </style:style>
    <style:style style:name="Tabel35.A" style:family="table-column">
      <style:table-column-properties style:column-width="4.05cm"/>
    </style:style>
    <style:style style:name="Tabel35.A1" style:family="table-cell">
      <style:table-cell-properties style:vertical-align="middle" fo:padding="0cm" fo:border="none"/>
    </style:style>
    <style:style style:name="Tabel36" style:family="table">
      <style:table-properties style:width="8.4cm" table:align="margins"/>
    </style:style>
    <style:style style:name="Tabel36.A" style:family="table-column">
      <style:table-column-properties style:column-width="8.4cm" style:rel-column-width="65535*"/>
    </style:style>
    <style:style style:name="Tabel36.A1" style:family="table-cell">
      <style:table-cell-properties style:vertical-align="middle" fo:padding="0cm" fo:border="none"/>
    </style:style>
    <style:style style:name="Tabel37" style:family="table">
      <style:table-properties style:width="8.4cm" table:align="margins"/>
    </style:style>
    <style:style style:name="Tabel37.A" style:family="table-column">
      <style:table-column-properties style:column-width="3.221cm" style:rel-column-width="25129*"/>
    </style:style>
    <style:style style:name="Tabel37.B" style:family="table-column">
      <style:table-column-properties style:column-width="5.179cm" style:rel-column-width="40406*"/>
    </style:style>
    <style:style style:name="Tabel37.A1" style:family="table-cell">
      <style:table-cell-properties style:vertical-align="middle" fo:padding="0cm" fo:border="none"/>
    </style:style>
    <style:style style:name="Tabel38" style:family="table">
      <style:table-properties style:width="8.4cm" fo:break-after="column" table:align="margins" style:may-break-between-rows="false"/>
    </style:style>
    <style:style style:name="Tabel38.A" style:family="table-column">
      <style:table-column-properties style:column-width="1cm" style:rel-column-width="7803*"/>
    </style:style>
    <style:style style:name="Tabel38.B" style:family="table-column">
      <style:table-column-properties style:column-width="4.51cm" style:rel-column-width="35189*"/>
    </style:style>
    <style:style style:name="Tabel38.C" style:family="table-column">
      <style:table-column-properties style:column-width="2.889cm" style:rel-column-width="22543*"/>
    </style:style>
    <style:style style:name="Tabel38.A1" style:family="table-cell">
      <style:table-cell-properties style:vertical-align="middle" fo:padding="0cm" fo:border="none"/>
    </style:style>
    <style:style style:name="Tabel39" style:family="table">
      <style:table-properties style:width="8.4cm" fo:margin-top="0cm" fo:margin-bottom="0cm" table:align="margins"/>
    </style:style>
    <style:style style:name="Tabel39.A" style:family="table-column">
      <style:table-column-properties style:column-width="8.4cm" style:rel-column-width="65535*"/>
    </style:style>
    <style:style style:name="Tabel39.A1" style:family="table-cell">
      <style:table-cell-properties style:vertical-align="middle" fo:padding="0.049cm" fo:border="1pt solid #000000"/>
    </style:style>
    <style:style style:name="Tabel40" style:family="table">
      <style:table-properties style:width="8.4cm" table:align="margins"/>
    </style:style>
    <style:style style:name="Tabel40.A" style:family="table-column">
      <style:table-column-properties style:column-width="2.457cm" style:rel-column-width="19170*"/>
    </style:style>
    <style:style style:name="Tabel40.B" style:family="table-column">
      <style:table-column-properties style:column-width="5.943cm" style:rel-column-width="46365*"/>
    </style:style>
    <style:style style:name="Tabel40.A1" style:family="table-cell">
      <style:table-cell-properties style:vertical-align="middle" fo:padding="0cm" fo:border="none"/>
    </style:style>
    <style:style style:name="Tabel41" style:family="table">
      <style:table-properties style:width="8.4cm" table:align="margins"/>
    </style:style>
    <style:style style:name="Tabel41.A" style:family="table-column">
      <style:table-column-properties style:column-width="1.589cm" style:rel-column-width="12399*"/>
    </style:style>
    <style:style style:name="Tabel41.B" style:family="table-column">
      <style:table-column-properties style:column-width="5.061cm" style:rel-column-width="39483*"/>
    </style:style>
    <style:style style:name="Tabel41.C" style:family="table-column">
      <style:table-column-properties style:column-width="1.75cm" style:rel-column-width="13653*"/>
    </style:style>
    <style:style style:name="Tabel41.A1" style:family="table-cell">
      <style:table-cell-properties style:vertical-align="middle" fo:padding="0cm" fo:border="none"/>
    </style:style>
    <style:style style:name="Tabel42" style:family="table">
      <style:table-properties style:width="8.4cm" table:align="margins"/>
    </style:style>
    <style:style style:name="Tabel42.A" style:family="table-column">
      <style:table-column-properties style:column-width="4.2cm" style:rel-column-width="32767*"/>
    </style:style>
    <style:style style:name="Tabel42.B" style:family="table-column">
      <style:table-column-properties style:column-width="4.2cm" style:rel-column-width="32768*"/>
    </style:style>
    <style:style style:name="Tabel4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42.B1" style:family="table-cell">
      <style:table-cell-properties style:vertical-align="middle" fo:padding="0.049cm" fo:border-left="none" fo:border-right="0.05pt solid #000000" fo:border-top="0.05pt solid #000000" fo:border-bottom="0.05pt solid #000000"/>
    </style:style>
    <style:style style:name="Tabel43" style:family="table">
      <style:table-properties style:width="8.4cm" table:align="margins"/>
    </style:style>
    <style:style style:name="Tabel43.A" style:family="table-column">
      <style:table-column-properties style:column-width="2.364cm" style:rel-column-width="18441*"/>
    </style:style>
    <style:style style:name="Tabel43.B" style:family="table-column">
      <style:table-column-properties style:column-width="6.036cm" style:rel-column-width="47094*"/>
    </style:style>
    <style:style style:name="Tabel43.A1" style:family="table-cell">
      <style:table-cell-properties style:vertical-align="middle" fo:padding="0cm" fo:border="none"/>
    </style:style>
    <style:style style:name="Tabel44" style:family="table">
      <style:table-properties style:width="8.4cm" table:align="margins"/>
    </style:style>
    <style:style style:name="Tabel44.A" style:family="table-column">
      <style:table-column-properties style:column-width="1.692cm" style:rel-column-width="13197*"/>
    </style:style>
    <style:style style:name="Tabel44.B" style:family="table-column">
      <style:table-column-properties style:column-width="6.708cm" style:rel-column-width="52338*"/>
    </style:style>
    <style:style style:name="Tabel44.A1" style:family="table-cell">
      <style:table-cell-properties style:vertical-align="middle" fo:padding="0cm" fo:border="none"/>
    </style:style>
    <style:style style:name="Tabel45" style:family="table">
      <style:table-properties style:width="8.4cm" table:align="margins"/>
    </style:style>
    <style:style style:name="Tabel45.A" style:family="table-column">
      <style:table-column-properties style:column-width="1.15cm" style:rel-column-width="8972*"/>
    </style:style>
    <style:style style:name="Tabel45.B" style:family="table-column">
      <style:table-column-properties style:column-width="5.99cm" style:rel-column-width="46736*"/>
    </style:style>
    <style:style style:name="Tabel45.C" style:family="table-column">
      <style:table-column-properties style:column-width="1.259cm" style:rel-column-width="9827*"/>
    </style:style>
    <style:style style:name="Tabel45.A1" style:family="table-cell">
      <style:table-cell-properties style:vertical-align="middle" fo:padding="0cm" fo:border="none"/>
    </style:style>
    <style:style style:name="Tabel46" style:family="table">
      <style:table-properties style:width="8.4cm" table:align="margins"/>
    </style:style>
    <style:style style:name="Tabel46.A" style:family="table-column">
      <style:table-column-properties style:column-width="6.8cm" style:rel-column-width="53052*"/>
    </style:style>
    <style:style style:name="Tabel46.B" style:family="table-column">
      <style:table-column-properties style:column-width="1.6cm" style:rel-column-width="12483*"/>
    </style:style>
    <style:style style:name="Tabel46.A1" style:family="table-cell">
      <style:table-cell-properties style:vertical-align="middle" fo:padding="0cm" fo:border="none"/>
    </style:style>
    <style:style style:name="Tabel47" style:family="table">
      <style:table-properties style:width="8.4cm" fo:margin-top="0.101cm" fo:margin-bottom="0cm" table:align="margins"/>
    </style:style>
    <style:style style:name="Tabel47.A" style:family="table-column">
      <style:table-column-properties style:column-width="4.2cm" style:rel-column-width="32767*"/>
    </style:style>
    <style:style style:name="Tabel47.B" style:family="table-column">
      <style:table-column-properties style:column-width="4.2cm" style:rel-column-width="32768*"/>
    </style:style>
    <style:style style:name="Tabel47.A1" style:family="table-cell">
      <style:table-cell-properties style:vertical-align="middle" fo:padding="0.049cm" fo:border="none"/>
    </style:style>
    <style:style style:name="Tabel47.B1" style:family="table-cell">
      <style:table-cell-properties style:vertical-align="middle" fo:background-color="#808080" fo:padding="0.049cm" fo:border="none">
        <style:background-image/>
      </style:table-cell-properties>
    </style:style>
    <style:style style:name="Tabel48" style:family="table">
      <style:table-properties style:width="8.4cm" table:align="margins"/>
    </style:style>
    <style:style style:name="Tabel48.A" style:family="table-column">
      <style:table-column-properties style:column-width="8.4cm" style:rel-column-width="65535*"/>
    </style:style>
    <style:style style:name="Tabel4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49" style:family="table">
      <style:table-properties style:width="8.1cm" table:align="right"/>
    </style:style>
    <style:style style:name="Tabel49.A" style:family="table-column">
      <style:table-column-properties style:column-width="6.5cm"/>
    </style:style>
    <style:style style:name="Tabel49.B" style:family="table-column">
      <style:table-column-properties style:column-width="1.6cm"/>
    </style:style>
    <style:style style:name="Tabel49.A1" style:family="table-cell">
      <style:table-cell-properties style:vertical-align="middle" fo:padding="0cm" fo:border="none"/>
    </style:style>
    <style:style style:name="Tabel50" style:family="table">
      <style:table-properties style:width="8.4cm" table:align="margins"/>
    </style:style>
    <style:style style:name="Tabel50.A" style:family="table-column">
      <style:table-column-properties style:column-width="8.4cm" style:rel-column-width="65535*"/>
    </style:style>
    <style:style style:name="Tabel50.A1" style:family="table-cell">
      <style:table-cell-properties style:vertical-align="middle" fo:padding="0cm" fo:border="none"/>
    </style:style>
    <style:style style:name="Tabel51" style:family="table">
      <style:table-properties style:width="8.1cm" table:align="right"/>
    </style:style>
    <style:style style:name="Tabel51.A" style:family="table-column">
      <style:table-column-properties style:column-width="6.5cm"/>
    </style:style>
    <style:style style:name="Tabel51.B" style:family="table-column">
      <style:table-column-properties style:column-width="1.6cm"/>
    </style:style>
    <style:style style:name="Tabel51.A1" style:family="table-cell">
      <style:table-cell-properties style:vertical-align="middle" fo:padding="0cm" fo:border="none"/>
    </style:style>
    <style:style style:name="Tabel52" style:family="table">
      <style:table-properties style:width="8.4cm" table:align="margins"/>
    </style:style>
    <style:style style:name="Tabel52.A" style:family="table-column">
      <style:table-column-properties style:column-width="1.799cm" style:rel-column-width="14037*"/>
    </style:style>
    <style:style style:name="Tabel52.B" style:family="table-column">
      <style:table-column-properties style:column-width="5.001cm" style:rel-column-width="39015*"/>
    </style:style>
    <style:style style:name="Tabel52.C" style:family="table-column">
      <style:table-column-properties style:column-width="1.6cm" style:rel-column-width="12483*"/>
    </style:style>
    <style:style style:name="Tabel52.A1" style:family="table-cell">
      <style:table-cell-properties style:vertical-align="middle" fo:padding="0cm" fo:border="none"/>
    </style:style>
    <style:style style:name="Tabel53" style:family="table">
      <style:table-properties style:width="8.4cm" table:align="margins"/>
    </style:style>
    <style:style style:name="Tabel53.A" style:family="table-column">
      <style:table-column-properties style:column-width="6.8cm" style:rel-column-width="53052*"/>
    </style:style>
    <style:style style:name="Tabel53.B" style:family="table-column">
      <style:table-column-properties style:column-width="1.6cm" style:rel-column-width="12483*"/>
    </style:style>
    <style:style style:name="Tabel53.A1" style:family="table-cell">
      <style:table-cell-properties style:vertical-align="middle" fo:padding="0cm" fo:border="none"/>
    </style:style>
    <style:style style:name="Tabel54" style:family="table">
      <style:table-properties style:width="8.1cm" table:align="right"/>
    </style:style>
    <style:style style:name="Tabel54.A" style:family="table-column">
      <style:table-column-properties style:column-width="3.669cm"/>
    </style:style>
    <style:style style:name="Tabel54.B" style:family="table-column">
      <style:table-column-properties style:column-width="0.76cm"/>
    </style:style>
    <style:style style:name="Tabel54.C" style:family="table-column">
      <style:table-column-properties style:column-width="3.671cm"/>
    </style:style>
    <style:style style:name="Tabel54.A1" style:family="table-cell">
      <style:table-cell-properties style:vertical-align="middle" fo:padding="0cm" fo:border="none"/>
    </style:style>
    <style:style style:name="Tabel55" style:family="table">
      <style:table-properties style:width="8.4cm" table:align="margins"/>
    </style:style>
    <style:style style:name="Tabel55.A" style:family="table-column">
      <style:table-column-properties style:column-width="6.8cm" style:rel-column-width="53052*"/>
    </style:style>
    <style:style style:name="Tabel55.B" style:family="table-column">
      <style:table-column-properties style:column-width="1.6cm" style:rel-column-width="12483*"/>
    </style:style>
    <style:style style:name="Tabel55.A1" style:family="table-cell">
      <style:table-cell-properties style:vertical-align="middle" fo:padding="0cm" fo:border="none"/>
    </style:style>
    <style:style style:name="Tabel56" style:family="table">
      <style:table-properties style:width="8.1cm" fo:margin-left="0.3cm" table:align="left"/>
    </style:style>
    <style:style style:name="Tabel56.A" style:family="table-column">
      <style:table-column-properties style:column-width="3.671cm"/>
    </style:style>
    <style:style style:name="Tabel56.B" style:family="table-column">
      <style:table-column-properties style:column-width="0.76cm"/>
    </style:style>
    <style:style style:name="Tabel56.C" style:family="table-column">
      <style:table-column-properties style:column-width="3.669cm"/>
    </style:style>
    <style:style style:name="Tabel56.A1" style:family="table-cell">
      <style:table-cell-properties style:vertical-align="middle" fo:padding="0cm" fo:border="none"/>
    </style:style>
    <style:style style:name="Tabel57" style:family="table">
      <style:table-properties style:width="8.4cm" table:align="margins"/>
    </style:style>
    <style:style style:name="Tabel57.A" style:family="table-column">
      <style:table-column-properties style:column-width="6.8cm" style:rel-column-width="53052*"/>
    </style:style>
    <style:style style:name="Tabel57.B" style:family="table-column">
      <style:table-column-properties style:column-width="1.6cm" style:rel-column-width="12483*"/>
    </style:style>
    <style:style style:name="Tabel57.A1" style:family="table-cell">
      <style:table-cell-properties style:vertical-align="middle" fo:padding="0cm" fo:border="none"/>
    </style:style>
    <style:style style:name="Tabel58" style:family="table">
      <style:table-properties style:width="8.1cm" fo:margin-left="0.3cm" table:align="left" style:shadow="none"/>
    </style:style>
    <style:style style:name="Tabel58.A" style:family="table-column">
      <style:table-column-properties style:column-width="3.671cm"/>
    </style:style>
    <style:style style:name="Tabel58.B" style:family="table-column">
      <style:table-column-properties style:column-width="0.76cm"/>
    </style:style>
    <style:style style:name="Tabel58.C" style:family="table-column">
      <style:table-column-properties style:column-width="3.669cm"/>
    </style:style>
    <style:style style:name="Tabel58.A1" style:family="table-cell">
      <style:table-cell-properties style:vertical-align="middle" fo:padding="0cm" fo:border="none"/>
    </style:style>
    <style:style style:name="Tabel59" style:family="table">
      <style:table-properties style:width="8.4cm" fo:margin-top="0.15cm" fo:margin-bottom="0cm" table:align="margins"/>
    </style:style>
    <style:style style:name="Tabel59.A" style:family="table-column">
      <style:table-column-properties style:column-width="4.2cm" style:rel-column-width="32767*"/>
    </style:style>
    <style:style style:name="Tabel59.B" style:family="table-column">
      <style:table-column-properties style:column-width="4.2cm" style:rel-column-width="32768*"/>
    </style:style>
    <style:style style:name="Tabel59.A1" style:family="table-cell">
      <style:table-cell-properties style:vertical-align="middle" fo:padding="0cm" fo:border="none"/>
    </style:style>
    <style:style style:name="Tabel60" style:family="table">
      <style:table-properties style:width="8.4cm" table:align="margins"/>
    </style:style>
    <style:style style:name="Tabel60.A" style:family="table-column">
      <style:table-column-properties style:column-width="8.4cm" style:rel-column-width="65535*"/>
    </style:style>
    <style:style style:name="Tabel60.A1" style:family="table-cell">
      <style:table-cell-properties style:vertical-align="middle" fo:padding="0cm" fo:border="none"/>
    </style:style>
    <style:style style:name="Tabel61" style:family="table">
      <style:table-properties style:width="8.1cm" table:align="right"/>
    </style:style>
    <style:style style:name="Tabel61.A" style:family="table-column">
      <style:table-column-properties style:column-width="6.5cm"/>
    </style:style>
    <style:style style:name="Tabel61.B" style:family="table-column">
      <style:table-column-properties style:column-width="1.6cm"/>
    </style:style>
    <style:style style:name="Tabel61.A1" style:family="table-cell">
      <style:table-cell-properties style:vertical-align="middle" fo:padding="0cm" fo:border="none"/>
    </style:style>
    <style:style style:name="Tabel62" style:family="table">
      <style:table-properties style:width="8.4cm" table:align="margins"/>
    </style:style>
    <style:style style:name="Tabel62.A" style:family="table-column">
      <style:table-column-properties style:column-width="8.4cm" style:rel-column-width="65535*"/>
    </style:style>
    <style:style style:name="Tabel62.A1" style:family="table-cell">
      <style:table-cell-properties style:vertical-align="middle" fo:padding="0cm" fo:border="none"/>
    </style:style>
    <style:style style:name="Tabel63" style:family="table">
      <style:table-properties style:width="8.1cm" table:align="right"/>
    </style:style>
    <style:style style:name="Tabel63.A" style:family="table-column">
      <style:table-column-properties style:column-width="6.5cm"/>
    </style:style>
    <style:style style:name="Tabel63.B" style:family="table-column">
      <style:table-column-properties style:column-width="1.6cm"/>
    </style:style>
    <style:style style:name="Tabel63.A1" style:family="table-cell">
      <style:table-cell-properties style:vertical-align="middle" fo:padding="0cm" fo:border="none"/>
    </style:style>
    <style:style style:name="Tabel64" style:family="table">
      <style:table-properties style:width="8.4cm" table:align="margins"/>
    </style:style>
    <style:style style:name="Tabel64.A" style:family="table-column">
      <style:table-column-properties style:column-width="8.4cm" style:rel-column-width="65535*"/>
    </style:style>
    <style:style style:name="Tabel64.A1" style:family="table-cell">
      <style:table-cell-properties style:vertical-align="middle" fo:padding="0cm" fo:border="none"/>
    </style:style>
    <style:style style:name="Tabel65" style:family="table">
      <style:table-properties style:width="8.1cm" table:align="right"/>
    </style:style>
    <style:style style:name="Tabel65.A" style:family="table-column">
      <style:table-column-properties style:column-width="6.5cm"/>
    </style:style>
    <style:style style:name="Tabel65.B" style:family="table-column">
      <style:table-column-properties style:column-width="1.6cm"/>
    </style:style>
    <style:style style:name="Tabel65.A1" style:family="table-cell">
      <style:table-cell-properties style:vertical-align="middle" fo:padding="0cm" fo:border="none"/>
    </style:style>
    <style:style style:name="Tabel66" style:family="table">
      <style:table-properties style:width="8.1cm" table:align="right"/>
    </style:style>
    <style:style style:name="Tabel66.A" style:family="table-column">
      <style:table-column-properties style:column-width="3.551cm"/>
    </style:style>
    <style:style style:name="Tabel66.B" style:family="table-column">
      <style:table-column-properties style:column-width="1cm"/>
    </style:style>
    <style:style style:name="Tabel66.C" style:family="table-column">
      <style:table-column-properties style:column-width="3.549cm"/>
    </style:style>
    <style:style style:name="Tabel66.A1" style:family="table-cell">
      <style:table-cell-properties style:vertical-align="middle" fo:padding="0cm" fo:border="none"/>
    </style:style>
    <style:style style:name="Tabel67" style:family="table">
      <style:table-properties style:width="8.4cm" fo:margin-top="0.15cm" fo:margin-bottom="0cm" table:align="margins"/>
    </style:style>
    <style:style style:name="Tabel67.A" style:family="table-column">
      <style:table-column-properties style:column-width="6.8cm" style:rel-column-width="53052*"/>
    </style:style>
    <style:style style:name="Tabel67.B" style:family="table-column">
      <style:table-column-properties style:column-width="1.6cm" style:rel-column-width="12483*"/>
    </style:style>
    <style:style style:name="Tabel67.A1" style:family="table-cell">
      <style:table-cell-properties style:vertical-align="middle" fo:padding="0cm" fo:border="none"/>
    </style:style>
    <style:style style:name="Tabel68" style:family="table">
      <style:table-properties style:width="8.4cm" table:align="margins"/>
    </style:style>
    <style:style style:name="Tabel68.A" style:family="table-column">
      <style:table-column-properties style:column-width="1.15cm" style:rel-column-width="8972*"/>
    </style:style>
    <style:style style:name="Tabel68.B" style:family="table-column">
      <style:table-column-properties style:column-width="5.99cm" style:rel-column-width="46736*"/>
    </style:style>
    <style:style style:name="Tabel68.C" style:family="table-column">
      <style:table-column-properties style:column-width="1.259cm" style:rel-column-width="9827*"/>
    </style:style>
    <style:style style:name="Tabel68.A1" style:family="table-cell">
      <style:table-cell-properties style:vertical-align="middle" fo:padding="0cm" fo:border="none"/>
    </style:style>
    <style:style style:name="Tabel69" style:family="table">
      <style:table-properties style:width="8.4cm" table:align="margins"/>
    </style:style>
    <style:style style:name="Tabel69.A" style:family="table-column">
      <style:table-column-properties style:column-width="4.2cm" style:rel-column-width="32767*"/>
    </style:style>
    <style:style style:name="Tabel69.B" style:family="table-column">
      <style:table-column-properties style:column-width="4.2cm" style:rel-column-width="32768*"/>
    </style:style>
    <style:style style:name="Tabel69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69.B1" style:family="table-cell">
      <style:table-cell-properties style:vertical-align="middle" fo:padding="0.049cm" fo:border-left="none" fo:border-right="0.05pt solid #000000" fo:border-top="0.05pt solid #000000" fo:border-bottom="0.05pt solid #000000"/>
    </style:style>
    <style:style style:name="Tabel70" style:family="table">
      <style:table-properties style:width="8.4cm" table:align="margins"/>
    </style:style>
    <style:style style:name="Tabel70.A" style:family="table-column">
      <style:table-column-properties style:column-width="2.364cm" style:rel-column-width="18441*"/>
    </style:style>
    <style:style style:name="Tabel70.B" style:family="table-column">
      <style:table-column-properties style:column-width="6.036cm" style:rel-column-width="47094*"/>
    </style:style>
    <style:style style:name="Tabel70.A1" style:family="table-cell">
      <style:table-cell-properties style:vertical-align="middle" fo:padding="0cm" fo:border="none"/>
    </style:style>
    <style:style style:name="Tabel71" style:family="table">
      <style:table-properties style:width="8.4cm" table:align="margins"/>
    </style:style>
    <style:style style:name="Tabel71.A" style:family="table-column">
      <style:table-column-properties style:column-width="1.692cm" style:rel-column-width="13197*"/>
    </style:style>
    <style:style style:name="Tabel71.B" style:family="table-column">
      <style:table-column-properties style:column-width="6.708cm" style:rel-column-width="52338*"/>
    </style:style>
    <style:style style:name="Tabel71.A1" style:family="table-cell">
      <style:table-cell-properties style:vertical-align="middle" fo:padding="0cm" fo:border="none"/>
    </style:style>
    <style:style style:name="Tabel72" style:family="table">
      <style:table-properties style:width="8.4cm" table:align="margins"/>
    </style:style>
    <style:style style:name="Tabel72.A" style:family="table-column">
      <style:table-column-properties style:column-width="2.829cm" style:rel-column-width="22074*"/>
    </style:style>
    <style:style style:name="Tabel72.B" style:family="table-column">
      <style:table-column-properties style:column-width="5.57cm" style:rel-column-width="43461*"/>
    </style:style>
    <style:style style:name="Tabel72.A1" style:family="table-cell">
      <style:table-cell-properties style:vertical-align="middle" fo:padding="0cm" fo:border="none"/>
    </style:style>
    <style:style style:name="Tabel73" style:family="table">
      <style:table-properties style:width="8.1cm" table:align="right"/>
    </style:style>
    <style:style style:name="Tabel73.A" style:family="table-column">
      <style:table-column-properties style:column-width="4.05cm"/>
    </style:style>
    <style:style style:name="Tabel73.A1" style:family="table-cell">
      <style:table-cell-properties style:vertical-align="middle" fo:padding="0cm" fo:border="none"/>
    </style:style>
    <style:style style:name="Tabel74" style:family="table">
      <style:table-properties style:width="8.4cm" table:align="margins"/>
    </style:style>
    <style:style style:name="Tabel74.A" style:family="table-column">
      <style:table-column-properties style:column-width="8.4cm" style:rel-column-width="65535*"/>
    </style:style>
    <style:style style:name="Tabel74.A1" style:family="table-cell">
      <style:table-cell-properties style:vertical-align="middle" fo:padding="0cm" fo:border="none"/>
    </style:style>
    <style:style style:name="Tabel75" style:family="table">
      <style:table-properties style:width="8.4cm" table:align="margins"/>
    </style:style>
    <style:style style:name="Tabel75.A" style:family="table-column">
      <style:table-column-properties style:column-width="3.221cm" style:rel-column-width="25129*"/>
    </style:style>
    <style:style style:name="Tabel75.B" style:family="table-column">
      <style:table-column-properties style:column-width="5.179cm" style:rel-column-width="40406*"/>
    </style:style>
    <style:style style:name="Tabel75.A1" style:family="table-cell">
      <style:table-cell-properties style:vertical-align="middle" fo:padding="0cm" fo:border="none"/>
    </style:style>
    <style:style style:name="Tabel76" style:family="table">
      <style:table-properties style:width="8.4cm" fo:break-after="column" table:align="margins" style:may-break-between-rows="false"/>
    </style:style>
    <style:style style:name="Tabel76.A" style:family="table-column">
      <style:table-column-properties style:column-width="1cm" style:rel-column-width="7803*"/>
    </style:style>
    <style:style style:name="Tabel76.B" style:family="table-column">
      <style:table-column-properties style:column-width="4.51cm" style:rel-column-width="35189*"/>
    </style:style>
    <style:style style:name="Tabel76.C" style:family="table-column">
      <style:table-column-properties style:column-width="2.889cm" style:rel-column-width="22543*"/>
    </style:style>
    <style:style style:name="Tabel76.A1" style:family="table-cell">
      <style:table-cell-properties style:vertical-align="middle" fo:padding="0cm" fo:border="none"/>
    </style:style>
    <style:style style:name="Tabel77" style:family="table">
      <style:table-properties style:width="8.403cm" fo:margin-top="0cm" fo:margin-bottom="0cm" table:align="margins"/>
    </style:style>
    <style:style style:name="Tabel77.A" style:family="table-column">
      <style:table-column-properties style:column-width="8.403cm" style:rel-column-width="65535*"/>
    </style:style>
    <style:style style:name="Tabel77.A1" style:family="table-cell">
      <style:table-cell-properties style:vertical-align="middle" fo:padding="0.049cm" fo:border="1pt solid #000000"/>
    </style:style>
    <style:style style:name="Tabel78" style:family="table">
      <style:table-properties style:width="8.403cm" table:align="margins"/>
    </style:style>
    <style:style style:name="Tabel78.A" style:family="table-column">
      <style:table-column-properties style:column-width="2.459cm" style:rel-column-width="19170*"/>
    </style:style>
    <style:style style:name="Tabel78.B" style:family="table-column">
      <style:table-column-properties style:column-width="5.944cm" style:rel-column-width="46365*"/>
    </style:style>
    <style:style style:name="Tabel78.A1" style:family="table-cell">
      <style:table-cell-properties style:vertical-align="middle" fo:padding="0cm" fo:border="none"/>
    </style:style>
    <style:style style:name="Tabel79" style:family="table">
      <style:table-properties style:width="8.403cm" table:align="margins"/>
    </style:style>
    <style:style style:name="Tabel79.A" style:family="table-column">
      <style:table-column-properties style:column-width="1.589cm" style:rel-column-width="12399*"/>
    </style:style>
    <style:style style:name="Tabel79.B" style:family="table-column">
      <style:table-column-properties style:column-width="5.062cm" style:rel-column-width="39483*"/>
    </style:style>
    <style:style style:name="Tabel79.C" style:family="table-column">
      <style:table-column-properties style:column-width="1.75cm" style:rel-column-width="13653*"/>
    </style:style>
    <style:style style:name="Tabel79.A1" style:family="table-cell">
      <style:table-cell-properties style:vertical-align="middle" fo:padding="0cm" fo:border="none"/>
    </style:style>
    <style:style style:name="Tabel80" style:family="table">
      <style:table-properties style:width="8.403cm" table:align="margins"/>
    </style:style>
    <style:style style:name="Tabel80.A" style:family="table-column">
      <style:table-column-properties style:column-width="4.202cm" style:rel-column-width="32767*"/>
    </style:style>
    <style:style style:name="Tabel80.B" style:family="table-column">
      <style:table-column-properties style:column-width="4.202cm" style:rel-column-width="32768*"/>
    </style:style>
    <style:style style:name="Tabel80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80.B1" style:family="table-cell">
      <style:table-cell-properties style:vertical-align="middle" fo:padding="0.049cm" fo:border-left="none" fo:border-right="0.05pt solid #000000" fo:border-top="0.05pt solid #000000" fo:border-bottom="0.05pt solid #000000"/>
    </style:style>
    <style:style style:name="Tabel81" style:family="table">
      <style:table-properties style:width="8.403cm" table:align="margins"/>
    </style:style>
    <style:style style:name="Tabel81.A" style:family="table-column">
      <style:table-column-properties style:column-width="2.365cm" style:rel-column-width="18441*"/>
    </style:style>
    <style:style style:name="Tabel81.B" style:family="table-column">
      <style:table-column-properties style:column-width="6.038cm" style:rel-column-width="47094*"/>
    </style:style>
    <style:style style:name="Tabel81.A1" style:family="table-cell">
      <style:table-cell-properties style:vertical-align="middle" fo:padding="0cm" fo:border="none"/>
    </style:style>
    <style:style style:name="Tabel82" style:family="table">
      <style:table-properties style:width="8.403cm" table:align="margins"/>
    </style:style>
    <style:style style:name="Tabel82.A" style:family="table-column">
      <style:table-column-properties style:column-width="1.692cm" style:rel-column-width="13197*"/>
    </style:style>
    <style:style style:name="Tabel82.B" style:family="table-column">
      <style:table-column-properties style:column-width="6.712cm" style:rel-column-width="52338*"/>
    </style:style>
    <style:style style:name="Tabel82.A1" style:family="table-cell">
      <style:table-cell-properties style:vertical-align="middle" fo:padding="0cm" fo:border="none"/>
    </style:style>
    <style:style style:name="Tabel83" style:family="table">
      <style:table-properties style:width="8.403cm" table:align="margins"/>
    </style:style>
    <style:style style:name="Tabel83.A" style:family="table-column">
      <style:table-column-properties style:column-width="1.15cm" style:rel-column-width="8972*"/>
    </style:style>
    <style:style style:name="Tabel83.B" style:family="table-column">
      <style:table-column-properties style:column-width="5.992cm" style:rel-column-width="46736*"/>
    </style:style>
    <style:style style:name="Tabel83.C" style:family="table-column">
      <style:table-column-properties style:column-width="1.259cm" style:rel-column-width="9827*"/>
    </style:style>
    <style:style style:name="Tabel83.A1" style:family="table-cell">
      <style:table-cell-properties style:vertical-align="middle" fo:padding="0cm" fo:border="none"/>
    </style:style>
    <style:style style:name="Tabel84" style:family="table">
      <style:table-properties style:width="8.403cm" table:align="margins"/>
    </style:style>
    <style:style style:name="Tabel84.A" style:family="table-column">
      <style:table-column-properties style:column-width="6.803cm" style:rel-column-width="53052*"/>
    </style:style>
    <style:style style:name="Tabel84.B" style:family="table-column">
      <style:table-column-properties style:column-width="1.6cm" style:rel-column-width="12483*"/>
    </style:style>
    <style:style style:name="Tabel84.A1" style:family="table-cell">
      <style:table-cell-properties style:vertical-align="middle" fo:padding="0cm" fo:border="none"/>
    </style:style>
    <style:style style:name="Tabel85" style:family="table">
      <style:table-properties style:width="8.403cm" fo:margin-top="0.101cm" fo:margin-bottom="0cm" table:align="margins"/>
    </style:style>
    <style:style style:name="Tabel85.A" style:family="table-column">
      <style:table-column-properties style:column-width="4.202cm" style:rel-column-width="32767*"/>
    </style:style>
    <style:style style:name="Tabel85.B" style:family="table-column">
      <style:table-column-properties style:column-width="4.202cm" style:rel-column-width="32768*"/>
    </style:style>
    <style:style style:name="Tabel85.A1" style:family="table-cell">
      <style:table-cell-properties style:vertical-align="middle" fo:padding="0.049cm" fo:border="none"/>
    </style:style>
    <style:style style:name="Tabel85.B1" style:family="table-cell">
      <style:table-cell-properties style:vertical-align="middle" fo:background-color="#808080" fo:padding="0.049cm" fo:border="none">
        <style:background-image/>
      </style:table-cell-properties>
    </style:style>
    <style:style style:name="Tabel86" style:family="table">
      <style:table-properties style:width="8.403cm" table:align="margins"/>
    </style:style>
    <style:style style:name="Tabel86.A" style:family="table-column">
      <style:table-column-properties style:column-width="8.403cm" style:rel-column-width="65535*"/>
    </style:style>
    <style:style style:name="Tabel86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87" style:family="table">
      <style:table-properties style:width="8.1cm" table:align="right"/>
    </style:style>
    <style:style style:name="Tabel87.A" style:family="table-column">
      <style:table-column-properties style:column-width="6.5cm"/>
    </style:style>
    <style:style style:name="Tabel87.B" style:family="table-column">
      <style:table-column-properties style:column-width="1.6cm"/>
    </style:style>
    <style:style style:name="Tabel87.A1" style:family="table-cell">
      <style:table-cell-properties style:vertical-align="middle" fo:padding="0cm" fo:border="none"/>
    </style:style>
    <style:style style:name="Tabel88" style:family="table">
      <style:table-properties style:width="8.403cm" table:align="margins"/>
    </style:style>
    <style:style style:name="Tabel88.A" style:family="table-column">
      <style:table-column-properties style:column-width="8.403cm" style:rel-column-width="65535*"/>
    </style:style>
    <style:style style:name="Tabel88.A1" style:family="table-cell">
      <style:table-cell-properties style:vertical-align="middle" fo:padding="0cm" fo:border="none"/>
    </style:style>
    <style:style style:name="Tabel89" style:family="table">
      <style:table-properties style:width="8.1cm" table:align="right"/>
    </style:style>
    <style:style style:name="Tabel89.A" style:family="table-column">
      <style:table-column-properties style:column-width="6.5cm"/>
    </style:style>
    <style:style style:name="Tabel89.B" style:family="table-column">
      <style:table-column-properties style:column-width="1.6cm"/>
    </style:style>
    <style:style style:name="Tabel89.A1" style:family="table-cell">
      <style:table-cell-properties style:vertical-align="middle" fo:padding="0cm" fo:border="none"/>
    </style:style>
    <style:style style:name="Tabel90" style:family="table">
      <style:table-properties style:width="8.403cm" table:align="margins"/>
    </style:style>
    <style:style style:name="Tabel90.A" style:family="table-column">
      <style:table-column-properties style:column-width="1.799cm" style:rel-column-width="14037*"/>
    </style:style>
    <style:style style:name="Tabel90.B" style:family="table-column">
      <style:table-column-properties style:column-width="5.002cm" style:rel-column-width="39015*"/>
    </style:style>
    <style:style style:name="Tabel90.C" style:family="table-column">
      <style:table-column-properties style:column-width="1.6cm" style:rel-column-width="12483*"/>
    </style:style>
    <style:style style:name="Tabel90.A1" style:family="table-cell">
      <style:table-cell-properties style:vertical-align="middle" fo:padding="0cm" fo:border="none"/>
    </style:style>
    <style:style style:name="Tabel91" style:family="table">
      <style:table-properties style:width="8.403cm" table:align="margins"/>
    </style:style>
    <style:style style:name="Tabel91.A" style:family="table-column">
      <style:table-column-properties style:column-width="6.803cm" style:rel-column-width="53052*"/>
    </style:style>
    <style:style style:name="Tabel91.B" style:family="table-column">
      <style:table-column-properties style:column-width="1.6cm" style:rel-column-width="12483*"/>
    </style:style>
    <style:style style:name="Tabel91.A1" style:family="table-cell">
      <style:table-cell-properties style:vertical-align="middle" fo:padding="0cm" fo:border="none"/>
    </style:style>
    <style:style style:name="Tabel92" style:family="table">
      <style:table-properties style:width="8.1cm" fo:margin-left="0.303cm" table:align="left"/>
    </style:style>
    <style:style style:name="Tabel92.A" style:family="table-column">
      <style:table-column-properties style:column-width="3.671cm"/>
    </style:style>
    <style:style style:name="Tabel92.B" style:family="table-column">
      <style:table-column-properties style:column-width="0.76cm"/>
    </style:style>
    <style:style style:name="Tabel92.C" style:family="table-column">
      <style:table-column-properties style:column-width="3.669cm"/>
    </style:style>
    <style:style style:name="Tabel92.A1" style:family="table-cell">
      <style:table-cell-properties style:vertical-align="middle" fo:padding="0cm" fo:border="none"/>
    </style:style>
    <style:style style:name="Tabel93" style:family="table">
      <style:table-properties style:width="8.403cm" table:align="margins"/>
    </style:style>
    <style:style style:name="Tabel93.A" style:family="table-column">
      <style:table-column-properties style:column-width="6.803cm" style:rel-column-width="53052*"/>
    </style:style>
    <style:style style:name="Tabel93.B" style:family="table-column">
      <style:table-column-properties style:column-width="1.6cm" style:rel-column-width="12483*"/>
    </style:style>
    <style:style style:name="Tabel93.A1" style:family="table-cell">
      <style:table-cell-properties style:vertical-align="middle" fo:padding="0cm" fo:border="none"/>
    </style:style>
    <style:style style:name="Tabel94" style:family="table">
      <style:table-properties style:width="8.1cm" fo:margin-left="0.303cm" table:align="left"/>
    </style:style>
    <style:style style:name="Tabel94.A" style:family="table-column">
      <style:table-column-properties style:column-width="3.671cm"/>
    </style:style>
    <style:style style:name="Tabel94.B" style:family="table-column">
      <style:table-column-properties style:column-width="0.76cm"/>
    </style:style>
    <style:style style:name="Tabel94.C" style:family="table-column">
      <style:table-column-properties style:column-width="3.669cm"/>
    </style:style>
    <style:style style:name="Tabel94.A1" style:family="table-cell">
      <style:table-cell-properties style:vertical-align="middle" fo:padding="0cm" fo:border="none"/>
    </style:style>
    <style:style style:name="Tabel95" style:family="table">
      <style:table-properties style:width="8.403cm" table:align="margins"/>
    </style:style>
    <style:style style:name="Tabel95.A" style:family="table-column">
      <style:table-column-properties style:column-width="6.803cm" style:rel-column-width="53052*"/>
    </style:style>
    <style:style style:name="Tabel95.B" style:family="table-column">
      <style:table-column-properties style:column-width="1.6cm" style:rel-column-width="12483*"/>
    </style:style>
    <style:style style:name="Tabel95.A1" style:family="table-cell">
      <style:table-cell-properties style:vertical-align="middle" fo:padding="0cm" fo:border="none"/>
    </style:style>
    <style:style style:name="Tabel96" style:family="table">
      <style:table-properties style:width="8.1cm" fo:margin-left="0.303cm" table:align="left"/>
    </style:style>
    <style:style style:name="Tabel96.A" style:family="table-column">
      <style:table-column-properties style:column-width="3.671cm"/>
    </style:style>
    <style:style style:name="Tabel96.B" style:family="table-column">
      <style:table-column-properties style:column-width="0.76cm"/>
    </style:style>
    <style:style style:name="Tabel96.C" style:family="table-column">
      <style:table-column-properties style:column-width="3.669cm"/>
    </style:style>
    <style:style style:name="Tabel96.A1" style:family="table-cell">
      <style:table-cell-properties style:vertical-align="middle" fo:padding="0cm" fo:border="none"/>
    </style:style>
    <style:style style:name="Tabel97" style:family="table">
      <style:table-properties style:width="8.403cm" fo:margin-top="0.15cm" fo:margin-bottom="0cm" table:align="margins"/>
    </style:style>
    <style:style style:name="Tabel97.A" style:family="table-column">
      <style:table-column-properties style:column-width="4.202cm" style:rel-column-width="32767*"/>
    </style:style>
    <style:style style:name="Tabel97.B" style:family="table-column">
      <style:table-column-properties style:column-width="4.202cm" style:rel-column-width="32768*"/>
    </style:style>
    <style:style style:name="Tabel97.A1" style:family="table-cell">
      <style:table-cell-properties style:vertical-align="middle" fo:padding="0cm" fo:border="none"/>
    </style:style>
    <style:style style:name="Tabel98" style:family="table">
      <style:table-properties style:width="8.403cm" table:align="margins"/>
    </style:style>
    <style:style style:name="Tabel98.A" style:family="table-column">
      <style:table-column-properties style:column-width="8.403cm" style:rel-column-width="65535*"/>
    </style:style>
    <style:style style:name="Tabel98.A1" style:family="table-cell">
      <style:table-cell-properties style:vertical-align="middle" fo:padding="0cm" fo:border="none"/>
    </style:style>
    <style:style style:name="Tabel99" style:family="table">
      <style:table-properties style:width="8.1cm" table:align="right"/>
    </style:style>
    <style:style style:name="Tabel99.A" style:family="table-column">
      <style:table-column-properties style:column-width="6.5cm"/>
    </style:style>
    <style:style style:name="Tabel99.B" style:family="table-column">
      <style:table-column-properties style:column-width="1.6cm"/>
    </style:style>
    <style:style style:name="Tabel99.A1" style:family="table-cell">
      <style:table-cell-properties style:vertical-align="middle" fo:padding="0cm" fo:border="none"/>
    </style:style>
    <style:style style:name="Tabel100" style:family="table">
      <style:table-properties style:width="8.403cm" table:align="margins"/>
    </style:style>
    <style:style style:name="Tabel100.A" style:family="table-column">
      <style:table-column-properties style:column-width="8.403cm" style:rel-column-width="65535*"/>
    </style:style>
    <style:style style:name="Tabel100.A1" style:family="table-cell">
      <style:table-cell-properties style:vertical-align="middle" fo:padding="0cm" fo:border="none"/>
    </style:style>
    <style:style style:name="Tabel101" style:family="table">
      <style:table-properties style:width="8.1cm" table:align="right"/>
    </style:style>
    <style:style style:name="Tabel101.A" style:family="table-column">
      <style:table-column-properties style:column-width="6.5cm"/>
    </style:style>
    <style:style style:name="Tabel101.B" style:family="table-column">
      <style:table-column-properties style:column-width="1.6cm"/>
    </style:style>
    <style:style style:name="Tabel101.A1" style:family="table-cell">
      <style:table-cell-properties style:vertical-align="middle" fo:padding="0cm" fo:border="none"/>
    </style:style>
    <style:style style:name="Tabel102" style:family="table">
      <style:table-properties style:width="8.403cm" table:align="margins"/>
    </style:style>
    <style:style style:name="Tabel102.A" style:family="table-column">
      <style:table-column-properties style:column-width="8.403cm" style:rel-column-width="65535*"/>
    </style:style>
    <style:style style:name="Tabel102.A1" style:family="table-cell">
      <style:table-cell-properties style:vertical-align="middle" fo:padding="0cm" fo:border="none"/>
    </style:style>
    <style:style style:name="Tabel103" style:family="table">
      <style:table-properties style:width="8.1cm" table:align="right"/>
    </style:style>
    <style:style style:name="Tabel103.A" style:family="table-column">
      <style:table-column-properties style:column-width="6.5cm"/>
    </style:style>
    <style:style style:name="Tabel103.B" style:family="table-column">
      <style:table-column-properties style:column-width="1.6cm"/>
    </style:style>
    <style:style style:name="Tabel103.A1" style:family="table-cell">
      <style:table-cell-properties style:vertical-align="middle" fo:padding="0cm" fo:border="none"/>
    </style:style>
    <style:style style:name="Tabel104" style:family="table">
      <style:table-properties style:width="8.1cm" table:align="right"/>
    </style:style>
    <style:style style:name="Tabel104.A" style:family="table-column">
      <style:table-column-properties style:column-width="3.551cm"/>
    </style:style>
    <style:style style:name="Tabel104.B" style:family="table-column">
      <style:table-column-properties style:column-width="1cm"/>
    </style:style>
    <style:style style:name="Tabel104.C" style:family="table-column">
      <style:table-column-properties style:column-width="3.549cm"/>
    </style:style>
    <style:style style:name="Tabel104.A1" style:family="table-cell">
      <style:table-cell-properties style:vertical-align="middle" fo:padding="0cm" fo:border="none"/>
    </style:style>
    <style:style style:name="Tabel105" style:family="table">
      <style:table-properties style:width="8.403cm" fo:margin-top="0.15cm" fo:margin-bottom="0cm" table:align="margins"/>
    </style:style>
    <style:style style:name="Tabel105.A" style:family="table-column">
      <style:table-column-properties style:column-width="6.803cm" style:rel-column-width="53052*"/>
    </style:style>
    <style:style style:name="Tabel105.B" style:family="table-column">
      <style:table-column-properties style:column-width="1.6cm" style:rel-column-width="12483*"/>
    </style:style>
    <style:style style:name="Tabel105.A1" style:family="table-cell">
      <style:table-cell-properties style:vertical-align="middle" fo:padding="0cm" fo:border="none"/>
    </style:style>
    <style:style style:name="Tabel106" style:family="table">
      <style:table-properties style:width="8.403cm" table:align="margins"/>
    </style:style>
    <style:style style:name="Tabel106.A" style:family="table-column">
      <style:table-column-properties style:column-width="1.15cm" style:rel-column-width="8972*"/>
    </style:style>
    <style:style style:name="Tabel106.B" style:family="table-column">
      <style:table-column-properties style:column-width="5.992cm" style:rel-column-width="46736*"/>
    </style:style>
    <style:style style:name="Tabel106.C" style:family="table-column">
      <style:table-column-properties style:column-width="1.259cm" style:rel-column-width="9827*"/>
    </style:style>
    <style:style style:name="Tabel106.A1" style:family="table-cell">
      <style:table-cell-properties style:vertical-align="middle" fo:padding="0cm" fo:border="none"/>
    </style:style>
    <style:style style:name="Tabel107" style:family="table">
      <style:table-properties style:width="8.403cm" table:align="margins"/>
    </style:style>
    <style:style style:name="Tabel107.A" style:family="table-column">
      <style:table-column-properties style:column-width="4.202cm" style:rel-column-width="32767*"/>
    </style:style>
    <style:style style:name="Tabel107.B" style:family="table-column">
      <style:table-column-properties style:column-width="4.202cm" style:rel-column-width="32768*"/>
    </style:style>
    <style:style style:name="Tabel107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107.B1" style:family="table-cell">
      <style:table-cell-properties style:vertical-align="middle" fo:padding="0.049cm" fo:border-left="none" fo:border-right="0.05pt solid #000000" fo:border-top="0.05pt solid #000000" fo:border-bottom="0.05pt solid #000000"/>
    </style:style>
    <style:style style:name="Tabel108" style:family="table">
      <style:table-properties style:width="8.403cm" table:align="margins"/>
    </style:style>
    <style:style style:name="Tabel108.A" style:family="table-column">
      <style:table-column-properties style:column-width="2.365cm" style:rel-column-width="18441*"/>
    </style:style>
    <style:style style:name="Tabel108.B" style:family="table-column">
      <style:table-column-properties style:column-width="6.038cm" style:rel-column-width="47094*"/>
    </style:style>
    <style:style style:name="Tabel108.A1" style:family="table-cell">
      <style:table-cell-properties style:vertical-align="middle" fo:padding="0cm" fo:border="none"/>
    </style:style>
    <style:style style:name="Tabel109" style:family="table">
      <style:table-properties style:width="8.403cm" table:align="margins"/>
    </style:style>
    <style:style style:name="Tabel109.A" style:family="table-column">
      <style:table-column-properties style:column-width="1.692cm" style:rel-column-width="13197*"/>
    </style:style>
    <style:style style:name="Tabel109.B" style:family="table-column">
      <style:table-column-properties style:column-width="6.712cm" style:rel-column-width="52338*"/>
    </style:style>
    <style:style style:name="Tabel109.A1" style:family="table-cell">
      <style:table-cell-properties style:vertical-align="middle" fo:padding="0cm" fo:border="none"/>
    </style:style>
    <style:style style:name="Tabel110" style:family="table">
      <style:table-properties style:width="8.403cm" table:align="margins"/>
    </style:style>
    <style:style style:name="Tabel110.A" style:family="table-column">
      <style:table-column-properties style:column-width="2.831cm" style:rel-column-width="22074*"/>
    </style:style>
    <style:style style:name="Tabel110.B" style:family="table-column">
      <style:table-column-properties style:column-width="5.572cm" style:rel-column-width="43461*"/>
    </style:style>
    <style:style style:name="Tabel110.A1" style:family="table-cell">
      <style:table-cell-properties style:vertical-align="middle" fo:padding="0cm" fo:border="none"/>
    </style:style>
    <style:style style:name="Tabel111" style:family="table">
      <style:table-properties style:width="8.1cm" table:align="right"/>
    </style:style>
    <style:style style:name="Tabel111.A" style:family="table-column">
      <style:table-column-properties style:column-width="4.05cm"/>
    </style:style>
    <style:style style:name="Tabel111.A1" style:family="table-cell">
      <style:table-cell-properties style:vertical-align="middle" fo:padding="0cm" fo:border="none"/>
    </style:style>
    <style:style style:name="Tabel112" style:family="table">
      <style:table-properties style:width="8.403cm" table:align="margins"/>
    </style:style>
    <style:style style:name="Tabel112.A" style:family="table-column">
      <style:table-column-properties style:column-width="8.403cm" style:rel-column-width="65535*"/>
    </style:style>
    <style:style style:name="Tabel112.A1" style:family="table-cell">
      <style:table-cell-properties style:vertical-align="middle" fo:padding="0cm" fo:border="none"/>
    </style:style>
    <style:style style:name="Tabel113" style:family="table">
      <style:table-properties style:width="8.403cm" table:align="margins"/>
    </style:style>
    <style:style style:name="Tabel113.A" style:family="table-column">
      <style:table-column-properties style:column-width="3.223cm" style:rel-column-width="25129*"/>
    </style:style>
    <style:style style:name="Tabel113.B" style:family="table-column">
      <style:table-column-properties style:column-width="5.181cm" style:rel-column-width="40406*"/>
    </style:style>
    <style:style style:name="Tabel113.A1" style:family="table-cell">
      <style:table-cell-properties style:vertical-align="middle" fo:padding="0cm" fo:border="none"/>
    </style:style>
    <style:style style:name="Tabel114" style:family="table">
      <style:table-properties style:width="8.403cm" table:align="margins"/>
    </style:style>
    <style:style style:name="Tabel114.A" style:family="table-column">
      <style:table-column-properties style:column-width="1cm" style:rel-column-width="7803*"/>
    </style:style>
    <style:style style:name="Tabel114.B" style:family="table-column">
      <style:table-column-properties style:column-width="4.512cm" style:rel-column-width="35189*"/>
    </style:style>
    <style:style style:name="Tabel114.C" style:family="table-column">
      <style:table-column-properties style:column-width="2.891cm" style:rel-column-width="22543*"/>
    </style:style>
    <style:style style:name="Tabel114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top="0.15cm" fo:margin-bottom="0cm" loext:contextual-spacing="false"/>
      <style:text-properties style:font-name="Calibri" fo:font-size="11pt" style:text-underline-style="solid" style:text-underline-width="auto" style:text-underline-color="font-color" fo:font-weight="bold" officeooo:rsid="000f34fb" officeooo:paragraph-rsid="000f34fb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.15cm" fo:margin-bottom="0cm" loext:contextual-spacing="false"/>
      <style:text-properties style:font-name="Calibri" fo:font-size="11pt" style:text-underline-style="solid" style:text-underline-width="auto" style:text-underline-color="font-color" fo:font-weight="bold" officeooo:rsid="000f34fb" officeooo:paragraph-rsid="0011db39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.15cm" fo:margin-bottom="0cm" loext:contextual-spacing="false"/>
      <style:text-properties style:font-name="Calibri" fo:font-size="11pt" style:text-underline-style="solid" style:text-underline-width="auto" style:text-underline-color="font-color" fo:font-weight="bold" officeooo:rsid="000f34fb" officeooo:paragraph-rsid="0011db39" fo:background-color="transparent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Calibri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Calibri" fo:font-size="10pt" officeooo:paragraph-rsid="0011db39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pt" officeooo:paragraph-rsid="0011db39" style:font-size-asian="10pt" style:font-size-complex="10pt"/>
    </style:style>
    <style:style style:name="P9" style:family="paragraph" style:parent-style-name="Table_20_Contents">
      <style:text-properties style:font-name="Calibri" fo:font-size="10pt" officeooo:paragraph-rsid="0011db39" style:font-size-asian="10pt" style:font-size-complex="10pt"/>
    </style:style>
    <style:style style:name="P10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011db39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libri" fo:font-size="10pt" fo:font-weight="bold" officeooo:rsid="000fd5e9" officeooo:paragraph-rsid="000fd5e9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Calibri" fo:font-size="10pt" fo:font-weight="bold" officeooo:rsid="000fd5e9" officeooo:paragraph-rsid="0011db39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Calibri" fo:font-size="10pt" fo:font-weight="bold" officeooo:paragraph-rsid="0011db39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8.75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011db39" style:font-size-asian="8.75pt" style:font-weight-asian="bold" style:font-size-complex="10pt" style:font-weight-complex="bold"/>
    </style:style>
    <style:style style:name="P18" style:family="paragraph" style:parent-style-name="Table_20_Contents">
      <style:text-properties style:font-name="Calibri" fo:font-size="10pt" fo:font-style="italic" fo:font-weight="bold" officeooo:rsid="000e7f69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Table_20_Contents">
      <style:text-properties style:font-name="Calibri" fo:font-size="10pt" fo:font-style="italic" fo:font-weight="bold" officeooo:rsid="000e7f69" officeooo:paragraph-rsid="000e7f69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Table_20_Contents">
      <style:text-properties style:font-name="Calibri" fo:font-size="10pt" fo:font-style="italic" fo:font-weight="bold" officeooo:rsid="000e7f69" officeooo:paragraph-rsid="0011db39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Table_20_Contents">
      <style:text-properties style:font-name="Calibri" fo:font-size="10pt" fo:font-style="italic" fo:font-weight="bold" officeooo:rsid="000fd5e9" officeooo:paragraph-rsid="000fd5e9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Table_20_Contents">
      <style:text-properties style:font-name="Calibri" fo:font-size="10pt" fo:font-style="italic" fo:font-weight="bold" officeooo:rsid="000fd5e9" officeooo:paragraph-rsid="0011db39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Table_20_Contents">
      <style:text-properties style:font-name="Calibri" fo:font-size="10pt" fo:font-style="italic" fo:font-weight="bold" officeooo:rsid="00109637" officeooo:paragraph-rsid="00109637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Table_20_Contents">
      <style:text-properties style:font-name="Calibri" fo:font-size="10pt" fo:font-style="italic" fo:font-weight="bold" officeooo:rsid="00109637" officeooo:paragraph-rsid="0011db39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Table_20_Contents">
      <style:text-properties style:font-name="Calibri" fo:font-size="10pt" fo:font-style="italic" style:font-size-asian="10pt" style:font-style-asian="italic" style:font-size-complex="10pt" style:font-style-complex="italic"/>
    </style:style>
    <style:style style:name="P26" style:family="paragraph" style:parent-style-name="Table_20_Contents">
      <style:text-properties style:font-name="Calibri" fo:font-size="10pt" fo:font-style="italic" officeooo:rsid="000f34fb" officeooo:paragraph-rsid="000f34fb" style:font-size-asian="10pt" style:font-style-asian="italic" style:font-size-complex="10pt" style:font-style-complex="italic"/>
    </style:style>
    <style:style style:name="P27" style:family="paragraph" style:parent-style-name="Table_20_Contents">
      <style:text-properties style:font-name="Calibri" fo:font-size="10pt" fo:font-style="italic" officeooo:rsid="000f34fb" officeooo:paragraph-rsid="0011db39" style:font-size-asian="10pt" style:font-style-asian="italic" style:font-size-complex="10pt" style:font-style-complex="italic"/>
    </style:style>
    <style:style style:name="P28" style:family="paragraph" style:parent-style-name="Table_20_Contents">
      <style:text-properties style:font-name="Calibri" fo:font-size="10pt" fo:font-style="italic" officeooo:rsid="000fd5e9" officeooo:paragraph-rsid="000fd5e9" style:font-size-asian="10pt" style:font-style-asian="italic" style:font-size-complex="10pt" style:font-style-complex="italic"/>
    </style:style>
    <style:style style:name="P29" style:family="paragraph" style:parent-style-name="Table_20_Contents">
      <style:text-properties style:font-name="Calibri" fo:font-size="10pt" fo:font-style="italic" officeooo:rsid="000fd5e9" officeooo:paragraph-rsid="0011db39" style:font-size-asian="10pt" style:font-style-asian="italic" style:font-size-complex="10pt" style:font-style-complex="italic"/>
    </style:style>
    <style:style style:name="P30" style:family="paragraph" style:parent-style-name="Table_20_Contents">
      <style:text-properties style:font-name="Calibri" fo:font-size="10pt" fo:font-style="italic" officeooo:rsid="00109637" officeooo:paragraph-rsid="00109637" style:font-size-asian="10pt" style:font-style-asian="italic" style:font-size-complex="10pt" style:font-style-complex="italic"/>
    </style:style>
    <style:style style:name="P31" style:family="paragraph" style:parent-style-name="Table_20_Contents">
      <style:text-properties style:font-name="Calibri" fo:font-size="10pt" fo:font-style="italic" officeooo:rsid="00109637" officeooo:paragraph-rsid="0011db39" style:font-size-asian="10pt" style:font-style-asian="italic" style:font-size-complex="10pt" style:font-style-complex="italic"/>
    </style:style>
    <style:style style:name="P32" style:family="paragraph" style:parent-style-name="Table_20_Contents">
      <style:text-properties style:font-name="Calibri" fo:font-size="10pt" fo:font-style="italic" officeooo:paragraph-rsid="0011db39" style:font-size-asian="10pt" style:font-style-asian="italic" style:font-size-complex="10pt" style:font-style-complex="italic"/>
    </style:style>
    <style:style style:name="P33" style:family="paragraph" style:parent-style-name="Table_20_Contents">
      <style:text-properties style:font-name="Calibri" fo:font-size="11pt" style:text-underline-style="solid" style:text-underline-width="auto" style:text-underline-color="font-color" fo:font-weight="bold" officeooo:rsid="000f34fb" officeooo:paragraph-rsid="000f34fb" style:font-size-asian="11pt" style:font-weight-asian="bold" style:font-size-complex="11pt" style:font-weight-complex="bold"/>
    </style:style>
    <style:style style:name="P34" style:family="paragraph" style:parent-style-name="Table_20_Contents">
      <style:text-properties style:font-name="Calibri" fo:font-size="11pt" style:text-underline-style="solid" style:text-underline-width="auto" style:text-underline-color="font-color" fo:font-weight="bold" officeooo:rsid="000f34fb" officeooo:paragraph-rsid="0011db39" style:font-size-asian="11pt" style:font-weight-asian="bold" style:font-size-complex="11pt" style:font-weight-complex="bold"/>
    </style:style>
    <style:style style:name="P35" style:family="paragraph" style:parent-style-name="Table_20_Contents">
      <style:text-properties style:font-name="Calibri" fo:font-size="11pt" style:text-underline-style="solid" style:text-underline-width="auto" style:text-underline-color="font-color" fo:font-weight="bold" officeooo:rsid="000fd5e9" officeooo:paragraph-rsid="000fd5e9" style:font-size-asian="11pt" style:font-weight-asian="bold" style:font-size-complex="11pt" style:font-weight-complex="bold"/>
    </style:style>
    <style:style style:name="P36" style:family="paragraph" style:parent-style-name="Table_20_Contents">
      <style:text-properties style:font-name="Calibri" fo:font-size="11pt" style:text-underline-style="solid" style:text-underline-width="auto" style:text-underline-color="font-color" fo:font-weight="bold" officeooo:rsid="000fd5e9" officeooo:paragraph-rsid="0011db39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 Black" fo:font-size="10pt" style:font-size-asian="8.75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 Black" fo:font-size="10pt" officeooo:paragraph-rsid="0011db39" style:font-size-asian="8.75pt" style:font-size-complex="10pt"/>
    </style:style>
    <style:style style:name="P39" style:family="paragraph" style:parent-style-name="Table_20_Contents">
      <style:paragraph-properties fo:line-height="150%" fo:text-align="start" style:justify-single-word="false"/>
      <style:text-properties style:font-name="Arial Black" fo:font-size="12pt" style:font-size-asian="10.5pt" style:font-size-complex="12pt"/>
    </style:style>
    <style:style style:name="P40" style:family="paragraph" style:parent-style-name="Table_20_Contents">
      <style:paragraph-properties fo:line-height="150%" fo:text-align="end" style:justify-single-word="false"/>
      <style:text-properties style:font-name="Arial Black" fo:font-size="12pt" officeooo:rsid="00133fd5" officeooo:paragraph-rsid="00133fd5" style:font-size-asian="12pt" style:font-size-complex="12pt"/>
    </style:style>
    <style:style style:name="P41" style:family="paragraph" style:parent-style-name="Table_20_Contents">
      <style:text-properties style:font-name="Arial" fo:font-size="12pt" style:font-size-asian="12pt" style:font-size-complex="12pt"/>
    </style:style>
    <style:style style:name="P42" style:family="paragraph" style:parent-style-name="Table_20_Contents">
      <style:paragraph-properties fo:text-align="end" style:justify-single-word="false"/>
      <style:text-properties style:font-name="Arial" fo:font-size="12pt" style:font-size-asian="12pt" style:font-size-complex="12pt"/>
    </style:style>
    <style:style style:name="P43" style:family="paragraph" style:parent-style-name="Table_20_Contents">
      <style:paragraph-properties fo:text-align="end" style:justify-single-word="false"/>
      <style:text-properties style:font-name="Arial" fo:font-size="12pt" officeooo:paragraph-rsid="0011db39" style:font-size-asian="12pt" style:font-size-complex="12pt"/>
    </style:style>
    <style:style style:name="P44" style:family="paragraph" style:parent-style-name="Table_20_Contents">
      <style:text-properties style:font-name="Arial" fo:font-size="12pt" officeooo:paragraph-rsid="0011db39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color="#ffffff" style:font-name="Calibri" fo:font-size="11pt" officeooo:rsid="000f34fb" officeooo:paragraph-rsid="0011db39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fo:color="#ffffff" style:font-name="Calibri" fo:font-size="11pt" officeooo:rsid="0014cba5" officeooo:paragraph-rsid="0014cba5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fo:color="#ffffff" style:font-name="Calibri" fo:font-size="11pt" officeooo:rsid="002c7958" officeooo:paragraph-rsid="002c7958" style:font-size-asian="11pt" style:font-size-complex="11pt"/>
    </style:style>
    <style:style style:name="P48" style:family="paragraph" style:parent-style-name="Standard">
      <style:text-properties style:font-name="Calibri" fo:font-size="10pt" officeooo:rsid="000fd5e9" officeooo:paragraph-rsid="0011db39" style:font-size-asian="10pt" style:font-size-complex="10pt"/>
    </style:style>
    <style:style style:name="P49" style:family="paragraph" style:parent-style-name="Standard">
      <style:paragraph-properties fo:line-height="150%" fo:text-align="center" style:justify-single-word="false"/>
      <style:text-properties style:text-outline="false" style:text-line-through-style="none" style:text-line-through-type="none" style:font-name="Cambria" fo:font-size="14pt" fo:font-style="normal" fo:text-shadow="none" style:text-underline-style="none" fo:font-weight="normal" officeooo:paragraph-rsid="00133fd5" style:font-size-asian="14pt" style:font-style-asian="normal" style:font-weight-asian="normal" style:font-size-complex="14pt" style:text-emphasize="none"/>
    </style:style>
    <style:style style:name="P50" style:family="paragraph" style:parent-style-name="Standard">
      <style:paragraph-properties fo:line-height="150%" fo:text-align="center" style:justify-single-word="false"/>
      <style:text-properties style:text-outline="false" style:text-line-through-style="none" style:text-line-through-type="none" style:font-name="Cambria" fo:font-size="14pt" fo:font-style="normal" fo:text-shadow="none" style:text-underline-style="none" fo:font-weight="bold" officeooo:paragraph-rsid="00133fd5" style:font-size-asian="14pt" style:font-style-asian="normal" style:font-weight-asian="bold" style:font-size-complex="14pt" style:font-weight-complex="bold" style:text-emphasize="none"/>
    </style:style>
    <style:style style:name="P51" style:family="paragraph" style:parent-style-name="Standard">
      <style:paragraph-properties fo:line-height="150%" fo:text-align="center" style:justify-single-word="false"/>
      <style:text-properties style:text-outline="false" style:text-line-through-style="none" style:text-line-through-type="none" style:font-name="Cambria" fo:font-size="10pt" fo:font-style="normal" fo:text-shadow="none" style:text-underline-style="none" fo:font-weight="normal" officeooo:paragraph-rsid="00133fd5" style:font-size-asian="10pt" style:font-style-asian="normal" style:font-weight-asian="normal" style:font-size-complex="10pt" style:text-emphasize="none"/>
    </style:style>
    <style:style style:name="P52" style:family="paragraph" style:parent-style-name="Standard">
      <style:paragraph-properties fo:line-height="150%" fo:text-align="center" style:justify-single-word="false"/>
      <style:text-properties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officeooo:paragraph-rsid="00133fd5" style:font-size-asian="12pt" style:font-style-asian="normal" style:font-weight-asian="normal" style:font-size-complex="12pt" style:text-emphasize="none"/>
    </style:style>
    <style:style style:name="P53" style:family="paragraph" style:parent-style-name="Standard">
      <style:paragraph-properties fo:line-height="150%" fo:text-align="center" style:justify-single-word="false"/>
      <style:text-properties style:text-outline="false" style:text-line-through-style="none" style:text-line-through-type="none" style:font-name="Calibri" fo:font-size="12pt" fo:font-style="normal" fo:text-shadow="none" style:text-underline-style="none" fo:font-weight="normal" officeooo:paragraph-rsid="00133fd5" style:font-size-asian="12pt" style:font-style-asian="normal" style:font-weight-asian="normal" style:font-size-complex="12pt" style:text-emphasize="none"/>
    </style:style>
    <style:style style:name="P54" style:family="paragraph" style:parent-style-name="Standard">
      <style:paragraph-properties fo:line-height="150%" fo:text-align="center" style:justify-single-word="false"/>
      <style:text-properties style:text-outline="false" style:text-line-through-style="none" style:text-line-through-type="none" style:font-name="Calibri" fo:font-size="10pt" fo:font-style="normal" fo:text-shadow="none" style:text-underline-style="none" fo:font-weight="normal" officeooo:paragraph-rsid="00133fd5" style:font-size-asian="10pt" style:font-style-asian="normal" style:font-weight-asian="normal" style:font-size-complex="10pt" style:text-emphasize="none"/>
    </style:style>
    <style:style style:name="P5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 Black" fo:font-size="10pt" officeooo:paragraph-rsid="0011db39" style:font-size-asian="8.75pt" style:font-size-complex="10pt"/>
    </style:style>
    <style:style style:name="P56" style:family="paragraph" style:parent-style-name="Standard" style:master-page-name="">
      <style:paragraph-properties fo:margin-top="0.3cm" fo:margin-bottom="0cm" loext:contextual-spacing="false" fo:line-height="150%" fo:text-align="center" style:justify-single-word="false" style:page-number="auto" fo:break-before="auto" fo:break-after="auto"/>
      <style:text-properties style:text-outline="false" style:text-line-through-style="none" style:text-line-through-type="none" style:font-name="Cambria" fo:font-size="14pt" fo:font-style="normal" fo:text-shadow="none" style:text-underline-style="none" fo:font-weight="normal" officeooo:paragraph-rsid="00133fd5" style:font-size-asian="14pt" style:font-style-asian="normal" style:font-weight-asian="normal" style:font-size-complex="14pt" style:text-emphasize="none"/>
    </style:style>
    <style:style style:name="P57" style:family="paragraph" style:parent-style-name="Table_20_Contents">
      <style:text-properties style:font-name="Calibri" fo:font-size="10pt" fo:font-style="italic" officeooo:rsid="002dabab" officeooo:paragraph-rsid="002dabab" style:font-size-asian="10pt" style:font-style-asian="italic" style:font-size-complex="10pt" style:font-style-complex="italic"/>
    </style:style>
    <style:style style:name="T1" style:family="text">
      <style:text-properties officeooo:rsid="000fd5e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33fd5"/>
    </style:style>
    <style:style style:name="T5" style:family="text">
      <style:text-properties officeooo:rsid="00313a3c"/>
    </style:style>
    <style:style style:name="T6" style:family="text">
      <style:text-properties officeooo:rsid="002c7958"/>
    </style:style>
    <style:style style:name="T7" style:family="text">
      <style:text-properties style:text-underline-style="none"/>
    </style:style>
    <number:date-style style:name="N107">
      <number:month number:style="long"/>
      <number:day number:style="long"/>
      <number:text>.</number:text>
      <number:hours number:style="long"/>
      <number:minutes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115" table:style-name="Tabel115">
        <table:table-column table:style-name="Tabel115.A"/>
        <table:table-row>
          <table:table-cell table:style-name="Tabel115.A1" office:value-type="string">
            <text:p text:style-name="P37"><text:bookmark text:name="__DdeLink__246_554113628"/></text:p>
          </table:table-cell>
        </table:table-row>
      </table:table>
      <table:table table:name="Tabel116" table:style-name="Tabel116">
        <table:table-column table:style-name="Tabel116.A"/>
        <table:table-column table:style-name="Tabel116.B"/>
        <table:table-row>
          <table:table-cell table:style-name="Tabel116.A1" office:value-type="string">
            <text:p text:style-name="P19">Geluid/Podium: </text:p>
          </table:table-cell>
          <table:table-cell table:style-name="Tabel116.A1" office:value-type="string">
            <text:p text:style-name="P25"/>
          </table:table-cell>
        </table:table-row>
      </table:table>
      <table:table table:name="Tabel117" table:style-name="Tabel117">
        <table:table-column table:style-name="Tabel117.A"/>
        <table:table-column table:style-name="Tabel117.B"/>
        <table:table-column table:style-name="Tabel117.C"/>
        <table:table-row>
          <table:table-cell table:style-name="Tabel117.A1" office:value-type="string">
            <text:p text:style-name="P19">Reiniging: </text:p>
          </table:table-cell>
          <table:table-cell table:style-name="Tabel117.A1" office:value-type="string">
            <text:p text:style-name="P4"/>
          </table:table-cell>
          <table:table-cell table:style-name="Tabel117.A1" office:value-type="string">
            <text:p text:style-name="P5"/>
          </table:table-cell>
        </table:table-row>
      </table:table>
      <table:table table:name="Tabel118" table:style-name="Tabel118">
        <table:table-column table:style-name="Tabel118.A"/>
        <table:table-column table:style-name="Tabel118.B"/>
        <table:table-row>
          <table:table-cell table:style-name="Tabel118.A1" office:value-type="string">
            <text:p text:style-name="P42"/>
          </table:table-cell>
          <table:table-cell table:style-name="Tabel118.B1" office:value-type="string">
            <text:p text:style-name="P41"/>
          </table:table-cell>
        </table:table-row>
      </table:table>
      <table:table table:name="Tabel119" table:style-name="Tabel119">
        <table:table-column table:style-name="Tabel119.A"/>
        <table:table-column table:style-name="Tabel119.B"/>
        <table:table-row>
          <table:table-cell table:style-name="Tabel119.A1" office:value-type="string">
            <text:p text:style-name="P19">Loopmicro L/R: </text:p>
          </table:table-cell>
          <table:table-cell table:style-name="Tabel119.A1" office:value-type="string">
            <text:p text:style-name="P25"/>
          </table:table-cell>
        </table:table-row>
      </table:table>
      <table:table table:name="Tabel120" table:style-name="Tabel120">
        <table:table-column table:style-name="Tabel120.A"/>
        <table:table-column table:style-name="Tabel120.B"/>
        <table:table-row>
          <table:table-cell table:style-name="Tabel120.A1" office:value-type="string">
            <text:p text:style-name="P19">Voorzitter: </text:p>
          </table:table-cell>
          <table:table-cell table:style-name="Tabel120.A1" office:value-type="string">
            <text:p text:style-name="P25"/>
          </table:table-cell>
        </table:table-row>
      </table:table>
      <table:table table:name="Tabel121" table:style-name="Tabel121">
        <table:table-column table:style-name="Tabel121.A"/>
        <table:table-column table:style-name="Tabel121.B"/>
        <table:table-column table:style-name="Tabel121.C"/>
        <table:table-row>
          <table:table-cell table:style-name="Tabel121.A1" office:value-type="string">
            <text:p text:style-name="P18">Gebed: </text:p>
          </table:table-cell>
          <table:table-cell table:style-name="Tabel121.A1" office:value-type="string">
            <text:p text:style-name="P25"/>
          </table:table-cell>
          <table:table-cell table:style-name="Tabel121.A1" office:value-type="string">
            <text:p text:style-name="P11"/>
          </table:table-cell>
        </table:table-row>
      </table:table>
      <table:table table:name="Tabel122" table:style-name="Tabel122">
        <table:table-column table:style-name="Tabel122.A"/>
        <table:table-column table:style-name="Tabel122.B"/>
        <table:table-row>
          <table:table-cell table:style-name="Tabel122.A1" office:value-type="string">
            <text:p text:style-name="P4"/>
          </table:table-cell>
          <table:table-cell table:style-name="Tabel122.A1" office:value-type="string">
            <text:p text:style-name="P5"/>
          </table:table-cell>
        </table:table-row>
      </table:table>
      <table:table table:name="Tabel123" table:style-name="Tabel123">
        <table:table-column table:style-name="Tabel123.A"/>
        <table:table-column table:style-name="Tabel123.B"/>
        <table:table-row>
          <table:table-cell table:style-name="Tabel123.A1" office:value-type="string">
            <text:p text:style-name="P33">Schatten uit Gods Woord</text:p>
          </table:table-cell>
          <table:table-cell table:style-name="Tabel123.B1" office:value-type="string">
            <text:p text:style-name="P47"/>
          </table:table-cell>
        </table:table-row>
      </table:table>
      <table:table table:name="Tabel124" table:style-name="Tabel124">
        <table:table-column table:style-name="Tabel124.A"/>
        <table:table-row>
          <table:table-cell table:style-name="Tabel124.A1" office:value-type="string">
            <text:p text:style-name="P10"/>
          </table:table-cell>
        </table:table-row>
      </table:table>
      <table:table table:name="Tabel125" table:style-name="Tabel125">
        <table:table-column table:style-name="Tabel125.A"/>
        <table:table-column table:style-name="Tabel125.B"/>
        <table:table-row>
          <table:table-cell table:style-name="Tabel125.A1" office:value-type="string">
            <text:p text:style-name="P25"/>
          </table:table-cell>
          <table:table-cell table:style-name="Tabel125.A1" office:value-type="string">
            <text:p text:style-name="P5"/>
          </table:table-cell>
        </table:table-row>
      </table:table>
      <table:table table:name="Tabel126" table:style-name="Tabel126">
        <table:table-column table:style-name="Tabel126.A"/>
        <table:table-row>
          <table:table-cell table:style-name="Tabel126.A1" office:value-type="string">
            <text:p text:style-name="P10"/>
          </table:table-cell>
        </table:table-row>
      </table:table>
      <table:table table:name="Tabel127" table:style-name="Tabel127">
        <table:table-column table:style-name="Tabel127.A"/>
        <table:table-column table:style-name="Tabel127.B"/>
        <table:table-row>
          <table:table-cell table:style-name="Tabel127.A1" office:value-type="string">
            <text:p text:style-name="P25"/>
          </table:table-cell>
          <table:table-cell table:style-name="Tabel127.A1" office:value-type="string">
            <text:p text:style-name="P5"/>
          </table:table-cell>
        </table:table-row>
      </table:table>
      <table:table table:name="Tabel128" table:style-name="Tabel128">
        <table:table-column table:style-name="Tabel128.A"/>
        <table:table-column table:style-name="Tabel128.B"/>
        <table:table-column table:style-name="Tabel128.C"/>
        <table:table-row>
          <table:table-cell table:style-name="Tabel128.A1" office:value-type="string">
            <text:p text:style-name="P10"/>
          </table:table-cell>
          <table:table-cell table:style-name="Tabel128.A1" office:value-type="string">
            <text:p text:style-name="P26"/>
          </table:table-cell>
          <table:table-cell table:style-name="Tabel128.A1" office:value-type="string">
            <text:p text:style-name="P5"/>
          </table:table-cell>
        </table:table-row>
      </table:table>
      <text:p text:style-name="P1">Leg je toe op de velddienst</text:p>
      <table:table table:name="Tabel129" table:style-name="Tabel129">
        <table:table-column table:style-name="Tabel129.A"/>
        <table:table-column table:style-name="Tabel129.B"/>
        <table:table-row>
          <table:table-cell table:style-name="Tabel129.A1" office:value-type="string">
            <text:p text:style-name="P10"/>
          </table:table-cell>
          <table:table-cell table:style-name="Tabel129.A1" office:value-type="string">
            <text:p text:style-name="P5"/>
          </table:table-cell>
        </table:table-row>
      </table:table>
      <table:table table:name="Tabel130" table:style-name="Tabel130">
        <table:table-column table:style-name="Tabel130.A"/>
        <table:table-column table:style-name="Tabel130.B"/>
        <table:table-column table:style-name="Tabel130.C"/>
        <table:table-row>
          <table:table-cell table:style-name="Tabel130.A1" office:value-type="string">
            <text:p text:style-name="P25"/>
          </table:table-cell>
          <table:table-cell table:style-name="Tabel130.A1" office:value-type="string">
            <text:p text:style-name="P4"><text:s text:c="3"/><text:span text:style-name="T1">&amp; <text:s text:c="2"/></text:span></text:p>
          </table:table-cell>
          <table:table-cell table:style-name="Tabel130.A1" office:value-type="string">
            <text:p text:style-name="P25"/>
          </table:table-cell>
        </table:table-row>
      </table:table>
      <table:table table:name="Tabel131" table:style-name="Tabel131">
        <table:table-column table:style-name="Tabel131.A"/>
        <table:table-column table:style-name="Tabel131.B"/>
        <table:table-row>
          <table:table-cell table:style-name="Tabel131.A1" office:value-type="string">
            <text:p text:style-name="P10"/>
          </table:table-cell>
          <table:table-cell table:style-name="Tabel131.A1" office:value-type="string">
            <text:p text:style-name="P5"/>
          </table:table-cell>
        </table:table-row>
      </table:table>
      <table:table table:name="Tabel132" table:style-name="Tabel132">
        <table:table-column table:style-name="Tabel132.A"/>
        <table:table-column table:style-name="Tabel132.B"/>
        <table:table-column table:style-name="Tabel132.C"/>
        <table:table-row>
          <table:table-cell table:style-name="Tabel132.A1" office:value-type="string">
            <text:p text:style-name="P25"/>
          </table:table-cell>
          <table:table-cell table:style-name="Tabel132.A1" office:value-type="string">
            <text:p text:style-name="P4"><text:s text:c="3"/><text:span text:style-name="T1">&amp; <text:s text:c="2"/></text:span></text:p>
          </table:table-cell>
          <table:table-cell table:style-name="Tabel132.A1" office:value-type="string">
            <text:p text:style-name="P25"/>
          </table:table-cell>
        </table:table-row>
      </table:table>
      <table:table table:name="Tabel133" table:style-name="Tabel133">
        <table:table-column table:style-name="Tabel133.A"/>
        <table:table-column table:style-name="Tabel133.B"/>
        <table:table-row>
          <table:table-cell table:style-name="Tabel133.A1" office:value-type="string">
            <text:p text:style-name="P10"/>
          </table:table-cell>
          <table:table-cell table:style-name="Tabel133.A1" office:value-type="string">
            <text:p text:style-name="P5"/>
          </table:table-cell>
        </table:table-row>
      </table:table>
      <table:table table:name="Tabel134" table:style-name="Tabel134">
        <table:table-column table:style-name="Tabel134.A"/>
        <table:table-column table:style-name="Tabel134.B"/>
        <table:table-column table:style-name="Tabel134.C"/>
        <table:table-row>
          <table:table-cell table:style-name="Tabel134.A1" office:value-type="string">
            <text:p text:style-name="P25"/>
          </table:table-cell>
          <table:table-cell table:style-name="Tabel134.A1" office:value-type="string">
            <text:p text:style-name="P4"><text:s text:c="3"/><text:span text:style-name="T1">&amp; <text:s text:c="2"/></text:span></text:p>
          </table:table-cell>
          <table:table-cell table:style-name="Tabel134.A1" office:value-type="string">
            <text:p text:style-name="P25"/>
          </table:table-cell>
        </table:table-row>
      </table:table>
      <table:table table:name="Tabel135" table:style-name="Tabel135">
        <table:table-column table:style-name="Tabel135.A"/>
        <table:table-column table:style-name="Tabel135.B"/>
        <table:table-row>
          <table:table-cell table:style-name="Tabel135.A1" office:value-type="string">
            <text:p text:style-name="P35">Leven als christenen</text:p>
          </table:table-cell>
          <table:table-cell table:style-name="Tabel135.A1" office:value-type="string">
            <text:p text:style-name="P11"/>
          </table:table-cell>
        </table:table-row>
      </table:table>
      <table:table table:name="Tabel136" table:style-name="Tabel136">
        <table:table-column table:style-name="Tabel136.A"/>
        <table:table-row>
          <table:table-cell table:style-name="Tabel136.A1" office:value-type="string">
            <text:p text:style-name="P10"/>
          </table:table-cell>
        </table:table-row>
      </table:table>
      <table:table table:name="Tabel137" table:style-name="Tabel137">
        <table:table-column table:style-name="Tabel137.A"/>
        <table:table-column table:style-name="Tabel137.B"/>
        <table:table-row>
          <table:table-cell table:style-name="Tabel137.A1" office:value-type="string">
            <text:p text:style-name="P25"/>
          </table:table-cell>
          <table:table-cell table:style-name="Tabel137.A1" office:value-type="string">
            <text:p text:style-name="P5"/>
          </table:table-cell>
        </table:table-row>
      </table:table>
      <table:table table:name="Tabel138" table:style-name="Tabel138">
        <table:table-column table:style-name="Tabel138.A"/>
        <table:table-row>
          <table:table-cell table:style-name="Tabel138.A1" office:value-type="string">
            <text:p text:style-name="P10"/>
          </table:table-cell>
        </table:table-row>
      </table:table>
      <table:table table:name="Tabel139" table:style-name="Tabel139">
        <table:table-column table:style-name="Tabel139.A"/>
        <table:table-column table:style-name="Tabel139.B"/>
        <table:table-row>
          <table:table-cell table:style-name="Tabel139.A1" office:value-type="string">
            <text:p text:style-name="P25"/>
          </table:table-cell>
          <table:table-cell table:style-name="Tabel139.A1" office:value-type="string">
            <text:p text:style-name="P5"/>
          </table:table-cell>
        </table:table-row>
      </table:table>
      <table:table table:name="Tabel140" table:style-name="Tabel140">
        <table:table-column table:style-name="Tabel140.A"/>
        <table:table-row>
          <table:table-cell table:style-name="Tabel140.A1" office:value-type="string">
            <text:p text:style-name="P10"/>
          </table:table-cell>
        </table:table-row>
      </table:table>
      <table:table table:name="Tabel141" table:style-name="Tabel141">
        <table:table-column table:style-name="Tabel141.A"/>
        <table:table-column table:style-name="Tabel141.B"/>
        <table:table-row>
          <table:table-cell table:style-name="Tabel141.A1" office:value-type="string">
            <text:p text:style-name="P4"/>
          </table:table-cell>
          <table:table-cell table:style-name="Tabel141.A1" office:value-type="string">
            <text:p text:style-name="P5"/>
          </table:table-cell>
        </table:table-row>
      </table:table>
      <table:table table:name="Tabel142" table:style-name="Tabel142">
        <table:table-column table:style-name="Tabel142.A"/>
        <table:table-column table:style-name="Tabel142.B"/>
        <table:table-column table:style-name="Tabel142.C"/>
        <table:table-row>
          <table:table-cell table:style-name="Tabel142.A1" office:value-type="string">
            <text:p text:style-name="P28"/>
          </table:table-cell>
          <table:table-cell table:style-name="Tabel142.A1" office:value-type="string">
            <text:p text:style-name="P21">Lezer: </text:p>
          </table:table-cell>
          <table:table-cell table:style-name="Tabel142.A1" office:value-type="string">
            <text:p text:style-name="P25"/>
          </table:table-cell>
        </table:table-row>
      </table:table>
      <table:table table:name="Tabel143" table:style-name="Tabel143">
        <table:table-column table:style-name="Tabel143.A"/>
        <table:table-column table:style-name="Tabel143.B"/>
        <table:table-row>
          <table:table-cell table:style-name="Tabel143.A1" office:value-type="string">
            <text:p text:style-name="P4"/>
          </table:table-cell>
          <table:table-cell table:style-name="Tabel143.A1" office:value-type="string">
            <text:p text:style-name="P5"/>
          </table:table-cell>
        </table:table-row>
      </table:table>
      <table:table table:name="Tabel144" table:style-name="Tabel144">
        <table:table-column table:style-name="Tabel144.A"/>
        <table:table-column table:style-name="Tabel144.B"/>
        <table:table-column table:style-name="Tabel144.C"/>
        <table:table-row>
          <table:table-cell table:style-name="Tabel144.A1" office:value-type="string">
            <text:p text:style-name="P21">Gebed: </text:p>
          </table:table-cell>
          <table:table-cell table:style-name="Tabel144.A1" office:value-type="string">
            <text:p text:style-name="P25"/>
          </table:table-cell>
          <table:table-cell table:style-name="Tabel144.A1" office:value-type="string">
            <text:p text:style-name="P13"/>
          </table:table-cell>
        </table:table-row>
      </table:table>
      <table:table table:name="Tabel145" table:style-name="Tabel145">
        <table:table-column table:style-name="Tabel145.A"/>
        <table:table-column table:style-name="Tabel145.B"/>
        <table:table-row>
          <table:table-cell table:style-name="Tabel145.A1" office:value-type="string">
            <text:p text:style-name="P42"/>
          </table:table-cell>
          <table:table-cell table:style-name="Tabel145.B1" office:value-type="string">
            <text:p text:style-name="P41"/>
          </table:table-cell>
        </table:table-row>
      </table:table>
      <table:table table:name="Tabel146" table:style-name="Tabel146">
        <table:table-column table:style-name="Tabel146.A"/>
        <table:table-column table:style-name="Tabel146.B"/>
        <table:table-row>
          <table:table-cell table:style-name="Tabel146.A1" office:value-type="string">
            <text:p text:style-name="P21">Loopmicro L/R: </text:p>
          </table:table-cell>
          <table:table-cell table:style-name="Tabel146.A1" office:value-type="string">
            <text:p text:style-name="P25"/>
          </table:table-cell>
        </table:table-row>
      </table:table>
      <table:table table:name="Tabel147" table:style-name="Tabel147">
        <table:table-column table:style-name="Tabel147.A"/>
        <table:table-column table:style-name="Tabel147.B"/>
        <table:table-row>
          <table:table-cell table:style-name="Tabel147.A1" office:value-type="string">
            <text:p text:style-name="P21">Voorzitter: </text:p>
          </table:table-cell>
          <table:table-cell table:style-name="Tabel147.A1" office:value-type="string">
            <text:p text:style-name="P25"/>
          </table:table-cell>
        </table:table-row>
      </table:table>
      <table:table table:name="Tabel148" table:style-name="Tabel148">
        <table:table-column table:style-name="Tabel148.A"/>
        <table:table-column table:style-name="Tabel148.B"/>
        <table:table-row>
          <table:table-cell table:style-name="Tabel148.A1" office:value-type="string">
            <text:p text:style-name="P35">Openbare lezing<text:span text:style-name="T7">: </text:span></text:p>
          </table:table-cell>
          <table:table-cell table:style-name="Tabel148.A1" office:value-type="string">
            <text:p text:style-name="P10"/>
          </table:table-cell>
        </table:table-row>
      </table:table>
      <table:table table:name="Tabel149" table:style-name="Tabel149">
        <table:table-column table:style-name="Tabel149.A" table:number-columns-repeated="2"/>
        <table:table-row>
          <table:table-cell table:style-name="Tabel149.A1" office:value-type="string">
            <text:p text:style-name="P30"/>
          </table:table-cell>
          <table:table-cell table:style-name="Tabel149.A1" office:value-type="string">
            <text:p text:style-name="P7"/>
          </table:table-cell>
        </table:table-row>
      </table:table>
      <table:table table:name="Tabel150" table:style-name="Tabel150">
        <table:table-column table:style-name="Tabel150.A"/>
        <table:table-row>
          <table:table-cell table:style-name="Tabel150.A1" office:value-type="string">
            <text:p text:style-name="P16"/>
          </table:table-cell>
        </table:table-row>
      </table:table>
      <table:table table:name="Tabel151" table:style-name="Tabel151">
        <table:table-column table:style-name="Tabel151.A"/>
        <table:table-column table:style-name="Tabel151.B"/>
        <table:table-row>
          <table:table-cell table:style-name="Tabel151.A1" office:value-type="string">
            <text:p text:style-name="P35"><text:span text:style-name="T2">Wachttoren</text:span>-studie<text:span text:style-name="T7">: </text:span></text:p>
          </table:table-cell>
          <table:table-cell table:style-name="Tabel151.A1" office:value-type="string">
            <text:p text:style-name="P10"/>
          </table:table-cell>
        </table:table-row>
      </table:table>
      <table:table table:name="Tabel152" table:style-name="Tabel152">
        <table:table-column table:style-name="Tabel152.A"/>
        <table:table-column table:style-name="Tabel152.B"/>
        <table:table-column table:style-name="Tabel152.C"/>
        <table:table-row>
          <table:table-cell table:style-name="Tabel152.A1" office:value-type="string">
            <text:p text:style-name="P23">Lezer: </text:p>
          </table:table-cell>
          <table:table-cell table:style-name="Tabel152.A1" office:value-type="string">
            <text:p text:style-name="P25"/>
          </table:table-cell>
          <table:table-cell table:style-name="Tabel152.A1" office:value-type="string">
            <text:p text:style-name="P11"/>
          </table:table-cell>
        </table:table-row>
      </table:table>
      <table:table table:name="Tabel153" table:style-name="Tabel153">
        <table:table-column table:style-name="Tabel153.A"/>
        <table:table-row>
          <table:table-cell table:style-name="Tabel153.A1" office:value-type="string">
            <text:p text:style-name="P55"/>
          </table:table-cell>
        </table:table-row>
      </table:table>
      <table:table table:name="Tabel154" table:style-name="Tabel154">
        <table:table-column table:style-name="Tabel154.A"/>
        <table:table-column table:style-name="Tabel154.B"/>
        <table:table-row>
          <table:table-cell table:style-name="Tabel154.A1" office:value-type="string">
            <text:p text:style-name="P20">Geluid/Podium: </text:p>
          </table:table-cell>
          <table:table-cell table:style-name="Tabel154.A1" office:value-type="string">
            <text:p text:style-name="P32"/>
          </table:table-cell>
        </table:table-row>
      </table:table>
      <table:table table:name="Tabel155" table:style-name="Tabel155">
        <table:table-column table:style-name="Tabel155.A"/>
        <table:table-column table:style-name="Tabel155.B"/>
        <table:table-column table:style-name="Tabel155.C"/>
        <table:table-row>
          <table:table-cell table:style-name="Tabel155.A1" office:value-type="string">
            <text:p text:style-name="P20">Reiniging: </text:p>
          </table:table-cell>
          <table:table-cell table:style-name="Tabel155.A1" office:value-type="string">
            <text:p text:style-name="P9"/>
          </table:table-cell>
          <table:table-cell table:style-name="Tabel155.A1" office:value-type="string">
            <text:p text:style-name="P6"/>
          </table:table-cell>
        </table:table-row>
      </table:table>
      <table:table table:name="Tabel156" table:style-name="Tabel156">
        <table:table-column table:style-name="Tabel156.A"/>
        <table:table-column table:style-name="Tabel156.B"/>
        <table:table-row>
          <table:table-cell table:style-name="Tabel156.A1" office:value-type="string">
            <text:p text:style-name="P43"/>
          </table:table-cell>
          <table:table-cell table:style-name="Tabel156.B1" office:value-type="string">
            <text:p text:style-name="P44"/>
          </table:table-cell>
        </table:table-row>
      </table:table>
      <table:table table:name="Tabel157" table:style-name="Tabel157">
        <table:table-column table:style-name="Tabel157.A"/>
        <table:table-column table:style-name="Tabel157.B"/>
        <table:table-row>
          <table:table-cell table:style-name="Tabel157.A1" office:value-type="string">
            <text:p text:style-name="P20">Loopmicro L/R: </text:p>
          </table:table-cell>
          <table:table-cell table:style-name="Tabel157.A1" office:value-type="string">
            <text:p text:style-name="P32"/>
          </table:table-cell>
        </table:table-row>
      </table:table>
      <table:table table:name="Tabel158" table:style-name="Tabel158">
        <table:table-column table:style-name="Tabel158.A"/>
        <table:table-column table:style-name="Tabel158.B"/>
        <table:table-row>
          <table:table-cell table:style-name="Tabel158.A1" office:value-type="string">
            <text:p text:style-name="P20">Voorzitter: </text:p>
          </table:table-cell>
          <table:table-cell table:style-name="Tabel158.A1" office:value-type="string">
            <text:p text:style-name="P32"/>
          </table:table-cell>
        </table:table-row>
      </table:table>
      <table:table table:name="Tabel159" table:style-name="Tabel159">
        <table:table-column table:style-name="Tabel159.A"/>
        <table:table-column table:style-name="Tabel159.B"/>
        <table:table-column table:style-name="Tabel159.C"/>
        <table:table-row>
          <table:table-cell table:style-name="Tabel159.A1" office:value-type="string">
            <text:p text:style-name="P20">Gebed: </text:p>
          </table:table-cell>
          <table:table-cell table:style-name="Tabel159.A1" office:value-type="string">
            <text:p text:style-name="P32"/>
          </table:table-cell>
          <table:table-cell table:style-name="Tabel159.A1" office:value-type="string">
            <text:p text:style-name="P12"/>
          </table:table-cell>
        </table:table-row>
      </table:table>
      <table:table table:name="Tabel160" table:style-name="Tabel160">
        <table:table-column table:style-name="Tabel160.A"/>
        <table:table-column table:style-name="Tabel160.B"/>
        <table:table-row>
          <table:table-cell table:style-name="Tabel160.A1" office:value-type="string">
            <text:p text:style-name="P9"/>
          </table:table-cell>
          <table:table-cell table:style-name="Tabel160.A1" office:value-type="string">
            <text:p text:style-name="P6"/>
          </table:table-cell>
        </table:table-row>
      </table:table>
      <table:table table:name="Tabel161" table:style-name="Tabel161">
        <table:table-column table:style-name="Tabel161.A"/>
        <table:table-column table:style-name="Tabel161.B"/>
        <table:table-row>
          <table:table-cell table:style-name="Tabel161.A1" office:value-type="string">
            <text:p text:style-name="P34">Schatten uit Gods Woord</text:p>
          </table:table-cell>
          <table:table-cell table:style-name="Tabel161.B1" office:value-type="string">
            <text:p text:style-name="P46"/>
          </table:table-cell>
        </table:table-row>
      </table:table>
      <table:table table:name="Tabel162" table:style-name="Tabel162">
        <table:table-column table:style-name="Tabel162.A"/>
        <table:table-row>
          <table:table-cell table:style-name="Tabel162.A1" office:value-type="string">
            <text:p text:style-name="P15"/>
          </table:table-cell>
        </table:table-row>
      </table:table>
      <table:table table:name="Tabel163" table:style-name="Tabel163">
        <table:table-column table:style-name="Tabel163.A"/>
        <table:table-column table:style-name="Tabel163.B"/>
        <table:table-row>
          <table:table-cell table:style-name="Tabel163.A1" office:value-type="string">
            <text:p text:style-name="P32"/>
          </table:table-cell>
          <table:table-cell table:style-name="Tabel163.A1" office:value-type="string">
            <text:p text:style-name="P6"/>
          </table:table-cell>
        </table:table-row>
      </table:table>
      <table:table table:name="Tabel164" table:style-name="Tabel164">
        <table:table-column table:style-name="Tabel164.A"/>
        <table:table-row>
          <table:table-cell table:style-name="Tabel164.A1" office:value-type="string">
            <text:p text:style-name="P15"/>
          </table:table-cell>
        </table:table-row>
      </table:table>
      <table:table table:name="Tabel165" table:style-name="Tabel165">
        <table:table-column table:style-name="Tabel165.A"/>
        <table:table-column table:style-name="Tabel165.B"/>
        <table:table-row>
          <table:table-cell table:style-name="Tabel165.A1" office:value-type="string">
            <text:p text:style-name="P32"/>
          </table:table-cell>
          <table:table-cell table:style-name="Tabel165.A1" office:value-type="string">
            <text:p text:style-name="P6"/>
          </table:table-cell>
        </table:table-row>
      </table:table>
      <table:table table:name="Tabel166" table:style-name="Tabel166">
        <table:table-column table:style-name="Tabel166.A"/>
        <table:table-column table:style-name="Tabel166.B"/>
        <table:table-column table:style-name="Tabel166.C"/>
        <table:table-row>
          <table:table-cell table:style-name="Tabel166.A1" office:value-type="string">
            <text:p text:style-name="P15"/>
          </table:table-cell>
          <table:table-cell table:style-name="Tabel166.A1" office:value-type="string">
            <text:p text:style-name="P27"/>
          </table:table-cell>
          <table:table-cell table:style-name="Tabel166.A1" office:value-type="string">
            <text:p text:style-name="P6"/>
          </table:table-cell>
        </table:table-row>
      </table:table>
      <text:p text:style-name="P2">Leg je toe op de velddienst</text:p>
      <table:table table:name="Tabel167" table:style-name="Tabel167">
        <table:table-column table:style-name="Tabel167.A"/>
        <table:table-column table:style-name="Tabel167.B"/>
        <table:table-row>
          <table:table-cell table:style-name="Tabel167.A1" office:value-type="string">
            <text:p text:style-name="P15"/>
          </table:table-cell>
          <table:table-cell table:style-name="Tabel167.A1" office:value-type="string">
            <text:p text:style-name="P6"/>
          </table:table-cell>
        </table:table-row>
      </table:table>
      <table:table table:name="Tabel168" table:style-name="Tabel168">
        <table:table-column table:style-name="Tabel168.A"/>
        <table:table-column table:style-name="Tabel168.B"/>
        <table:table-column table:style-name="Tabel168.C"/>
        <table:table-row>
          <table:table-cell table:style-name="Tabel168.A1" office:value-type="string">
            <text:p text:style-name="P32"/>
          </table:table-cell>
          <table:table-cell table:style-name="Tabel168.A1" office:value-type="string">
            <text:p text:style-name="P9"><text:s text:c="3"/><text:span text:style-name="T1">&amp; <text:s text:c="2"/></text:span></text:p>
          </table:table-cell>
          <table:table-cell table:style-name="Tabel168.A1" office:value-type="string">
            <text:p text:style-name="P32"/>
          </table:table-cell>
        </table:table-row>
      </table:table>
      <table:table table:name="Tabel169" table:style-name="Tabel169">
        <table:table-column table:style-name="Tabel169.A"/>
        <table:table-column table:style-name="Tabel169.B"/>
        <table:table-row>
          <table:table-cell table:style-name="Tabel169.A1" office:value-type="string">
            <text:p text:style-name="P15"/>
          </table:table-cell>
          <table:table-cell table:style-name="Tabel169.A1" office:value-type="string">
            <text:p text:style-name="P6"/>
          </table:table-cell>
        </table:table-row>
      </table:table>
      <table:table table:name="Tabel170" table:style-name="Tabel170">
        <table:table-column table:style-name="Tabel170.A"/>
        <table:table-column table:style-name="Tabel170.B"/>
        <table:table-column table:style-name="Tabel170.C"/>
        <table:table-row>
          <table:table-cell table:style-name="Tabel170.A1" office:value-type="string">
            <text:p text:style-name="P32"/>
          </table:table-cell>
          <table:table-cell table:style-name="Tabel170.A1" office:value-type="string">
            <text:p text:style-name="P9"><text:s text:c="3"/><text:span text:style-name="T1">&amp; <text:s text:c="2"/></text:span></text:p>
          </table:table-cell>
          <table:table-cell table:style-name="Tabel170.A1" office:value-type="string">
            <text:p text:style-name="P32"/>
          </table:table-cell>
        </table:table-row>
      </table:table>
      <table:table table:name="Tabel171" table:style-name="Tabel171">
        <table:table-column table:style-name="Tabel171.A"/>
        <table:table-column table:style-name="Tabel171.B"/>
        <table:table-row>
          <table:table-cell table:style-name="Tabel171.A1" office:value-type="string">
            <text:p text:style-name="P15"/>
          </table:table-cell>
          <table:table-cell table:style-name="Tabel171.A1" office:value-type="string">
            <text:p text:style-name="P6"/>
          </table:table-cell>
        </table:table-row>
      </table:table>
      <table:table table:name="Tabel172" table:style-name="Tabel172">
        <table:table-column table:style-name="Tabel172.A"/>
        <table:table-column table:style-name="Tabel172.B"/>
        <table:table-column table:style-name="Tabel172.C"/>
        <table:table-row>
          <table:table-cell table:style-name="Tabel172.A1" office:value-type="string">
            <text:p text:style-name="P32"/>
          </table:table-cell>
          <table:table-cell table:style-name="Tabel172.A1" office:value-type="string">
            <text:p text:style-name="P9"><text:s text:c="3"/><text:span text:style-name="T1">&amp; <text:s text:c="2"/></text:span></text:p>
          </table:table-cell>
          <table:table-cell table:style-name="Tabel172.A1" office:value-type="string">
            <text:p text:style-name="P32"/>
          </table:table-cell>
        </table:table-row>
      </table:table>
      <table:table table:name="Tabel173" table:style-name="Tabel173">
        <table:table-column table:style-name="Tabel173.A"/>
        <table:table-column table:style-name="Tabel173.B"/>
        <table:table-row>
          <table:table-cell table:style-name="Tabel173.A1" office:value-type="string">
            <text:p text:style-name="P36">Leven als christenen</text:p>
          </table:table-cell>
          <table:table-cell table:style-name="Tabel173.A1" office:value-type="string">
            <text:p text:style-name="P12"/>
          </table:table-cell>
        </table:table-row>
      </table:table>
      <table:table table:name="Tabel174" table:style-name="Tabel174">
        <table:table-column table:style-name="Tabel174.A"/>
        <table:table-row>
          <table:table-cell table:style-name="Tabel174.A1" office:value-type="string">
            <text:p text:style-name="P15"/>
          </table:table-cell>
        </table:table-row>
      </table:table>
      <table:table table:name="Tabel175" table:style-name="Tabel175">
        <table:table-column table:style-name="Tabel175.A"/>
        <table:table-column table:style-name="Tabel175.B"/>
        <table:table-row>
          <table:table-cell table:style-name="Tabel175.A1" office:value-type="string">
            <text:p text:style-name="P32"/>
          </table:table-cell>
          <table:table-cell table:style-name="Tabel175.A1" office:value-type="string">
            <text:p text:style-name="P6"/>
          </table:table-cell>
        </table:table-row>
      </table:table>
      <table:table table:name="Tabel176" table:style-name="Tabel176">
        <table:table-column table:style-name="Tabel176.A"/>
        <table:table-row>
          <table:table-cell table:style-name="Tabel176.A1" office:value-type="string">
            <text:p text:style-name="P15"/>
          </table:table-cell>
        </table:table-row>
      </table:table>
      <table:table table:name="Tabel177" table:style-name="Tabel177">
        <table:table-column table:style-name="Tabel177.A"/>
        <table:table-column table:style-name="Tabel177.B"/>
        <table:table-row>
          <table:table-cell table:style-name="Tabel177.A1" office:value-type="string">
            <text:p text:style-name="P32"/>
          </table:table-cell>
          <table:table-cell table:style-name="Tabel177.A1" office:value-type="string">
            <text:p text:style-name="P6"/>
          </table:table-cell>
        </table:table-row>
      </table:table>
      <table:table table:name="Tabel178" table:style-name="Tabel178">
        <table:table-column table:style-name="Tabel178.A"/>
        <table:table-row>
          <table:table-cell table:style-name="Tabel178.A1" office:value-type="string">
            <text:p text:style-name="P15"/>
          </table:table-cell>
        </table:table-row>
      </table:table>
      <table:table table:name="Tabel179" table:style-name="Tabel179">
        <table:table-column table:style-name="Tabel179.A"/>
        <table:table-column table:style-name="Tabel179.B"/>
        <table:table-row>
          <table:table-cell table:style-name="Tabel179.A1" office:value-type="string">
            <text:p text:style-name="P9"/>
          </table:table-cell>
          <table:table-cell table:style-name="Tabel179.A1" office:value-type="string">
            <text:p text:style-name="P6"/>
          </table:table-cell>
        </table:table-row>
      </table:table>
      <table:table table:name="Tabel180" table:style-name="Tabel180">
        <table:table-column table:style-name="Tabel180.A"/>
        <table:table-column table:style-name="Tabel180.B"/>
        <table:table-column table:style-name="Tabel180.C"/>
        <table:table-row>
          <table:table-cell table:style-name="Tabel180.A1" office:value-type="string">
            <text:p text:style-name="P29"/>
          </table:table-cell>
          <table:table-cell table:style-name="Tabel180.A1" office:value-type="string">
            <text:p text:style-name="P22">Lezer: </text:p>
          </table:table-cell>
          <table:table-cell table:style-name="Tabel180.A1" office:value-type="string">
            <text:p text:style-name="P32"/>
          </table:table-cell>
        </table:table-row>
      </table:table>
      <table:table table:name="Tabel181" table:style-name="Tabel181">
        <table:table-column table:style-name="Tabel181.A"/>
        <table:table-column table:style-name="Tabel181.B"/>
        <table:table-row>
          <table:table-cell table:style-name="Tabel181.A1" office:value-type="string">
            <text:p text:style-name="P9"/>
          </table:table-cell>
          <table:table-cell table:style-name="Tabel181.A1" office:value-type="string">
            <text:p text:style-name="P6"/>
          </table:table-cell>
        </table:table-row>
      </table:table>
      <table:table table:name="Tabel182" table:style-name="Tabel182">
        <table:table-column table:style-name="Tabel182.A"/>
        <table:table-column table:style-name="Tabel182.B"/>
        <table:table-column table:style-name="Tabel182.C"/>
        <table:table-row>
          <table:table-cell table:style-name="Tabel182.A1" office:value-type="string">
            <text:p text:style-name="P22">Gebed: </text:p>
          </table:table-cell>
          <table:table-cell table:style-name="Tabel182.A1" office:value-type="string">
            <text:p text:style-name="P32"/>
          </table:table-cell>
          <table:table-cell table:style-name="Tabel182.A1" office:value-type="string">
            <text:p text:style-name="P14"/>
          </table:table-cell>
        </table:table-row>
      </table:table>
      <table:table table:name="Tabel183" table:style-name="Tabel183">
        <table:table-column table:style-name="Tabel183.A"/>
        <table:table-column table:style-name="Tabel183.B"/>
        <table:table-row>
          <table:table-cell table:style-name="Tabel183.A1" office:value-type="string">
            <text:p text:style-name="P43"/>
          </table:table-cell>
          <table:table-cell table:style-name="Tabel183.B1" office:value-type="string">
            <text:p text:style-name="P44"/>
          </table:table-cell>
        </table:table-row>
      </table:table>
      <table:table table:name="Tabel184" table:style-name="Tabel184">
        <table:table-column table:style-name="Tabel184.A"/>
        <table:table-column table:style-name="Tabel184.B"/>
        <table:table-row>
          <table:table-cell table:style-name="Tabel184.A1" office:value-type="string">
            <text:p text:style-name="P22">Loopmicro L/R: </text:p>
          </table:table-cell>
          <table:table-cell table:style-name="Tabel184.A1" office:value-type="string">
            <text:p text:style-name="P32"/>
          </table:table-cell>
        </table:table-row>
      </table:table>
      <table:table table:name="Tabel185" table:style-name="Tabel185">
        <table:table-column table:style-name="Tabel185.A"/>
        <table:table-column table:style-name="Tabel185.B"/>
        <table:table-row>
          <table:table-cell table:style-name="Tabel185.A1" office:value-type="string">
            <text:p text:style-name="P22">Voorzitter: </text:p>
          </table:table-cell>
          <table:table-cell table:style-name="Tabel185.A1" office:value-type="string">
            <text:p text:style-name="P32"/>
          </table:table-cell>
        </table:table-row>
      </table:table>
      <table:table table:name="Tabel186" table:style-name="Tabel186">
        <table:table-column table:style-name="Tabel186.A"/>
        <table:table-column table:style-name="Tabel186.B"/>
        <table:table-row>
          <table:table-cell table:style-name="Tabel186.A1" office:value-type="string">
            <text:p text:style-name="P36">Openbare lezing<text:span text:style-name="T7">: </text:span></text:p>
          </table:table-cell>
          <table:table-cell table:style-name="Tabel186.A1" office:value-type="string">
            <text:p text:style-name="P15"/>
          </table:table-cell>
        </table:table-row>
      </table:table>
      <table:table table:name="Tabel187" table:style-name="Tabel187">
        <table:table-column table:style-name="Tabel187.A" table:number-columns-repeated="2"/>
        <table:table-row>
          <table:table-cell table:style-name="Tabel187.A1" office:value-type="string">
            <text:p text:style-name="P31"/>
          </table:table-cell>
          <table:table-cell table:style-name="Tabel187.A1" office:value-type="string">
            <text:p text:style-name="P8"/>
          </table:table-cell>
        </table:table-row>
      </table:table>
      <table:table table:name="Tabel188" table:style-name="Tabel188">
        <table:table-column table:style-name="Tabel188.A"/>
        <table:table-row>
          <table:table-cell table:style-name="Tabel188.A1" office:value-type="string">
            <text:p text:style-name="P17"/>
          </table:table-cell>
        </table:table-row>
      </table:table>
      <table:table table:name="Tabel189" table:style-name="Tabel189">
        <table:table-column table:style-name="Tabel189.A"/>
        <table:table-column table:style-name="Tabel189.B"/>
        <table:table-row>
          <table:table-cell table:style-name="Tabel189.A1" office:value-type="string">
            <text:p text:style-name="P36"><text:span text:style-name="T2">Wachttoren</text:span>-studie<text:span text:style-name="T7">: </text:span></text:p>
          </table:table-cell>
          <table:table-cell table:style-name="Tabel189.A1" office:value-type="string">
            <text:p text:style-name="P15"/>
          </table:table-cell>
        </table:table-row>
      </table:table>
      <table:table table:name="Tabel190" table:style-name="Tabel190">
        <table:table-column table:style-name="Tabel190.A"/>
        <table:table-column table:style-name="Tabel190.B"/>
        <table:table-column table:style-name="Tabel190.C"/>
        <table:table-row>
          <table:table-cell table:style-name="Tabel190.A1" office:value-type="string">
            <text:p text:style-name="P24">Lezer: </text:p>
          </table:table-cell>
          <table:table-cell table:style-name="Tabel190.A1" office:value-type="string">
            <text:p text:style-name="P32"/>
          </table:table-cell>
          <table:table-cell table:style-name="Tabel190.A1" office:value-type="string">
            <text:p text:style-name="P12"/>
          </table:table-cell>
        </table:table-row>
      </table:table>
      <text:p text:style-name="P56">Christelijke gemeente van</text:p>
      <text:p text:style-name="P50">Jehovah's Getuigen</text:p>
      <text:p text:style-name="P49">te <text:span text:style-name="T3">Duffel</text:span></text:p>
      <text:p text:style-name="P49"/>
      <table:table table:name="Tabel191" table:style-name="Tabel191">
        <table:table-column table:style-name="Tabel191.A"/>
        <table:table-column table:style-name="Tabel191.B"/>
        <table:table-row>
          <table:table-cell table:style-name="Tabel191.A1" office:value-type="string">
            <text:p text:style-name="P40">Programmablad </text:p>
          </table:table-cell>
          <table:table-cell table:style-name="Tabel191.A1" office:value-type="string">
            <text:p text:style-name="P39"/>
          </table:table-cell>
        </table:table-row>
      </table:table>
      <text:p text:style-name="P49"/>
      <text:p text:style-name="P52">Vergadertijden:</text:p>
      <text:p text:style-name="P53">Vrijdag:</text:p>
      <text:p text:style-name="P53"><text:span text:style-name="T4">leven-en-dienen</text:span>vergadering<text:line-break/>van 1930u tot 21<text:span text:style-name="T5">15</text:span>u</text:p>
      <text:p text:style-name="P53">Zondag:</text:p>
      <text:p text:style-name="P53">openbare lezing en <text:span text:style-name="T2">De Wachttoren</text:span>-bespreking<text:line-break/>van 1<text:span text:style-name="T6">0</text:span>00u tot 1<text:span text:style-name="T6">145</text:span>u</text:p>
      <text:p text:style-name="P51"/>
      <text:p text:style-name="P52">Adres:</text:p>
      <text:p text:style-name="P53">Vrijheidsstraat 18,<text:line-break/>2570 Duffel</text:p>
      <text:p text:style-name="P52">Telefoon:</text:p>
      <text:p text:style-name="P53">015/32.34.15</text:p>
      <text:p text:style-name="P51"/>
      <text:p text:style-name="P52">Zilveren trompetten:</text:p>
      <text:p text:style-name="P53">015/69.98.73</text:p>
      <text:p text:style-name="P54"><text:a xlink:type="simple" xlink:href="http://jwduffelmortsel.dyndns.org:2080/homeconnect" text:style-name="Internet_20_link" text:visited-style-name="Visited_20_Internet_20_Link">http://jwduffelmortsel.dyndns.org:2080/homeconnect</text:a></text:p>
      <text:p text:style-name="P51"/>
      <text:p text:style-name="P51">versie <text:time style:data-style-name="N107" text:time-value="2016-04-16T17:06:10.031000208">0416.1658</text:time></text:p>
      <table:table table:name="Tabel1" table:style-name="Tabel1">
        <table:table-column table:style-name="Tabel1.A"/>
        <text:soft-page-break/>
        <table:table-row>
          <table:table-cell table:style-name="Tabel1.A1" office:value-type="string">
            <text:p text:style-name="P38"/>
          </table:table-cell>
        </table:table-row>
      </table:table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20">Geluid/Podium: </text:p>
          </table:table-cell>
          <table:table-cell table:style-name="Tabel2.A1" office:value-type="string">
            <text:p text:style-name="P32"/>
          </table:table-cell>
        </table:table-row>
      </table:table>
      <table:table table:name="Tabel3" table:style-name="Tabel3">
        <table:table-column table:style-name="Tabel3.A"/>
        <table:table-column table:style-name="Tabel3.B"/>
        <table:table-column table:style-name="Tabel3.C"/>
        <table:table-row>
          <table:table-cell table:style-name="Tabel3.A1" office:value-type="string">
            <text:p text:style-name="P20">Reiniging: </text:p>
          </table:table-cell>
          <table:table-cell table:style-name="Tabel3.A1" office:value-type="string">
            <text:p text:style-name="P9"/>
          </table:table-cell>
          <table:table-cell table:style-name="Tabel3.A1" office:value-type="string">
            <text:p text:style-name="P6"/>
          </table:table-cell>
        </table:table-row>
      </table:table>
      <table:table table:name="Tabel4" table:style-name="Tabel4">
        <table:table-column table:style-name="Tabel4.A"/>
        <table:table-column table:style-name="Tabel4.B"/>
        <table:table-row>
          <table:table-cell table:style-name="Tabel4.A1" office:value-type="string">
            <text:p text:style-name="P43"/>
          </table:table-cell>
          <table:table-cell table:style-name="Tabel4.B1" office:value-type="string">
            <text:p text:style-name="P44"/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>
          <table:table-cell table:style-name="Tabel5.A1" office:value-type="string">
            <text:p text:style-name="P20">Loopmicro L/R: </text:p>
          </table:table-cell>
          <table:table-cell table:style-name="Tabel5.A1" office:value-type="string">
            <text:p text:style-name="P32"/>
          </table:table-cell>
        </table:table-row>
      </table:table>
      <table:table table:name="Tabel6" table:style-name="Tabel6">
        <table:table-column table:style-name="Tabel6.A"/>
        <table:table-column table:style-name="Tabel6.B"/>
        <table:table-row>
          <table:table-cell table:style-name="Tabel6.A1" office:value-type="string">
            <text:p text:style-name="P20">Voorzitter: </text:p>
          </table:table-cell>
          <table:table-cell table:style-name="Tabel6.A1" office:value-type="string">
            <text:p text:style-name="P32"/>
          </table:table-cell>
        </table:table-row>
      </table:table>
      <table:table table:name="Tabel7" table:style-name="Tabel7">
        <table:table-column table:style-name="Tabel7.A"/>
        <table:table-column table:style-name="Tabel7.B"/>
        <table:table-column table:style-name="Tabel7.C"/>
        <table:table-row>
          <table:table-cell table:style-name="Tabel7.A1" office:value-type="string">
            <text:p text:style-name="P20">Gebed: </text:p>
          </table:table-cell>
          <table:table-cell table:style-name="Tabel7.A1" office:value-type="string">
            <text:p text:style-name="P32"/>
          </table:table-cell>
          <table:table-cell table:style-name="Tabel7.A1" office:value-type="string">
            <text:p text:style-name="P12"/>
          </table:table-cell>
        </table:table-row>
      </table:table>
      <table:table table:name="Tabel8" table:style-name="Tabel8">
        <table:table-column table:style-name="Tabel8.A"/>
        <table:table-column table:style-name="Tabel8.B"/>
        <table:table-row>
          <table:table-cell table:style-name="Tabel8.A1" office:value-type="string">
            <text:p text:style-name="P9"/>
          </table:table-cell>
          <table:table-cell table:style-name="Tabel8.A1" office:value-type="string">
            <text:p text:style-name="P6"/>
          </table:table-cell>
        </table:table-row>
      </table:table>
      <table:table table:name="Tabel9" table:style-name="Tabel9">
        <table:table-column table:style-name="Tabel9.A"/>
        <table:table-column table:style-name="Tabel9.B"/>
        <table:table-row>
          <table:table-cell table:style-name="Tabel9.A1" office:value-type="string">
            <text:p text:style-name="P34">Schatten uit Gods Woord</text:p>
          </table:table-cell>
          <table:table-cell table:style-name="Tabel9.B1" office:value-type="string">
            <text:p text:style-name="P45"/>
          </table:table-cell>
        </table:table-row>
      </table:table>
      <table:table table:name="Tabel10" table:style-name="Tabel10">
        <table:table-column table:style-name="Tabel10.A"/>
        <table:table-row>
          <table:table-cell table:style-name="Tabel10.A1" office:value-type="string">
            <text:p text:style-name="P15"/>
          </table:table-cell>
        </table:table-row>
      </table:table>
      <table:table table:name="Tabel11" table:style-name="Tabel11">
        <table:table-column table:style-name="Tabel11.A"/>
        <table:table-column table:style-name="Tabel11.B"/>
        <table:table-row>
          <table:table-cell table:style-name="Tabel11.A1" office:value-type="string">
            <text:p text:style-name="P32"/>
          </table:table-cell>
          <table:table-cell table:style-name="Tabel11.A1" office:value-type="string">
            <text:p text:style-name="P6"/>
          </table:table-cell>
        </table:table-row>
      </table:table>
      <table:table table:name="Tabel12" table:style-name="Tabel12">
        <table:table-column table:style-name="Tabel12.A"/>
        <table:table-row>
          <table:table-cell table:style-name="Tabel12.A1" office:value-type="string">
            <text:p text:style-name="P15"/>
          </table:table-cell>
        </table:table-row>
      </table:table>
      <table:table table:name="Tabel13" table:style-name="Tabel13">
        <table:table-column table:style-name="Tabel13.A"/>
        <table:table-column table:style-name="Tabel13.B"/>
        <table:table-row>
          <table:table-cell table:style-name="Tabel13.A1" office:value-type="string">
            <text:p text:style-name="P32"/>
          </table:table-cell>
          <table:table-cell table:style-name="Tabel13.A1" office:value-type="string">
            <text:p text:style-name="P6"/>
          </table:table-cell>
        </table:table-row>
      </table:table>
      <table:table table:name="Tabel14" table:style-name="Tabel14">
        <table:table-column table:style-name="Tabel14.A"/>
        <table:table-column table:style-name="Tabel14.B"/>
        <table:table-column table:style-name="Tabel14.C"/>
        <table:table-row>
          <table:table-cell table:style-name="Tabel14.A1" office:value-type="string">
            <text:p text:style-name="P15"/>
          </table:table-cell>
          <table:table-cell table:style-name="Tabel14.A1" office:value-type="string">
            <text:p text:style-name="P27"/>
          </table:table-cell>
          <table:table-cell table:style-name="Tabel14.A1" office:value-type="string">
            <text:p text:style-name="P6"/>
          </table:table-cell>
        </table:table-row>
      </table:table>
      <text:p text:style-name="P3">Leg je toe op de velddienst</text:p>
      <table:table table:name="Tabel15" table:style-name="Tabel15">
        <table:table-column table:style-name="Tabel15.A"/>
        <table:table-row>
          <table:table-cell table:style-name="Tabel15.A1" office:value-type="string">
            <text:p text:style-name="P15"/>
          </table:table-cell>
        </table:table-row>
      </table:table>
      <table:table table:name="Tabel16" table:style-name="Tabel16">
        <table:table-column table:style-name="Tabel16.A"/>
        <table:table-column table:style-name="Tabel16.B"/>
        <table:table-row>
          <table:table-cell table:style-name="Tabel16.A1" office:value-type="string">
            <text:p text:style-name="P32"/>
          </table:table-cell>
          <table:table-cell table:style-name="Tabel16.A1" office:value-type="string">
            <text:p text:style-name="P6"/>
          </table:table-cell>
        </table:table-row>
      </table:table>
      <table:table table:name="Tabel17" table:style-name="Tabel17">
        <table:table-column table:style-name="Tabel17.A"/>
        <table:table-row>
          <table:table-cell table:style-name="Tabel17.A1" office:value-type="string">
            <text:p text:style-name="P15"/>
          </table:table-cell>
        </table:table-row>
      </table:table>
      <table:table table:name="Tabel18" table:style-name="Tabel18">
        <table:table-column table:style-name="Tabel18.A"/>
        <table:table-column table:style-name="Tabel18.B"/>
        <table:table-row>
          <table:table-cell table:style-name="Tabel18.A1" office:value-type="string">
            <text:p text:style-name="P32"/>
          </table:table-cell>
          <table:table-cell table:style-name="Tabel18.A1" office:value-type="string">
            <text:p text:style-name="P6"/>
          </table:table-cell>
        </table:table-row>
      </table:table>
      <table:table table:name="Tabel21" table:style-name="Tabel21">
        <table:table-column table:style-name="Tabel21.A"/>
        <table:table-column table:style-name="Tabel21.B"/>
        <table:table-row>
          <table:table-cell table:style-name="Tabel21.A1" office:value-type="string">
            <text:p text:style-name="P36">Leven als christenen</text:p>
          </table:table-cell>
          <table:table-cell table:style-name="Tabel21.A1" office:value-type="string">
            <text:p text:style-name="P12"/>
          </table:table-cell>
        </table:table-row>
      </table:table>
      <table:table table:name="Tabel22" table:style-name="Tabel22">
        <table:table-column table:style-name="Tabel22.A"/>
        <table:table-row>
          <table:table-cell table:style-name="Tabel22.A1" office:value-type="string">
            <text:p text:style-name="P15"/>
          </table:table-cell>
        </table:table-row>
      </table:table>
      <table:table table:name="Tabel23" table:style-name="Tabel23">
        <table:table-column table:style-name="Tabel23.A"/>
        <table:table-column table:style-name="Tabel23.B"/>
        <table:table-row>
          <table:table-cell table:style-name="Tabel23.A1" office:value-type="string">
            <text:p text:style-name="P32"/>
          </table:table-cell>
          <table:table-cell table:style-name="Tabel23.A1" office:value-type="string">
            <text:p text:style-name="P6"/>
          </table:table-cell>
        </table:table-row>
      </table:table>
      <table:table table:name="Tabel24" table:style-name="Tabel24">
        <table:table-column table:style-name="Tabel24.A"/>
        <table:table-row>
          <table:table-cell table:style-name="Tabel24.A1" office:value-type="string">
            <text:p text:style-name="P15"/>
          </table:table-cell>
        </table:table-row>
      </table:table>
      <table:table table:name="Tabel25" table:style-name="Tabel25">
        <table:table-column table:style-name="Tabel25.A"/>
        <table:table-column table:style-name="Tabel25.B"/>
        <table:table-row>
          <table:table-cell table:style-name="Tabel25.A1" office:value-type="string">
            <text:p text:style-name="P32"/>
          </table:table-cell>
          <table:table-cell table:style-name="Tabel25.A1" office:value-type="string">
            <text:p text:style-name="P6"/>
          </table:table-cell>
        </table:table-row>
      </table:table>
      <table:table table:name="Tabel26" table:style-name="Tabel26">
        <table:table-column table:style-name="Tabel26.A"/>
        <table:table-row>
          <table:table-cell table:style-name="Tabel26.A1" office:value-type="string">
            <text:p text:style-name="P15"/>
          </table:table-cell>
        </table:table-row>
      </table:table>
      <table:table table:name="Tabel27" table:style-name="Tabel27">
        <table:table-column table:style-name="Tabel27.A"/>
        <table:table-column table:style-name="Tabel27.B"/>
        <table:table-row>
          <table:table-cell table:style-name="Tabel27.A1" office:value-type="string">
            <text:p text:style-name="P9"/>
          </table:table-cell>
          <table:table-cell table:style-name="Tabel27.A1" office:value-type="string">
            <text:p text:style-name="P6"/>
          </table:table-cell>
        </table:table-row>
      </table:table>
      <table:table table:name="Tabel28" table:style-name="Tabel28">
        <table:table-column table:style-name="Tabel28.A"/>
        <table:table-column table:style-name="Tabel28.B"/>
        <table:table-column table:style-name="Tabel28.C"/>
        <table:table-row>
          <table:table-cell table:style-name="Tabel28.A1" office:value-type="string">
            <text:p text:style-name="P29"/>
          </table:table-cell>
          <table:table-cell table:style-name="Tabel28.A1" office:value-type="string">
            <text:p text:style-name="P22">Lezer: </text:p>
          </table:table-cell>
          <table:table-cell table:style-name="Tabel28.A1" office:value-type="string">
            <text:p text:style-name="P32"/>
          </table:table-cell>
        </table:table-row>
      </table:table>
      <table:table table:name="Tabel29" table:style-name="Tabel29">
        <table:table-column table:style-name="Tabel29.A"/>
        <table:table-column table:style-name="Tabel29.B"/>
        <table:table-row>
          <table:table-cell table:style-name="Tabel29.A1" office:value-type="string">
            <text:p text:style-name="P9"/>
          </table:table-cell>
          <table:table-cell table:style-name="Tabel29.A1" office:value-type="string">
            <text:p text:style-name="P6"/>
          </table:table-cell>
        </table:table-row>
      </table:table>
      <table:table table:name="Tabel30" table:style-name="Tabel30">
        <table:table-column table:style-name="Tabel30.A"/>
        <table:table-column table:style-name="Tabel30.B"/>
        <table:table-column table:style-name="Tabel30.C"/>
        <table:table-row>
          <table:table-cell table:style-name="Tabel30.A1" office:value-type="string">
            <text:p text:style-name="P22">Gebed: </text:p>
          </table:table-cell>
          <table:table-cell table:style-name="Tabel30.A1" office:value-type="string">
            <text:p text:style-name="P32"/>
          </table:table-cell>
          <table:table-cell table:style-name="Tabel30.A1" office:value-type="string">
            <text:p text:style-name="P14"/>
          </table:table-cell>
        </table:table-row>
      </table:table>
      <table:table table:name="Tabel31" table:style-name="Tabel31">
        <table:table-column table:style-name="Tabel31.A"/>
        <table:table-column table:style-name="Tabel31.B"/>
        <table:table-row>
          <table:table-cell table:style-name="Tabel31.A1" office:value-type="string">
            <text:p text:style-name="P43"/>
          </table:table-cell>
          <table:table-cell table:style-name="Tabel31.B1" office:value-type="string">
            <text:p text:style-name="P44"/>
          </table:table-cell>
        </table:table-row>
      </table:table>
      <table:table table:name="Tabel32" table:style-name="Tabel32">
        <table:table-column table:style-name="Tabel32.A"/>
        <table:table-column table:style-name="Tabel32.B"/>
        <table:table-row>
          <table:table-cell table:style-name="Tabel32.A1" office:value-type="string">
            <text:p text:style-name="P22">Loopmicro L/R: </text:p>
          </table:table-cell>
          <table:table-cell table:style-name="Tabel32.A1" office:value-type="string">
            <text:p text:style-name="P32"/>
          </table:table-cell>
        </table:table-row>
      </table:table>
      <table:table table:name="Tabel33" table:style-name="Tabel33">
        <table:table-column table:style-name="Tabel33.A"/>
        <table:table-column table:style-name="Tabel33.B"/>
        <table:table-row>
          <table:table-cell table:style-name="Tabel33.A1" office:value-type="string">
            <text:p text:style-name="P22">Voorzitter: </text:p>
          </table:table-cell>
          <table:table-cell table:style-name="Tabel33.A1" office:value-type="string">
            <text:p text:style-name="P32"/>
          </table:table-cell>
        </table:table-row>
      </table:table>
      <table:table table:name="Tabel34" table:style-name="Tabel34">
        <table:table-column table:style-name="Tabel34.A"/>
        <table:table-column table:style-name="Tabel34.B"/>
        <table:table-row>
          <table:table-cell table:style-name="Tabel34.A1" office:value-type="string">
            <text:p text:style-name="P36">Openbare lezing<text:span text:style-name="T7">: </text:span></text:p>
          </table:table-cell>
          <table:table-cell table:style-name="Tabel34.A1" office:value-type="string">
            <text:p text:style-name="P15"/>
          </table:table-cell>
        </table:table-row>
      </table:table>
      <table:table table:name="Tabel35" table:style-name="Tabel35">
        <table:table-column table:style-name="Tabel35.A" table:number-columns-repeated="2"/>
        <table:table-row>
          <table:table-cell table:style-name="Tabel35.A1" office:value-type="string">
            <text:p text:style-name="P31"/>
          </table:table-cell>
          <table:table-cell table:style-name="Tabel35.A1" office:value-type="string">
            <text:p text:style-name="P8"/>
          </table:table-cell>
        </table:table-row>
      </table:table>
      <table:table table:name="Tabel36" table:style-name="Tabel36">
        <table:table-column table:style-name="Tabel36.A"/>
        <table:table-row>
          <table:table-cell table:style-name="Tabel36.A1" office:value-type="string">
            <text:p text:style-name="P17"/>
          </table:table-cell>
        </table:table-row>
      </table:table>
      <table:table table:name="Tabel37" table:style-name="Tabel37">
        <table:table-column table:style-name="Tabel37.A"/>
        <table:table-column table:style-name="Tabel37.B"/>
        <table:table-row>
          <table:table-cell table:style-name="Tabel37.A1" office:value-type="string">
            <text:p text:style-name="P36"><text:span text:style-name="T2">Wachttoren</text:span>-studie<text:span text:style-name="T7">: </text:span></text:p>
          </table:table-cell>
          <table:table-cell table:style-name="Tabel37.A1" office:value-type="string">
            <text:p text:style-name="P15"/>
          </table:table-cell>
        </table:table-row>
      </table:table>
      <table:table table:name="Tabel38" table:style-name="Tabel38">
        <table:table-column table:style-name="Tabel38.A"/>
        <table:table-column table:style-name="Tabel38.B"/>
        <table:table-column table:style-name="Tabel38.C"/>
        <table:table-row>
          <table:table-cell table:style-name="Tabel38.A1" office:value-type="string">
            <text:p text:style-name="P24">Lezer: </text:p>
          </table:table-cell>
          <table:table-cell table:style-name="Tabel38.A1" office:value-type="string">
            <text:p text:style-name="P32"/>
          </table:table-cell>
          <table:table-cell table:style-name="Tabel38.A1" office:value-type="string">
            <text:p text:style-name="P12"/>
          </table:table-cell>
        </table:table-row>
      </table:table>
      <table:table table:name="Tabel39" table:style-name="Tabel39">
        <table:table-column table:style-name="Tabel39.A"/>
        <table:table-row>
          <table:table-cell table:style-name="Tabel39.A1" office:value-type="string">
            <text:p text:style-name="P38"/>
          </table:table-cell>
        </table:table-row>
      </table:table>
      <table:table table:name="Tabel40" table:style-name="Tabel40">
        <table:table-column table:style-name="Tabel40.A"/>
        <table:table-column table:style-name="Tabel40.B"/>
        <table:table-row>
          <table:table-cell table:style-name="Tabel40.A1" office:value-type="string">
            <text:p text:style-name="P20">Geluid/Podium: </text:p>
          </table:table-cell>
          <table:table-cell table:style-name="Tabel40.A1" office:value-type="string">
            <text:p text:style-name="P32"/>
          </table:table-cell>
        </table:table-row>
      </table:table>
      <table:table table:name="Tabel41" table:style-name="Tabel41">
        <table:table-column table:style-name="Tabel41.A"/>
        <table:table-column table:style-name="Tabel41.B"/>
        <table:table-column table:style-name="Tabel41.C"/>
        <table:table-row>
          <table:table-cell table:style-name="Tabel41.A1" office:value-type="string">
            <text:p text:style-name="P20">Reiniging: </text:p>
          </table:table-cell>
          <table:table-cell table:style-name="Tabel41.A1" office:value-type="string">
            <text:p text:style-name="P9"/>
          </table:table-cell>
          <table:table-cell table:style-name="Tabel41.A1" office:value-type="string">
            <text:p text:style-name="P6"/>
          </table:table-cell>
        </table:table-row>
      </table:table>
      <table:table table:name="Tabel42" table:style-name="Tabel42">
        <table:table-column table:style-name="Tabel42.A"/>
        <table:table-column table:style-name="Tabel42.B"/>
        <table:table-row>
          <table:table-cell table:style-name="Tabel42.A1" office:value-type="string">
            <text:p text:style-name="P43"/>
          </table:table-cell>
          <table:table-cell table:style-name="Tabel42.B1" office:value-type="string">
            <text:p text:style-name="P44"/>
          </table:table-cell>
        </table:table-row>
      </table:table>
      <table:table table:name="Tabel43" table:style-name="Tabel43">
        <table:table-column table:style-name="Tabel43.A"/>
        <table:table-column table:style-name="Tabel43.B"/>
        <table:table-row>
          <table:table-cell table:style-name="Tabel43.A1" office:value-type="string">
            <text:p text:style-name="P20">Loopmicro L/R: </text:p>
          </table:table-cell>
          <table:table-cell table:style-name="Tabel43.A1" office:value-type="string">
            <text:p text:style-name="P32"/>
          </table:table-cell>
        </table:table-row>
      </table:table>
      <table:table table:name="Tabel44" table:style-name="Tabel44">
        <table:table-column table:style-name="Tabel44.A"/>
        <table:table-column table:style-name="Tabel44.B"/>
        <table:table-row>
          <table:table-cell table:style-name="Tabel44.A1" office:value-type="string">
            <text:p text:style-name="P20">Voorzitter: </text:p>
          </table:table-cell>
          <table:table-cell table:style-name="Tabel44.A1" office:value-type="string">
            <text:p text:style-name="P32"/>
          </table:table-cell>
        </table:table-row>
      </table:table>
      <table:table table:name="Tabel45" table:style-name="Tabel45">
        <table:table-column table:style-name="Tabel45.A"/>
        <table:table-column table:style-name="Tabel45.B"/>
        <table:table-column table:style-name="Tabel45.C"/>
        <table:table-row>
          <table:table-cell table:style-name="Tabel45.A1" office:value-type="string">
            <text:p text:style-name="P20">Gebed: </text:p>
          </table:table-cell>
          <table:table-cell table:style-name="Tabel45.A1" office:value-type="string">
            <text:p text:style-name="P32"/>
          </table:table-cell>
          <table:table-cell table:style-name="Tabel45.A1" office:value-type="string">
            <text:p text:style-name="P12"/>
          </table:table-cell>
        </table:table-row>
      </table:table>
      <table:table table:name="Tabel46" table:style-name="Tabel46">
        <table:table-column table:style-name="Tabel46.A"/>
        <table:table-column table:style-name="Tabel46.B"/>
        <table:table-row>
          <table:table-cell table:style-name="Tabel46.A1" office:value-type="string">
            <text:p text:style-name="P9"/>
          </table:table-cell>
          <table:table-cell table:style-name="Tabel46.A1" office:value-type="string">
            <text:p text:style-name="P6"/>
          </table:table-cell>
        </table:table-row>
      </table:table>
      <table:table table:name="Tabel47" table:style-name="Tabel47">
        <table:table-column table:style-name="Tabel47.A"/>
        <table:table-column table:style-name="Tabel47.B"/>
        <table:table-row>
          <table:table-cell table:style-name="Tabel47.A1" office:value-type="string">
            <text:p text:style-name="P34">Schatten uit Gods Woord</text:p>
          </table:table-cell>
          <table:table-cell table:style-name="Tabel47.B1" office:value-type="string">
            <text:p text:style-name="P45"/>
          </table:table-cell>
        </table:table-row>
      </table:table>
      <table:table table:name="Tabel48" table:style-name="Tabel48">
        <table:table-column table:style-name="Tabel48.A"/>
        <table:table-row>
          <table:table-cell table:style-name="Tabel48.A1" office:value-type="string">
            <text:p text:style-name="P15"/>
          </table:table-cell>
        </table:table-row>
      </table:table>
      <table:table table:name="Tabel49" table:style-name="Tabel49">
        <table:table-column table:style-name="Tabel49.A"/>
        <table:table-column table:style-name="Tabel49.B"/>
        <table:table-row>
          <table:table-cell table:style-name="Tabel49.A1" office:value-type="string">
            <text:p text:style-name="P32"/>
          </table:table-cell>
          <table:table-cell table:style-name="Tabel49.A1" office:value-type="string">
            <text:p text:style-name="P6"/>
          </table:table-cell>
        </table:table-row>
      </table:table>
      <table:table table:name="Tabel50" table:style-name="Tabel50">
        <table:table-column table:style-name="Tabel50.A"/>
        <table:table-row>
          <table:table-cell table:style-name="Tabel50.A1" office:value-type="string">
            <text:p text:style-name="P15"/>
          </table:table-cell>
        </table:table-row>
      </table:table>
      <table:table table:name="Tabel51" table:style-name="Tabel51">
        <table:table-column table:style-name="Tabel51.A"/>
        <table:table-column table:style-name="Tabel51.B"/>
        <table:table-row>
          <table:table-cell table:style-name="Tabel51.A1" office:value-type="string">
            <text:p text:style-name="P32"/>
          </table:table-cell>
          <table:table-cell table:style-name="Tabel51.A1" office:value-type="string">
            <text:p text:style-name="P6"/>
          </table:table-cell>
        </table:table-row>
      </table:table>
      <table:table table:name="Tabel52" table:style-name="Tabel52">
        <table:table-column table:style-name="Tabel52.A"/>
        <table:table-column table:style-name="Tabel52.B"/>
        <table:table-column table:style-name="Tabel52.C"/>
        <table:table-row>
          <table:table-cell table:style-name="Tabel52.A1" office:value-type="string">
            <text:p text:style-name="P15"/>
          </table:table-cell>
          <table:table-cell table:style-name="Tabel52.A1" office:value-type="string">
            <text:p text:style-name="P27"/>
          </table:table-cell>
          <table:table-cell table:style-name="Tabel52.A1" office:value-type="string">
            <text:p text:style-name="P6"/>
          </table:table-cell>
        </table:table-row>
      </table:table>
      <text:p text:style-name="P2">Leg je toe op de velddienst</text:p>
      <table:table table:name="Tabel53" table:style-name="Tabel53">
        <table:table-column table:style-name="Tabel53.A"/>
        <table:table-column table:style-name="Tabel53.B"/>
        <table:table-row>
          <table:table-cell table:style-name="Tabel53.A1" office:value-type="string">
            <text:p text:style-name="P15"/>
          </table:table-cell>
          <table:table-cell table:style-name="Tabel53.A1" office:value-type="string">
            <text:p text:style-name="P6"/>
          </table:table-cell>
        </table:table-row>
      </table:table>
      <table:table table:name="Tabel54" table:style-name="Tabel54">
        <table:table-column table:style-name="Tabel54.A"/>
        <table:table-column table:style-name="Tabel54.B"/>
        <table:table-column table:style-name="Tabel54.C"/>
        <table:table-row>
          <table:table-cell table:style-name="Tabel54.A1" office:value-type="string">
            <text:p text:style-name="P57"/>
          </table:table-cell>
          <table:table-cell table:style-name="Tabel54.A1" office:value-type="string">
            <text:p text:style-name="P9"><text:s text:c="3"/><text:span text:style-name="T1">&amp; <text:s text:c="2"/></text:span></text:p>
          </table:table-cell>
          <table:table-cell table:style-name="Tabel54.A1" office:value-type="string">
            <text:p text:style-name="P32"/>
          </table:table-cell>
        </table:table-row>
      </table:table>
      <table:table table:name="Tabel55" table:style-name="Tabel55">
        <table:table-column table:style-name="Tabel55.A"/>
        <table:table-column table:style-name="Tabel55.B"/>
        <table:table-row>
          <table:table-cell table:style-name="Tabel55.A1" office:value-type="string">
            <text:p text:style-name="P15"/>
          </table:table-cell>
          <table:table-cell table:style-name="Tabel55.A1" office:value-type="string">
            <text:p text:style-name="P6"/>
          </table:table-cell>
        </table:table-row>
      </table:table>
      <table:table table:name="Tabel56" table:style-name="Tabel56">
        <table:table-column table:style-name="Tabel56.A"/>
        <table:table-column table:style-name="Tabel56.B"/>
        <table:table-column table:style-name="Tabel56.C"/>
        <table:table-row>
          <table:table-cell table:style-name="Tabel56.A1" office:value-type="string">
            <text:p text:style-name="P32"/>
          </table:table-cell>
          <table:table-cell table:style-name="Tabel56.A1" office:value-type="string">
            <text:p text:style-name="P9"><text:s text:c="3"/><text:span text:style-name="T1">&amp; <text:s text:c="2"/></text:span></text:p>
          </table:table-cell>
          <table:table-cell table:style-name="Tabel56.A1" office:value-type="string">
            <text:p text:style-name="P32"/>
          </table:table-cell>
        </table:table-row>
      </table:table>
      <table:table table:name="Tabel57" table:style-name="Tabel57">
        <table:table-column table:style-name="Tabel57.A"/>
        <table:table-column table:style-name="Tabel57.B"/>
        <table:table-row>
          <table:table-cell table:style-name="Tabel57.A1" office:value-type="string">
            <text:p text:style-name="P15"/>
          </table:table-cell>
          <table:table-cell table:style-name="Tabel57.A1" office:value-type="string">
            <text:p text:style-name="P6"/>
          </table:table-cell>
        </table:table-row>
      </table:table>
      <table:table table:name="Tabel58" table:style-name="Tabel58">
        <table:table-column table:style-name="Tabel58.A"/>
        <table:table-column table:style-name="Tabel58.B"/>
        <table:table-column table:style-name="Tabel58.C"/>
        <table:table-row>
          <table:table-cell table:style-name="Tabel58.A1" office:value-type="string">
            <text:p text:style-name="P32"/>
          </table:table-cell>
          <table:table-cell table:style-name="Tabel58.A1" office:value-type="string">
            <text:p text:style-name="P9"><text:s text:c="3"/><text:span text:style-name="T1">&amp; <text:s text:c="2"/></text:span></text:p>
          </table:table-cell>
          <table:table-cell table:style-name="Tabel58.A1" office:value-type="string">
            <text:p text:style-name="P32"/>
          </table:table-cell>
        </table:table-row>
      </table:table>
      <table:table table:name="Tabel59" table:style-name="Tabel59">
        <table:table-column table:style-name="Tabel59.A"/>
        <table:table-column table:style-name="Tabel59.B"/>
        <table:table-row>
          <table:table-cell table:style-name="Tabel59.A1" office:value-type="string">
            <text:p text:style-name="P36">Leven als christenen</text:p>
          </table:table-cell>
          <table:table-cell table:style-name="Tabel59.A1" office:value-type="string">
            <text:p text:style-name="P12"/>
          </table:table-cell>
        </table:table-row>
      </table:table>
      <table:table table:name="Tabel60" table:style-name="Tabel60">
        <table:table-column table:style-name="Tabel60.A"/>
        <table:table-row>
          <table:table-cell table:style-name="Tabel60.A1" office:value-type="string">
            <text:p text:style-name="P15"/>
          </table:table-cell>
        </table:table-row>
      </table:table>
      <table:table table:name="Tabel61" table:style-name="Tabel61">
        <table:table-column table:style-name="Tabel61.A"/>
        <table:table-column table:style-name="Tabel61.B"/>
        <table:table-row>
          <table:table-cell table:style-name="Tabel61.A1" office:value-type="string">
            <text:p text:style-name="P32"/>
          </table:table-cell>
          <table:table-cell table:style-name="Tabel61.A1" office:value-type="string">
            <text:p text:style-name="P6"/>
          </table:table-cell>
        </table:table-row>
      </table:table>
      <table:table table:name="Tabel62" table:style-name="Tabel62">
        <table:table-column table:style-name="Tabel62.A"/>
        <table:table-row>
          <table:table-cell table:style-name="Tabel62.A1" office:value-type="string">
            <text:p text:style-name="P15"/>
          </table:table-cell>
        </table:table-row>
      </table:table>
      <table:table table:name="Tabel63" table:style-name="Tabel63">
        <table:table-column table:style-name="Tabel63.A"/>
        <table:table-column table:style-name="Tabel63.B"/>
        <table:table-row>
          <table:table-cell table:style-name="Tabel63.A1" office:value-type="string">
            <text:p text:style-name="P32"/>
          </table:table-cell>
          <table:table-cell table:style-name="Tabel63.A1" office:value-type="string">
            <text:p text:style-name="P6"/>
          </table:table-cell>
        </table:table-row>
      </table:table>
      <table:table table:name="Tabel64" table:style-name="Tabel64">
        <table:table-column table:style-name="Tabel64.A"/>
        <table:table-row>
          <table:table-cell table:style-name="Tabel64.A1" office:value-type="string">
            <text:p text:style-name="P15"/>
          </table:table-cell>
        </table:table-row>
      </table:table>
      <table:table table:name="Tabel65" table:style-name="Tabel65">
        <table:table-column table:style-name="Tabel65.A"/>
        <table:table-column table:style-name="Tabel65.B"/>
        <table:table-row>
          <table:table-cell table:style-name="Tabel65.A1" office:value-type="string">
            <text:p text:style-name="P9"/>
          </table:table-cell>
          <table:table-cell table:style-name="Tabel65.A1" office:value-type="string">
            <text:p text:style-name="P6"/>
          </table:table-cell>
        </table:table-row>
      </table:table>
      <table:table table:name="Tabel66" table:style-name="Tabel66">
        <table:table-column table:style-name="Tabel66.A"/>
        <table:table-column table:style-name="Tabel66.B"/>
        <table:table-column table:style-name="Tabel66.C"/>
        <table:table-row>
          <table:table-cell table:style-name="Tabel66.A1" office:value-type="string">
            <text:p text:style-name="P29"/>
          </table:table-cell>
          <table:table-cell table:style-name="Tabel66.A1" office:value-type="string">
            <text:p text:style-name="P22">Lezer: </text:p>
          </table:table-cell>
          <table:table-cell table:style-name="Tabel66.A1" office:value-type="string">
            <text:p text:style-name="P32"/>
          </table:table-cell>
        </table:table-row>
      </table:table>
      <table:table table:name="Tabel67" table:style-name="Tabel67">
        <table:table-column table:style-name="Tabel67.A"/>
        <table:table-column table:style-name="Tabel67.B"/>
        <table:table-row>
          <table:table-cell table:style-name="Tabel67.A1" office:value-type="string">
            <text:p text:style-name="P9"/>
          </table:table-cell>
          <table:table-cell table:style-name="Tabel67.A1" office:value-type="string">
            <text:p text:style-name="P6"/>
          </table:table-cell>
        </table:table-row>
      </table:table>
      <table:table table:name="Tabel68" table:style-name="Tabel68">
        <table:table-column table:style-name="Tabel68.A"/>
        <table:table-column table:style-name="Tabel68.B"/>
        <table:table-column table:style-name="Tabel68.C"/>
        <table:table-row>
          <table:table-cell table:style-name="Tabel68.A1" office:value-type="string">
            <text:p text:style-name="P22">Gebed: </text:p>
          </table:table-cell>
          <table:table-cell table:style-name="Tabel68.A1" office:value-type="string">
            <text:p text:style-name="P32"/>
          </table:table-cell>
          <table:table-cell table:style-name="Tabel68.A1" office:value-type="string">
            <text:p text:style-name="P14"/>
          </table:table-cell>
        </table:table-row>
      </table:table>
      <table:table table:name="Tabel69" table:style-name="Tabel69">
        <table:table-column table:style-name="Tabel69.A"/>
        <table:table-column table:style-name="Tabel69.B"/>
        <table:table-row>
          <table:table-cell table:style-name="Tabel69.A1" office:value-type="string">
            <text:p text:style-name="P43"/>
          </table:table-cell>
          <table:table-cell table:style-name="Tabel69.B1" office:value-type="string">
            <text:p text:style-name="P44"/>
          </table:table-cell>
        </table:table-row>
      </table:table>
      <table:table table:name="Tabel70" table:style-name="Tabel70">
        <table:table-column table:style-name="Tabel70.A"/>
        <table:table-column table:style-name="Tabel70.B"/>
        <table:table-row>
          <table:table-cell table:style-name="Tabel70.A1" office:value-type="string">
            <text:p text:style-name="P22">Loopmicro L/R: </text:p>
          </table:table-cell>
          <table:table-cell table:style-name="Tabel70.A1" office:value-type="string">
            <text:p text:style-name="P32"/>
          </table:table-cell>
        </table:table-row>
      </table:table>
      <table:table table:name="Tabel71" table:style-name="Tabel71">
        <table:table-column table:style-name="Tabel71.A"/>
        <table:table-column table:style-name="Tabel71.B"/>
        <table:table-row>
          <table:table-cell table:style-name="Tabel71.A1" office:value-type="string">
            <text:p text:style-name="P22">Voorzitter: </text:p>
          </table:table-cell>
          <table:table-cell table:style-name="Tabel71.A1" office:value-type="string">
            <text:p text:style-name="P32"/>
          </table:table-cell>
        </table:table-row>
      </table:table>
      <table:table table:name="Tabel72" table:style-name="Tabel72">
        <table:table-column table:style-name="Tabel72.A"/>
        <table:table-column table:style-name="Tabel72.B"/>
        <table:table-row>
          <table:table-cell table:style-name="Tabel72.A1" office:value-type="string">
            <text:p text:style-name="P36">Openbare lezing<text:span text:style-name="T7">: </text:span></text:p>
          </table:table-cell>
          <table:table-cell table:style-name="Tabel72.A1" office:value-type="string">
            <text:p text:style-name="P15"/>
          </table:table-cell>
        </table:table-row>
      </table:table>
      <table:table table:name="Tabel73" table:style-name="Tabel73">
        <table:table-column table:style-name="Tabel73.A" table:number-columns-repeated="2"/>
        <table:table-row>
          <table:table-cell table:style-name="Tabel73.A1" office:value-type="string">
            <text:p text:style-name="P31"/>
          </table:table-cell>
          <table:table-cell table:style-name="Tabel73.A1" office:value-type="string">
            <text:p text:style-name="P8"/>
          </table:table-cell>
        </table:table-row>
      </table:table>
      <table:table table:name="Tabel74" table:style-name="Tabel74">
        <table:table-column table:style-name="Tabel74.A"/>
        <table:table-row>
          <table:table-cell table:style-name="Tabel74.A1" office:value-type="string">
            <text:p text:style-name="P17"/>
          </table:table-cell>
        </table:table-row>
      </table:table>
      <table:table table:name="Tabel75" table:style-name="Tabel75">
        <table:table-column table:style-name="Tabel75.A"/>
        <table:table-column table:style-name="Tabel75.B"/>
        <table:table-row>
          <table:table-cell table:style-name="Tabel75.A1" office:value-type="string">
            <text:p text:style-name="P36"><text:span text:style-name="T2">Wachttoren</text:span>-studie<text:span text:style-name="T7">: </text:span></text:p>
          </table:table-cell>
          <table:table-cell table:style-name="Tabel75.A1" office:value-type="string">
            <text:p text:style-name="P15"/>
          </table:table-cell>
        </table:table-row>
      </table:table>
      <table:table table:name="Tabel76" table:style-name="Tabel76">
        <table:table-column table:style-name="Tabel76.A"/>
        <table:table-column table:style-name="Tabel76.B"/>
        <table:table-column table:style-name="Tabel76.C"/>
        <table:table-row>
          <table:table-cell table:style-name="Tabel76.A1" office:value-type="string">
            <text:p text:style-name="P24">Lezer: </text:p>
          </table:table-cell>
          <table:table-cell table:style-name="Tabel76.A1" office:value-type="string">
            <text:p text:style-name="P32"/>
          </table:table-cell>
          <table:table-cell table:style-name="Tabel76.A1" office:value-type="string">
            <text:p text:style-name="P12"/>
          </table:table-cell>
        </table:table-row>
      </table:table>
      <table:table table:name="Tabel77" table:style-name="Tabel77">
        <table:table-column table:style-name="Tabel77.A"/>
        <table:table-row>
          <table:table-cell table:style-name="Tabel77.A1" office:value-type="string">
            <text:p text:style-name="P38"/>
          </table:table-cell>
        </table:table-row>
      </table:table>
      <table:table table:name="Tabel78" table:style-name="Tabel78">
        <table:table-column table:style-name="Tabel78.A"/>
        <table:table-column table:style-name="Tabel78.B"/>
        <table:table-row>
          <table:table-cell table:style-name="Tabel78.A1" office:value-type="string">
            <text:p text:style-name="P20">Geluid/Podium: </text:p>
          </table:table-cell>
          <table:table-cell table:style-name="Tabel78.A1" office:value-type="string">
            <text:p text:style-name="P32"/>
          </table:table-cell>
        </table:table-row>
      </table:table>
      <table:table table:name="Tabel79" table:style-name="Tabel79">
        <table:table-column table:style-name="Tabel79.A"/>
        <table:table-column table:style-name="Tabel79.B"/>
        <table:table-column table:style-name="Tabel79.C"/>
        <table:table-row>
          <table:table-cell table:style-name="Tabel79.A1" office:value-type="string">
            <text:p text:style-name="P20">Reiniging: </text:p>
          </table:table-cell>
          <table:table-cell table:style-name="Tabel79.A1" office:value-type="string">
            <text:p text:style-name="P9"/>
          </table:table-cell>
          <table:table-cell table:style-name="Tabel79.A1" office:value-type="string">
            <text:p text:style-name="P6"/>
          </table:table-cell>
        </table:table-row>
      </table:table>
      <table:table table:name="Tabel80" table:style-name="Tabel80">
        <table:table-column table:style-name="Tabel80.A"/>
        <table:table-column table:style-name="Tabel80.B"/>
        <table:table-row>
          <table:table-cell table:style-name="Tabel80.A1" office:value-type="string">
            <text:p text:style-name="P43"/>
          </table:table-cell>
          <table:table-cell table:style-name="Tabel80.B1" office:value-type="string">
            <text:p text:style-name="P44"/>
          </table:table-cell>
        </table:table-row>
      </table:table>
      <table:table table:name="Tabel81" table:style-name="Tabel81">
        <table:table-column table:style-name="Tabel81.A"/>
        <table:table-column table:style-name="Tabel81.B"/>
        <table:table-row>
          <table:table-cell table:style-name="Tabel81.A1" office:value-type="string">
            <text:p text:style-name="P20">Loopmicro L/R: </text:p>
          </table:table-cell>
          <table:table-cell table:style-name="Tabel81.A1" office:value-type="string">
            <text:p text:style-name="P32"/>
          </table:table-cell>
        </table:table-row>
      </table:table>
      <table:table table:name="Tabel82" table:style-name="Tabel82">
        <table:table-column table:style-name="Tabel82.A"/>
        <table:table-column table:style-name="Tabel82.B"/>
        <table:table-row>
          <table:table-cell table:style-name="Tabel82.A1" office:value-type="string">
            <text:p text:style-name="P20">Voorzitter: </text:p>
          </table:table-cell>
          <table:table-cell table:style-name="Tabel82.A1" office:value-type="string">
            <text:p text:style-name="P32"/>
          </table:table-cell>
        </table:table-row>
      </table:table>
      <table:table table:name="Tabel83" table:style-name="Tabel83">
        <table:table-column table:style-name="Tabel83.A"/>
        <table:table-column table:style-name="Tabel83.B"/>
        <table:table-column table:style-name="Tabel83.C"/>
        <table:table-row>
          <table:table-cell table:style-name="Tabel83.A1" office:value-type="string">
            <text:p text:style-name="P20">Gebed: </text:p>
          </table:table-cell>
          <table:table-cell table:style-name="Tabel83.A1" office:value-type="string">
            <text:p text:style-name="P32"/>
          </table:table-cell>
          <table:table-cell table:style-name="Tabel83.A1" office:value-type="string">
            <text:p text:style-name="P12"/>
          </table:table-cell>
        </table:table-row>
      </table:table>
      <table:table table:name="Tabel84" table:style-name="Tabel84">
        <table:table-column table:style-name="Tabel84.A"/>
        <table:table-column table:style-name="Tabel84.B"/>
        <table:table-row>
          <table:table-cell table:style-name="Tabel84.A1" office:value-type="string">
            <text:p text:style-name="P9"/>
          </table:table-cell>
          <table:table-cell table:style-name="Tabel84.A1" office:value-type="string">
            <text:p text:style-name="P6"/>
          </table:table-cell>
        </table:table-row>
      </table:table>
      <table:table table:name="Tabel85" table:style-name="Tabel85">
        <table:table-column table:style-name="Tabel85.A"/>
        <table:table-column table:style-name="Tabel85.B"/>
        <table:table-row>
          <table:table-cell table:style-name="Tabel85.A1" office:value-type="string">
            <text:p text:style-name="P34">Schatten uit Gods Woord</text:p>
          </table:table-cell>
          <table:table-cell table:style-name="Tabel85.B1" office:value-type="string">
            <text:p text:style-name="P45"/>
          </table:table-cell>
        </table:table-row>
      </table:table>
      <table:table table:name="Tabel86" table:style-name="Tabel86">
        <table:table-column table:style-name="Tabel86.A"/>
        <table:table-row>
          <table:table-cell table:style-name="Tabel86.A1" office:value-type="string">
            <text:p text:style-name="P15"/>
          </table:table-cell>
        </table:table-row>
      </table:table>
      <table:table table:name="Tabel87" table:style-name="Tabel87">
        <table:table-column table:style-name="Tabel87.A"/>
        <table:table-column table:style-name="Tabel87.B"/>
        <table:table-row>
          <table:table-cell table:style-name="Tabel87.A1" office:value-type="string">
            <text:p text:style-name="P32"/>
          </table:table-cell>
          <table:table-cell table:style-name="Tabel87.A1" office:value-type="string">
            <text:p text:style-name="P6"/>
          </table:table-cell>
        </table:table-row>
      </table:table>
      <table:table table:name="Tabel88" table:style-name="Tabel88">
        <table:table-column table:style-name="Tabel88.A"/>
        <table:table-row>
          <table:table-cell table:style-name="Tabel88.A1" office:value-type="string">
            <text:p text:style-name="P15"/>
          </table:table-cell>
        </table:table-row>
      </table:table>
      <table:table table:name="Tabel89" table:style-name="Tabel89">
        <table:table-column table:style-name="Tabel89.A"/>
        <table:table-column table:style-name="Tabel89.B"/>
        <table:table-row>
          <table:table-cell table:style-name="Tabel89.A1" office:value-type="string">
            <text:p text:style-name="P32"/>
          </table:table-cell>
          <table:table-cell table:style-name="Tabel89.A1" office:value-type="string">
            <text:p text:style-name="P6"/>
          </table:table-cell>
        </table:table-row>
      </table:table>
      <table:table table:name="Tabel90" table:style-name="Tabel90">
        <table:table-column table:style-name="Tabel90.A"/>
        <table:table-column table:style-name="Tabel90.B"/>
        <table:table-column table:style-name="Tabel90.C"/>
        <table:table-row>
          <table:table-cell table:style-name="Tabel90.A1" office:value-type="string">
            <text:p text:style-name="P15"/>
          </table:table-cell>
          <table:table-cell table:style-name="Tabel90.A1" office:value-type="string">
            <text:p text:style-name="P27"/>
          </table:table-cell>
          <table:table-cell table:style-name="Tabel90.A1" office:value-type="string">
            <text:p text:style-name="P6"/>
          </table:table-cell>
        </table:table-row>
      </table:table>
      <text:p text:style-name="P2">Leg je toe op de velddienst</text:p>
      <table:table table:name="Tabel91" table:style-name="Tabel91">
        <table:table-column table:style-name="Tabel91.A"/>
        <table:table-column table:style-name="Tabel91.B"/>
        <table:table-row>
          <table:table-cell table:style-name="Tabel91.A1" office:value-type="string">
            <text:p text:style-name="P15"/>
          </table:table-cell>
          <table:table-cell table:style-name="Tabel91.A1" office:value-type="string">
            <text:p text:style-name="P6"/>
          </table:table-cell>
        </table:table-row>
      </table:table>
      <table:table table:name="Tabel92" table:style-name="Tabel92">
        <table:table-column table:style-name="Tabel92.A"/>
        <table:table-column table:style-name="Tabel92.B"/>
        <table:table-column table:style-name="Tabel92.C"/>
        <table:table-row>
          <table:table-cell table:style-name="Tabel92.A1" office:value-type="string">
            <text:p text:style-name="P32"/>
          </table:table-cell>
          <table:table-cell table:style-name="Tabel92.A1" office:value-type="string">
            <text:p text:style-name="P9"><text:s text:c="3"/><text:span text:style-name="T1">&amp; <text:s text:c="2"/></text:span></text:p>
          </table:table-cell>
          <table:table-cell table:style-name="Tabel92.A1" office:value-type="string">
            <text:p text:style-name="P32"/>
          </table:table-cell>
        </table:table-row>
      </table:table>
      <table:table table:name="Tabel93" table:style-name="Tabel93">
        <table:table-column table:style-name="Tabel93.A"/>
        <table:table-column table:style-name="Tabel93.B"/>
        <table:table-row>
          <table:table-cell table:style-name="Tabel93.A1" office:value-type="string">
            <text:p text:style-name="P15"/>
          </table:table-cell>
          <table:table-cell table:style-name="Tabel93.A1" office:value-type="string">
            <text:p text:style-name="P6"/>
          </table:table-cell>
        </table:table-row>
      </table:table>
      <table:table table:name="Tabel94" table:style-name="Tabel94">
        <table:table-column table:style-name="Tabel94.A"/>
        <table:table-column table:style-name="Tabel94.B"/>
        <table:table-column table:style-name="Tabel94.C"/>
        <table:table-row>
          <table:table-cell table:style-name="Tabel94.A1" office:value-type="string">
            <text:p text:style-name="P32"/>
          </table:table-cell>
          <table:table-cell table:style-name="Tabel94.A1" office:value-type="string">
            <text:p text:style-name="P9"><text:s text:c="3"/><text:span text:style-name="T1">&amp; <text:s text:c="2"/></text:span></text:p>
          </table:table-cell>
          <table:table-cell table:style-name="Tabel94.A1" office:value-type="string">
            <text:p text:style-name="P32"/>
          </table:table-cell>
        </table:table-row>
      </table:table>
      <table:table table:name="Tabel95" table:style-name="Tabel95">
        <table:table-column table:style-name="Tabel95.A"/>
        <table:table-column table:style-name="Tabel95.B"/>
        <table:table-row>
          <table:table-cell table:style-name="Tabel95.A1" office:value-type="string">
            <text:p text:style-name="P15"/>
          </table:table-cell>
          <table:table-cell table:style-name="Tabel95.A1" office:value-type="string">
            <text:p text:style-name="P6"/>
          </table:table-cell>
        </table:table-row>
      </table:table>
      <table:table table:name="Tabel96" table:style-name="Tabel96">
        <table:table-column table:style-name="Tabel96.A"/>
        <table:table-column table:style-name="Tabel96.B"/>
        <table:table-column table:style-name="Tabel96.C"/>
        <table:table-row>
          <table:table-cell table:style-name="Tabel96.A1" office:value-type="string">
            <text:p text:style-name="P32"/>
          </table:table-cell>
          <table:table-cell table:style-name="Tabel96.A1" office:value-type="string">
            <text:p text:style-name="P9"><text:s text:c="3"/><text:span text:style-name="T1">&amp; <text:s text:c="2"/></text:span></text:p>
          </table:table-cell>
          <table:table-cell table:style-name="Tabel96.A1" office:value-type="string">
            <text:p text:style-name="P32"/>
          </table:table-cell>
        </table:table-row>
      </table:table>
      <table:table table:name="Tabel97" table:style-name="Tabel97">
        <table:table-column table:style-name="Tabel97.A"/>
        <table:table-column table:style-name="Tabel97.B"/>
        <table:table-row>
          <table:table-cell table:style-name="Tabel97.A1" office:value-type="string">
            <text:p text:style-name="P36">Leven als christenen</text:p>
          </table:table-cell>
          <table:table-cell table:style-name="Tabel97.A1" office:value-type="string">
            <text:p text:style-name="P12"/>
          </table:table-cell>
        </table:table-row>
      </table:table>
      <table:table table:name="Tabel98" table:style-name="Tabel98">
        <table:table-column table:style-name="Tabel98.A"/>
        <table:table-row>
          <table:table-cell table:style-name="Tabel98.A1" office:value-type="string">
            <text:p text:style-name="P15"/>
          </table:table-cell>
        </table:table-row>
      </table:table>
      <table:table table:name="Tabel99" table:style-name="Tabel99">
        <table:table-column table:style-name="Tabel99.A"/>
        <table:table-column table:style-name="Tabel99.B"/>
        <table:table-row>
          <table:table-cell table:style-name="Tabel99.A1" office:value-type="string">
            <text:p text:style-name="P32"/>
          </table:table-cell>
          <table:table-cell table:style-name="Tabel99.A1" office:value-type="string">
            <text:p text:style-name="P6"/>
          </table:table-cell>
        </table:table-row>
      </table:table>
      <table:table table:name="Tabel100" table:style-name="Tabel100">
        <table:table-column table:style-name="Tabel100.A"/>
        <table:table-row>
          <table:table-cell table:style-name="Tabel100.A1" office:value-type="string">
            <text:p text:style-name="P15"/>
          </table:table-cell>
        </table:table-row>
      </table:table>
      <table:table table:name="Tabel101" table:style-name="Tabel101">
        <table:table-column table:style-name="Tabel101.A"/>
        <table:table-column table:style-name="Tabel101.B"/>
        <table:table-row>
          <table:table-cell table:style-name="Tabel101.A1" office:value-type="string">
            <text:p text:style-name="P32"/>
          </table:table-cell>
          <table:table-cell table:style-name="Tabel101.A1" office:value-type="string">
            <text:p text:style-name="P6"/>
          </table:table-cell>
        </table:table-row>
      </table:table>
      <table:table table:name="Tabel102" table:style-name="Tabel102">
        <table:table-column table:style-name="Tabel102.A"/>
        <table:table-row>
          <table:table-cell table:style-name="Tabel102.A1" office:value-type="string">
            <text:p text:style-name="P15"/>
          </table:table-cell>
        </table:table-row>
      </table:table>
      <table:table table:name="Tabel103" table:style-name="Tabel103">
        <table:table-column table:style-name="Tabel103.A"/>
        <table:table-column table:style-name="Tabel103.B"/>
        <table:table-row>
          <table:table-cell table:style-name="Tabel103.A1" office:value-type="string">
            <text:p text:style-name="P9"/>
          </table:table-cell>
          <table:table-cell table:style-name="Tabel103.A1" office:value-type="string">
            <text:p text:style-name="P6"/>
          </table:table-cell>
        </table:table-row>
      </table:table>
      <table:table table:name="Tabel104" table:style-name="Tabel104">
        <table:table-column table:style-name="Tabel104.A"/>
        <table:table-column table:style-name="Tabel104.B"/>
        <table:table-column table:style-name="Tabel104.C"/>
        <table:table-row>
          <table:table-cell table:style-name="Tabel104.A1" office:value-type="string">
            <text:p text:style-name="P29"/>
          </table:table-cell>
          <table:table-cell table:style-name="Tabel104.A1" office:value-type="string">
            <text:p text:style-name="P22">Lezer: </text:p>
          </table:table-cell>
          <table:table-cell table:style-name="Tabel104.A1" office:value-type="string">
            <text:p text:style-name="P32"/>
          </table:table-cell>
        </table:table-row>
      </table:table>
      <table:table table:name="Tabel105" table:style-name="Tabel105">
        <table:table-column table:style-name="Tabel105.A"/>
        <table:table-column table:style-name="Tabel105.B"/>
        <table:table-row>
          <table:table-cell table:style-name="Tabel105.A1" office:value-type="string">
            <text:p text:style-name="P9"/>
          </table:table-cell>
          <table:table-cell table:style-name="Tabel105.A1" office:value-type="string">
            <text:p text:style-name="P6"/>
          </table:table-cell>
        </table:table-row>
      </table:table>
      <table:table table:name="Tabel106" table:style-name="Tabel106">
        <table:table-column table:style-name="Tabel106.A"/>
        <table:table-column table:style-name="Tabel106.B"/>
        <table:table-column table:style-name="Tabel106.C"/>
        <table:table-row>
          <table:table-cell table:style-name="Tabel106.A1" office:value-type="string">
            <text:p text:style-name="P22">Gebed: </text:p>
          </table:table-cell>
          <table:table-cell table:style-name="Tabel106.A1" office:value-type="string">
            <text:p text:style-name="P32"/>
          </table:table-cell>
          <table:table-cell table:style-name="Tabel106.A1" office:value-type="string">
            <text:p text:style-name="P14"/>
          </table:table-cell>
        </table:table-row>
      </table:table>
      <table:table table:name="Tabel107" table:style-name="Tabel107">
        <table:table-column table:style-name="Tabel107.A"/>
        <table:table-column table:style-name="Tabel107.B"/>
        <table:table-row>
          <table:table-cell table:style-name="Tabel107.A1" office:value-type="string">
            <text:p text:style-name="P43"/>
          </table:table-cell>
          <table:table-cell table:style-name="Tabel107.B1" office:value-type="string">
            <text:p text:style-name="P44"/>
          </table:table-cell>
        </table:table-row>
      </table:table>
      <table:table table:name="Tabel108" table:style-name="Tabel108">
        <table:table-column table:style-name="Tabel108.A"/>
        <table:table-column table:style-name="Tabel108.B"/>
        <table:table-row>
          <table:table-cell table:style-name="Tabel108.A1" office:value-type="string">
            <text:p text:style-name="P22">Loopmicro L/R: </text:p>
          </table:table-cell>
          <table:table-cell table:style-name="Tabel108.A1" office:value-type="string">
            <text:p text:style-name="P32"/>
          </table:table-cell>
        </table:table-row>
      </table:table>
      <table:table table:name="Tabel109" table:style-name="Tabel109">
        <table:table-column table:style-name="Tabel109.A"/>
        <table:table-column table:style-name="Tabel109.B"/>
        <table:table-row>
          <table:table-cell table:style-name="Tabel109.A1" office:value-type="string">
            <text:p text:style-name="P22">Voorzitter: </text:p>
          </table:table-cell>
          <table:table-cell table:style-name="Tabel109.A1" office:value-type="string">
            <text:p text:style-name="P32"/>
          </table:table-cell>
        </table:table-row>
      </table:table>
      <table:table table:name="Tabel110" table:style-name="Tabel110">
        <table:table-column table:style-name="Tabel110.A"/>
        <table:table-column table:style-name="Tabel110.B"/>
        <table:table-row>
          <table:table-cell table:style-name="Tabel110.A1" office:value-type="string">
            <text:p text:style-name="P36">Openbare lezing<text:span text:style-name="T7">: </text:span></text:p>
          </table:table-cell>
          <table:table-cell table:style-name="Tabel110.A1" office:value-type="string">
            <text:p text:style-name="P15"/>
          </table:table-cell>
        </table:table-row>
      </table:table>
      <table:table table:name="Tabel111" table:style-name="Tabel111">
        <table:table-column table:style-name="Tabel111.A" table:number-columns-repeated="2"/>
        <table:table-row>
          <table:table-cell table:style-name="Tabel111.A1" office:value-type="string">
            <text:p text:style-name="P31"/>
          </table:table-cell>
          <table:table-cell table:style-name="Tabel111.A1" office:value-type="string">
            <text:p text:style-name="P8"/>
          </table:table-cell>
        </table:table-row>
      </table:table>
      <table:table table:name="Tabel112" table:style-name="Tabel112">
        <table:table-column table:style-name="Tabel112.A"/>
        <table:table-row>
          <table:table-cell table:style-name="Tabel112.A1" office:value-type="string">
            <text:p text:style-name="P17"/>
          </table:table-cell>
        </table:table-row>
      </table:table>
      <table:table table:name="Tabel113" table:style-name="Tabel113">
        <table:table-column table:style-name="Tabel113.A"/>
        <table:table-column table:style-name="Tabel113.B"/>
        <table:table-row>
          <table:table-cell table:style-name="Tabel113.A1" office:value-type="string">
            <text:p text:style-name="P36"><text:span text:style-name="T2">Wachttoren</text:span>-studie<text:span text:style-name="T7">: </text:span></text:p>
          </table:table-cell>
          <table:table-cell table:style-name="Tabel113.A1" office:value-type="string">
            <text:p text:style-name="P15"/>
          </table:table-cell>
        </table:table-row>
      </table:table>
      <table:table table:name="Tabel114" table:style-name="Tabel114">
        <table:table-column table:style-name="Tabel114.A"/>
        <table:table-column table:style-name="Tabel114.B"/>
        <table:table-column table:style-name="Tabel114.C"/>
        <table:table-row>
          <table:table-cell table:style-name="Tabel114.A1" office:value-type="string">
            <text:p text:style-name="P24">Lezer: </text:p>
          </table:table-cell>
          <table:table-cell table:style-name="Tabel114.A1" office:value-type="string">
            <text:p text:style-name="P32"/>
          </table:table-cell>
          <table:table-cell table:style-name="Tabel114.A1" office:value-type="string">
            <text:p text:style-name="P12"/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75cm" fo:margin-bottom="0.75cm" fo:margin-left="0.75cm" fo:margin-right="0.75cm" style:writing-mode="lr-tb" style:footnote-max-height="0cm">
        <style:columns fo:column-count="3" fo:column-gap="1.499cm">
          <style:column style:rel-width="21845*" fo:start-indent="0cm" fo:end-indent="0.75cm"/>
          <style:column style:rel-width="21845*" fo:start-indent="0.75cm" fo:end-indent="0.75cm"/>
          <style:column style:rel-width="21845*" fo:start-indent="0.7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5:53:53.166000000</meta:creation-date>
    <dc:date>2016-04-16T17:06:08.631000000</dc:date>
    <meta:editing-duration>PT1H47M16S</meta:editing-duration>
    <meta:editing-cycles>22</meta:editing-cycles>
    <meta:generator>LibreOffice/5.1.0.3$Windows_x86 LibreOffice_project/5e3e00a007d9b3b6efb6797a8b8e57b51ab1f737</meta:generator>
    <meta:document-statistic meta:table-count="189" meta:image-count="0" meta:object-count="0" meta:page-count="2" meta:paragraph-count="104" meta:word-count="190" meta:character-count="1515" meta:non-whitespace-character-count="1296"/>
  </office:meta>
</office:document-meta>
</file>

<file path=Basic/Standard/maak_aan.xml><?xml version="1.0" encoding="utf-8"?>
<!DOCTYPE module  PUBLIC '-//OpenOffice.org//DTD OfficeDocument 1.0//EN'  'module.dtd'>
<script:module xmlns:script="http://openoffice.org/2000/script" script:name="maak_aan" script:language="StarBasic">option explicit
private vergaderingsdelen(1 to 5,1 to 4) as integer
private toegekomen_schema as object


sub initialisatie

	dim componentenlijst, component as object
	
	componentenlijst = StarDesktop.getComponents().createEnumeration()
	do while componentenlijst.hasMoreElements()
		component = componentenlijst.nextElement()
		if component.SupportsService("com.sun.star.sheet.SpreadsheetDocument") then
			if component.sheets(0).getCellRangeByName("D1").string = "al toegewezen?" then
				toegekomen_schema = component
			end if
		end if
	loop

	dim i, j as integer

	for i=1 to 5
		for j = 6 to 75
			if toegekomen_schema.sheets(i-1).getCellRangeByName("A"+j).string = "SCHATTEN UIT GODS WOORD" then
				vergaderingsdelen(i,1) = j
			elseif toegekomen_schema.sheets(i-1).getCellRangeByName("A"+j).string = "LEG JE TOE OP DE VELDDIENST" then
				vergaderingsdelen(i,2) = j
			elseif toegekomen_schema.sheets(i-1).getCellRangeByName("A"+j).string = "LEVEN ALS CHRISTENEN" then
				vergaderingsdelen(i,3) = j
			elseif (toegekomen_schema.sheets(i-1).getCellRangeByName("A"+j).string = "ZONDAG ") OR (toegekomen_schema.sheets(i-1).getCellRangeByName("A"+j).string = "ZATERDAG ") then
				vergaderingsdelen(i,4) = j
			end if
		next j
	next i

	'maak nieuw 'locale' formaat
	dim olocale as new com.sun.star.lang.Locale
	dim formaten as object
	dim datumformaat as long
	dim formaat as string

	formaten = toegekomen_schema.getNumberFormats()
	
	formaat = "JJJJMMDD"
	datumformaat = formaten.queryKey(formaat, olocale, true)
	if datumformaat = -1 then
	   datumformaat = formaten.addNew(formaat, olocale)
	end if

	for i=3 to 75
		if toegekomen_schema.sheets(1).getCellRangeByName("C"+i).CellBackColor = 52428 then
			toegekomen_schema.sheets(1).getCellRangeByName("E"+i).formula = "=C"+i+"+0"
			toegekomen_schema.sheets(1).getCellRangeByName("E"+i).NumberFormat = datumformaat
			exit for
		end if
	next i

	call vul_alles_in()
	call optimalebreedtes()
	
	toegekomen_schema.sheets(1).getCellRangeByName("E"+i).string = ""

end sub


sub optimalebreedtes

	dim i, j as integer
	dim tabel as object
	
	for j=0 to 3	'de eerste week is niet nodig, want geen Eerste bezoek, Nabezoek en Bijbelstudie
		tabel = ThisComponent.TextTables.getByName("Tabel"+(54+38*j))
		for i=0 to tabel.columns.count - 1
			ThisComponent.CurrentController.select(tabel.getCellByPosition(i,0))
			sel_setoptimalwidth()
		next i

		tabel = ThisComponent.TextTables.getByName("Tabel"+(56+38*j))
		for i=0 to tabel.columns.count - 1
			ThisComponent.CurrentController.select(tabel.getCellByPosition(i,0))
			sel_setoptimalwidth()
		next i

		tabel = ThisComponent.TextTables.getByName("Tabel"+(58+38*j))
		for i=0 to tabel.columns.count - 1
			ThisComponent.CurrentController.select(tabel.getCellByPosition(i,0))
			sel_setoptimalwidth()
		next i
	next j

end sub


function sel_setoptimalwidth

	dim dispatcher as object
	dispatcher = createUnoService("com.sun.star.frame.DispatchHelper")
	dispatcher.executeDispatch(ThisComponent.CurrentController.Frame, ".uno:EntireColumn", "", 0, Array())
	dispatcher.executeDispatch(ThisComponent.CurrentController.Frame, ".uno:SetOptimalColumnWidth", "", 0, Array())

end function


sub vul_alles_in

	dim kolom, rij, subdelen3 as integer
	dim speciaal as string
	
	vul_in("Tabel191", "B1", toegekomen_schema, 0, "A1")																'maand
	for kolom = 1 to 5
	speciaal = toegekomen_schema.sheets(kolom-1).getCellRangeByName("B2").string
	if (speciaal &lt;&gt; "KRING") AND (speciaal &lt;&gt; "CONGRES") then
		vul_in("Tabel"+(1+38*(kolom-1)), "A1", toegekomen_schema, kolom-1, "A2")										'week
		vul_in("Tabel"+(2+38*(kolom-1)), "B1", toegekomen_schema, kolom-1, "I3")										'geluid / podium
		vul_in("Tabel"+(3+38*(kolom-1)), "B1", toegekomen_schema, kolom-1, "B5")										'reinigingsgroep
		vul_in("Tabel"+(3+38*(kolom-1)), "C1", toegekomen_schema, kolom-1, "C5")										'wat te reinigen

		vul_in("Tabel"+(4+38*(kolom-1)), "A1", toegekomen_schema, kolom-1, "A7")										'weekdag
		vul_in("Tabel"+(4+38*(kolom-1)), "B1", toegekomen_schema, kolom-1, "B7")										'weekdatum
		vul_in("Tabel"+(5+38*(kolom-1)), "B1", toegekomen_schema, kolom-1, "I8")										'loopmicro L / R
		vul_in("Tabel"+(6+38*(kolom-1)), "B1", toegekomen_schema, kolom-1, "B10")										'voorzitter ldv
		vul_in("Tabel"+(7+38*(kolom-1)), "B1", toegekomen_schema, kolom-1, "B12")										'openingsgebed
		vul_in("Tabel"+(7+38*(kolom-1)), "C1", toegekomen_schema, kolom-1, "A11")										'openingslied
		vul_in("Tabel"+(8+38*(kolom-1)), "A1", toegekomen_schema, kolom-1, "A13")										'inleiding
		vul_in("Tabel"+(8+38*(kolom-1)), "B1", toegekomen_schema, kolom-1, "B13")										'duur inleiding
		vul_in("Tabel"+(9+38*(kolom-1)), "B1", toegekomen_schema, kolom-1, "B"+vergaderingsdelen(kolom,1))				'Bijbelleesgedeelte

		vul_in("Tabel"+(10+38*(kolom-1)), "A1", toegekomen_schema, kolom-1, "A"+(vergaderingsdelen(kolom,1)+1))			'eerste deel
		vul_in("Tabel"+(11+38*(kolom-1)), "A1", toegekomen_schema, kolom-1, "B"+(vergaderingsdelen(kolom,1)+2))		'toegewezene eerste deel
		vul_in("Tabel"+(11+38*(kolom-1)), "B1", toegekomen_schema, kolom-1, "B"+(vergaderingsdelen(kolom,1)+1))		'duur eerste deel
		vul_in("Tabel"+(12+38*(kolom-1)), "A1", toegekomen_schema, kolom-1, "A"+(vergaderingsdelen(kolom,1)+3))		'tweede deel
		vul_in("Tabel"+(13+38*(kolom-1)), "A1", toegekomen_schema, kolom-1, "B"+(vergaderingsdelen(kolom,1)+4))		'toegewezene tweede deel
		vul_in("Tabel"+(13+38*(kolom-1)), "B1", toegekomen_schema, kolom-1, "B"+(vergaderingsdelen(kolom,1)+3))		'duur tweede deel
		vul_in("Tabel"+(14+38*(kolom-1)), "A1", toegekomen_schema, kolom-1, "A"+(vergaderingsdelen(kolom,1)+5))		'"Bijbellezen"
'		vul_in("Tabel"+(14+38*(kolom-1)), "B1", toegekomen_schema, kolom-1, "B"+(vergaderingsdelen(kolom,1)+5))		'Bijbelvoorleesgedeelte
		vul_in("Tabel"+(14+38*(kolom-1)), "B1", toegekomen_schema, kolom-1, "B"+(vergaderingsdelen(kolom,1)+6))		'Bijbelvoorlezer
		vul_in("Tabel"+(14+38*(kolom-1)), "C1", toegekomen_schema, kolom-1, "C"+(vergaderingsdelen(kolom,1)+5))		'duur Bijbelvoorlezen

		if toegekomen_schema.sheets(kolom-1).getCellRangeByName("A"+(vergaderingsdelen(kolom,2)+1)).string &lt;&gt; "Eerste gesprek" then
			vul_in("Tabel15", "A1", toegekomen_schema, kolom-1, "A"+(vergaderingsdelen(kolom,2)+1))					'eerste deel
			vul_in("Tabel16", "A1", toegekomen_schema, kolom-1, "B"+(vergaderingsdelen(kolom,2)+2))					'toegewezene eerste deel
			vul_in("Tabel16", "B1", toegekomen_schema, kolom-1, "B"+(vergaderingsdelen(kolom,2)+1))					'duur eerste deel
			if toegekomen_schema.sheets(kolom-1).getCellRangeByName("A"+(vergaderingsdelen(kolom,2)+3)).string &lt;&gt; "" then	'++ dubieus :: wat als er meerdere deelnemers zijn voor het eerste aandeel
				vul_in("Tabel17", "A1", toegekomen_schema, kolom-1, "A"+(vergaderingsdelen(kolom,2)+3))				'tweede deel
				vul_in("Tabel18", "A1", toegekomen_schema, kolom-1, "B"+(vergaderingsdelen(kolom,2)+4))				'toegewezene tweede deel
				vul_in("Tabel18", "B1", toegekomen_schema, kolom-1, "B"+(vergaderingsdelen(kolom,2)+3))				'duur tweede deel
			else
				ThisComponent.TextTables.getByName("Tabel17").dispose
				ThisComponent.TextTables.getByName("Tabel18").dispose
			end if
		else
			vul_in("Tabel"+(15+38*(kolom-1)), "A1", toegekomen_schema, kolom-1, "A"+(vergaderingsdelen(kolom,2)+1))	'"Eerste bezoek"
			vul_in("Tabel"+(15+38*(kolom-1)), "B1", toegekomen_schema, kolom-1, "B"+(vergaderingsdelen(kolom,2)+1))	'duur eerste bezoek
			vul_in("Tabel"+(16+38*(kolom-1)), "A1", toegekomen_schema, kolom-1, "B"+(vergaderingsdelen(kolom,2)+2))	'verkondig(st)er
			vul_in("Tabel"+(16+38*(kolom-1)), "C1", toegekomen_schema, kolom-1, "B"+(vergaderingsdelen(kolom,2)+3))	'huisbewoon(st)er
			vul_in("Tabel"+(17+38*(kolom-1)), "A1", toegekomen_schema, kolom-1, "A"+(vergaderingsdelen(kolom,2)+5))	'"Nabezoek"
			vul_in("Tabel"+(17+38*(kolom-1)), "B1", toegekomen_schema, kolom-1, "B"+(vergaderingsdelen(kolom,2)+5))	'duur nabezoek
			vul_in("Tabel"+(18+38*(kolom-1)), "A1", toegekomen_schema, kolom-1, "B"+(vergaderingsdelen(kolom,2)+6))	'verkondig(st)er
			vul_in("Tabel"+(18+38*(kolom-1)), "C1", toegekomen_schema, kolom-1, "B"+(vergaderingsdelen(kolom,2)+7))	'huisbewoon(st)er
			vul_in("Tabel"+(19+38*(kolom-1)), "A1", toegekomen_schema, kolom-1, "A"+(vergaderingsdelen(kolom,2)+9))	'"Bijbelstudie"
			vul_in("Tabel"+(19+38*(kolom-1)), "B1", toegekomen_schema, kolom-1, "B"+(vergaderingsdelen(kolom,2)+9))	'duur Bijbelstudie
			vul_in("Tabel"+(20+38*(kolom-1)), "A1", toegekomen_schema, kolom-1, "B"+(vergaderingsdelen(kolom,2)+10))	'verkondig(st)er
			vul_in("Tabel"+(20+38*(kolom-1)), "C1", toegekomen_schema, kolom-1, "B"+(vergaderingsdelen(kolom,2)+11))	'huisbewoon(st)er
		end if

		vul_in("Tabel"+(21+38*(kolom-1)), "B1", toegekomen_schema, kolom-1, "B"+(vergaderingsdelen(kolom,3)))			'tussenlied
		vul_in("Tabel"+(22+38*(kolom-1)), "A1", toegekomen_schema, kolom-1, "A"+(vergaderingsdelen(kolom,3)+1))		'eerste deel
		vul_in("Tabel"+(23+38*(kolom-1)), "A1", toegekomen_schema, kolom-1, "B"+(vergaderingsdelen(kolom,3)+2))		'toegewezene eerste deel
		vul_in("Tabel"+(23+38*(kolom-1)), "B1", toegekomen_schema, kolom-1, "B"+(vergaderingsdelen(kolom,3)+1))		'duur eerste deel
		subdelen3 = 0
		for rij = vergaderingsdelen(kolom,3) to vergaderingsdelen(kolom,4)
			if toegekomen_schema.sheets(kolom-1).getCellRangeByName("A"+rij).string = "TOEGEWEZEN:" then
				subdelen3 = subdelen3 + 1
			end if
		next rij
		select case subdelen3
			case 2
				ThisComponent.TextTables.getByName("Tabel"+(24+38*(kolom-1))).dispose	'ThisComponent.Text.removeTextContent(oTable)
				ThisComponent.TextTables.getByName("Tabel"+(25+38*(kolom-1))).dispose
				select case "Gemeentebijbelstudie"
					case toegekomen_schema.sheets(kolom-1).getCellRangeByName("A"+(vergaderingsdelen(kolom,3)+3)).string
						rij = 3
					case toegekomen_schema.sheets(kolom-1).getCellRangeByName("A"+(vergaderingsdelen(kolom,3)+4)).string
						rij = 4
					case toegekomen_schema.sheets(kolom-1).getCellRangeByName("A"+(vergaderingsdelen(kolom,3)+5)).string
						rij = 5
				end select
				vul_in("Tabel"+(26+38*(kolom-1)), "A1", toegekomen_schema, kolom-1, "A"+(vergaderingsdelen(kolom,3)+rij))	'"Gemeentebijbelstudie"
				vul_in("Tabel"+(27+38*(kolom-1)), "A1", toegekomen_schema, kolom-1, "B"+(vergaderingsdelen(kolom,3)+rij))	'wat Gemeentebijbelstudie
				vul_in("Tabel"+(27+38*(kolom-1)), "B1", toegekomen_schema, kolom-1, "C"+(vergaderingsdelen(kolom,3)+rij))	'duur Gemeentebijbelstudie
				vul_in("Tabel"+(28+38*(kolom-1)), "A1", toegekomen_schema, kolom-1, "B"+(vergaderingsdelen(kolom,3)+rij+1))	'toegewezene Gemeentebijbelstudie
				vul_in("Tabel"+(28+38*(kolom-1)), "C1", toegekomen_schema, kolom-1, "B"+(vergaderingsdelen(kolom,3)+rij+2))	'lezer Gemeentebijbelstudie
			case 3
				select case "TOEGEWEZEN:"
					case toegekomen_schema.sheets(kolom-1).getCellRangeByName("A"+(vergaderingsdelen(kolom,3)+4)).string
						rij = 4
					case toegekomen_schema.sheets(kolom-1).getCellRangeByName("A"+(vergaderingsdelen(kolom,3)+5)).string
						rij = 5
					case toegekomen_schema.sheets(kolom-1).getCellRangeByName("A"+(vergaderingsdelen(kolom,3)+6)).string
						rij = 6
				end select
				vul_in("Tabel"+(24+38*(kolom-1)), "A1", toegekomen_schema, kolom-1, "A"+(vergaderingsdelen(kolom,3)+(rij-1)))	'tweede deel
				vul_in("Tabel"+(25+38*(kolom-1)), "A1", toegekomen_schema, kolom-1, "B"+(vergaderingsdelen(kolom,3)+rij))	'toegewezene tweede deel
				vul_in("Tabel"+(25+38*(kolom-1)), "B1", toegekomen_schema, kolom-1, "B"+(vergaderingsdelen(kolom,3)+(rij-1)))	'duur tweede deel
				select case "Gemeentebijbelstudie"
					case toegekomen_schema.sheets(kolom-1).getCellRangeByName("A"+(vergaderingsdelen(kolom,3)+5)).string
						rij = 5
					case toegekomen_schema.sheets(kolom-1).getCellRangeByName("A"+(vergaderingsdelen(kolom,3)+6)).string
						rij = 6
					case toegekomen_schema.sheets(kolom-1).getCellRangeByName("A"+(vergaderingsdelen(kolom,3)+7)).string
						rij = 7
					case toegekomen_schema.sheets(kolom-1).getCellRangeByName("A"+(vergaderingsdelen(kolom,3)+8)).string
						rij = 8
					case toegekomen_schema.sheets(kolom-1).getCellRangeByName("A"+(vergaderingsdelen(kolom,3)+9)).string
						rij = 9
				end select
				vul_in("Tabel"+(26+38*(kolom-1)), "A1", toegekomen_schema, kolom-1, "A"+(vergaderingsdelen(kolom,3)+rij))	'"Gemeentebijbelstudie"
				vul_in("Tabel"+(27+38*(kolom-1)), "A1", toegekomen_schema, kolom-1, "B"+(vergaderingsdelen(kolom,3)+rij))	'wat Gemeentebijbelstudie
				vul_in("Tabel"+(27+38*(kolom-1)), "B1", toegekomen_schema, kolom-1, "C"+(vergaderingsdelen(kolom,3)+rij))	'duur Gemeentebijbelstudie
				vul_in("Tabel"+(28+38*(kolom-1)), "A1", toegekomen_schema, kolom-1, "B"+(vergaderingsdelen(kolom,3)+rij+1))	'toegewezene Gemeentebijbelstudie
				vul_in("Tabel"+(28+38*(kolom-1)), "C1", toegekomen_schema, kolom-1, "B"+(vergaderingsdelen(kolom,3)+rij+2))	'lezer Gemeentebijbelstudie
		end select
		vul_in("Tabel"+(29+38*(kolom-1)), "A1", toegekomen_schema, kolom-1, "A"+(vergaderingsdelen(kolom,4)-4))		'samenvatting
		vul_in("Tabel"+(29+38*(kolom-1)), "B1", toegekomen_schema, kolom-1, "B"+(vergaderingsdelen(kolom,4)-4))		'duur samenvatting
		vul_in("Tabel"+(30+38*(kolom-1)), "B1", toegekomen_schema, kolom-1, "B"+(vergaderingsdelen(kolom,4)-2))		'slotgebed
		vul_in("Tabel"+(30+38*(kolom-1)), "C1", toegekomen_schema, kolom-1, "A"+(vergaderingsdelen(kolom,4)-3))		'slotlied

		vul_in("Tabel"+(31+38*(kolom-1)), "A1", toegekomen_schema, kolom-1, "A"+(vergaderingsdelen(kolom,4)))			'weekenddag
		vul_in("Tabel"+(31+38*(kolom-1)), "B1", toegekomen_schema, kolom-1, "B"+(vergaderingsdelen(kolom,4)))			'weekenddatum
		vul_in("Tabel"+(32+38*(kolom-1)), "B1", toegekomen_schema, kolom-1, "I"+(vergaderingsdelen(kolom,4)+2))		'loopmicro L / R
		vul_in("Tabel"+(33+38*(kolom-1)), "B1", toegekomen_schema, kolom-1, "B"+(vergaderingsdelen(kolom,4)+1))		'voorzitter
		vul_in("Tabel"+(34+38*(kolom-1)), "B1", toegekomen_schema, kolom-1, "B"+(vergaderingsdelen(kolom,4)+4))		'thema lezing
		vul_in("Tabel"+(35+38*(kolom-1)), "A1", toegekomen_schema, kolom-1, "B"+(vergaderingsdelen(kolom,4)+5))		'spreker
		vul_in("Tabel"+(35+38*(kolom-1)), "B1", toegekomen_schema, kolom-1, "B"+(vergaderingsdelen(kolom,4)+6))		'gemeente van spreker
		vul_in("Tabel"+(36+38*(kolom-1)), "A1", toegekomen_schema, kolom-1, "A"+(vergaderingsdelen(kolom,4)+8))		'tussenlied
		vul_in("Tabel"+(37+38*(kolom-1)), "B1", toegekomen_schema, kolom-1, "A"+(vergaderingsdelen(kolom,4)+9))		'thema Wachttoren-studie
		vul_in("Tabel"+(38+38*(kolom-1)), "B1", toegekomen_schema, kolom-1, "B"+(vergaderingsdelen(kolom,4)+7))		'voorlezer
		vul_in("Tabel"+(38+38*(kolom-1)), "C1", toegekomen_schema, kolom-1, "A"+(vergaderingsdelen(kolom,4)+10))		'slotlied
	end if
	next kolom

end sub


function vul_in(tabelnaam as string, celnaam as string, bron as object, bladnr as integer, bron_celnaam as string)

	ThisComponent.TextTables.getByName(tabelnaam).getCellByName(celnaam).setString(bron.sheets(bladnr).getCellRangeByName(bron_celnaam).string)

end function


sub cell_vert_all

	dim i, RowIndex, ColIndex as integer
	dim Table, Cell as object

	for i=0 to ThisComponent.getTextTables().Count() - 1
		Table = ThisComponent.getTextTables().getByIndex(i)
		for RowIndex = 1 To Table.getRows.Count()
			for ColIndex = 1 To Table.getColumns.Count()
				Cell = Table.getCellByName(Chr(Asc("A") - 1 + ColIndex) &amp; RowIndex)
				Cell.VertOrient = 2
			next ColIndex
		next RowIndex
	next i

end sub


sub table_numbering

	dim i as integer
	dim Table as object
	dim tabelnaam as string
	
	for i=0 to ThisComponent.getTextTables().Count() - 1
		Table = ThisComponent.getTextTables().getByName("T"+(i+1))
		Table.setName("Tabel"+(i+1))
	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ak_aa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